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2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2" style:data-style-name="N0">
      <style:table-cell-properties style:vertical-align="automatic" fo:wrap-option="wrap" fo:background-color="transparent"/>
    </style:style>
    <style:style style:name="ce6" style:family="table-cell" style:parent-style-name="Normal_32_4_32_2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2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2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2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2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2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2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2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2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2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2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Normal_32_4_32_2" style:data-style-name="N0">
      <style:table-cell-properties style:vertical-align="automatic" fo:background-color="transparent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_32_2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_32_2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2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2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_32_2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2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_32_2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_32_2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_32_2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2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_32_2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_32_2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_32_2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2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2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2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2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_32_2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_32_2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_32_2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_32_2" style:data-style-name="N36"/>
    <style:style style:name="ce56" style:family="table-cell" style:parent-style-name="Normal_32_4_32_2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Normal_32_2" style:data-style-name="N0">
      <style:table-cell-properties style:vertical-align="automatic" fo:background-color="transparent"/>
    </style:style>
    <style:style style:name="ce58" style:family="table-cell" style:parent-style-name="Normal_32_2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Normal_32_2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_32_2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_32_2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Normal_32_2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2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Normal_32_2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8" style:family="table-cell" style:parent-style-name="Normal_32_2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4" style:family="table-cell" style:parent-style-name="Normal_32_2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5" style:family="table-cell" style:parent-style-name="Normal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Normal_32_2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Normal_32_2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Normal_32_2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2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1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10412.5" table:style-name="ce9">
            <text:p>17.310.413</text:p>
          </table:table-cell>
          <table:table-cell office:value-type="percentage" office:value="1" table:style-name="ce10">
            <text:p>100,0%</text:p>
          </table:table-cell>
          <table:table-cell office:value-type="float" office:value="7486125" table:style-name="ce8">
            <text:p>7.486.125</text:p>
          </table:table-cell>
          <table:table-cell office:value-type="float" office:value="7345683" table:style-name="ce8">
            <text:p>7.345.683</text:p>
          </table:table-cell>
          <table:table-cell office:value-type="float" office:value="4205163" table:style-name="ce8">
            <text:p>4.205.163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78232" table:style-name="ce14">
            <text:p>2.678.232</text:p>
          </table:table-cell>
          <table:table-cell office:value-type="percentage" office:value="0.96571886818033648" table:style-name="ce15">
            <text:p>96,6%</text:p>
          </table:table-cell>
          <table:table-cell office:value-type="float" office:value="1151630" table:style-name="ce13">
            <text:p>1.151.630</text:p>
          </table:table-cell>
          <table:table-cell office:value-type="float" office:value="1131228" table:style-name="ce13">
            <text:p>1.131.228</text:p>
          </table:table-cell>
          <table:table-cell office:value-type="float" office:value="723987" table:style-name="ce13">
            <text:p>723.987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0735" table:style-name="ce14">
            <text:p>2.300.735</text:p>
          </table:table-cell>
          <table:table-cell office:value-type="percentage" office:value="0.93781348120508845" table:style-name="ce15">
            <text:p>93,8%</text:p>
          </table:table-cell>
          <table:table-cell office:value-type="float" office:value="929355" table:style-name="ce13">
            <text:p>929.355</text:p>
          </table:table-cell>
          <table:table-cell office:value-type="float" office:value="920267" table:style-name="ce13">
            <text:p>920.267</text:p>
          </table:table-cell>
          <table:table-cell office:value-type="float" office:value="728343" table:style-name="ce13">
            <text:p>728.343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876" table:style-name="ce7">
            <text:p>1.284.876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546" table:style-name="ce14">
            <text:p>2.119.546</text:p>
          </table:table-cell>
          <table:table-cell office:value-type="float" office:value="2055564" table:style-name="ce14">
            <text:p>2.055.564</text:p>
          </table:table-cell>
          <table:table-cell office:value-type="percentage" office:value="0.96981334682049836" table:style-name="ce15">
            <text:p>97,0%</text:p>
          </table:table-cell>
          <table:table-cell office:value-type="float" office:value="929019" table:style-name="ce13">
            <text:p>929.019</text:p>
          </table:table-cell>
          <table:table-cell office:value-type="float" office:value="913891" table:style-name="ce13">
            <text:p>913.891</text:p>
          </table:table-cell>
          <table:table-cell office:value-type="float" office:value="490507" table:style-name="ce13">
            <text:p>490.507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87432.5" table:style-name="ce14">
            <text:p>4.187.433</text:p>
          </table:table-cell>
          <table:table-cell office:value-type="percentage" office:value="0.93837914938340494" table:style-name="ce15">
            <text:p>93,8%</text:p>
          </table:table-cell>
          <table:table-cell office:value-type="float" office:value="1823214" table:style-name="ce13">
            <text:p>1.823.214</text:p>
          </table:table-cell>
          <table:table-cell office:value-type="float" office:value="1768156" table:style-name="ce13">
            <text:p>1.768.156</text:p>
          </table:table-cell>
          <table:table-cell office:value-type="float" office:value="1016606" table:style-name="ce13">
            <text:p>1.016.606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128.5" table:style-name="ce14">
            <text:p>1.269.129</text:p>
          </table:table-cell>
          <table:table-cell office:value-type="percentage" office:value="0.97834484513035569" table:style-name="ce15">
            <text:p>97,8%</text:p>
          </table:table-cell>
          <table:table-cell office:value-type="float" office:value="520058" table:style-name="ce13">
            <text:p>520.058</text:p>
          </table:table-cell>
          <table:table-cell office:value-type="float" office:value="516801" table:style-name="ce13">
            <text:p>516.801</text:p>
          </table:table-cell>
          <table:table-cell office:value-type="float" office:value="355538" table:style-name="ce13">
            <text:p>355.538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47690" table:style-name="ce14">
            <text:p>5.347.690</text:p>
          </table:table-cell>
          <table:table-cell office:value-type="percentage" office:value="0.94919590565425538" table:style-name="ce15">
            <text:p>94,9%</text:p>
          </table:table-cell>
          <table:table-cell office:value-type="float" office:value="2151855" table:style-name="ce13">
            <text:p>2.151.855</text:p>
          </table:table-cell>
          <table:table-cell office:value-type="float" office:value="2125896" table:style-name="ce13">
            <text:p>2.125.896</text:p>
          </table:table-cell>
          <table:table-cell office:value-type="float" office:value="1530888" table:style-name="ce13">
            <text:p>1.530.888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30168" table:style-name="ce14">
            <text:p>4.030.168</text:p>
          </table:table-cell>
          <table:table-cell office:value-type="percentage" office:value="0.95761438024972967" table:style-name="ce15">
            <text:p>95,8%</text:p>
          </table:table-cell>
          <table:table-cell office:value-type="float" office:value="1766934" table:style-name="ce13">
            <text:p>1.766.934</text:p>
          </table:table-cell>
          <table:table-cell office:value-type="float" office:value="1716328" table:style-name="ce13">
            <text:p>1.716.328</text:p>
          </table:table-cell>
          <table:table-cell office:value-type="float" office:value="1102099" table:style-name="ce13">
            <text:p>1.102.099</text:p>
          </table:table-cell>
          <table:table-cell office:value-type="date" office:date-value="2022-07-26T00:00:00" table:style-name="ce16">
            <text:p>2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58565" table:style-name="ce14">
            <text:p>14.358.565</text:p>
          </table:table-cell>
          <table:table-cell office:value-type="percentage" office:value="0.99751575690529126" table:style-name="ce15">
            <text:p>99,8%</text:p>
          </table:table-cell>
          <table:table-cell office:value-type="float" office:value="6499380" table:style-name="ce13">
            <text:p>6.499.380</text:p>
          </table:table-cell>
          <table:table-cell office:value-type="float" office:value="6363366" table:style-name="ce13">
            <text:p>6.363.366</text:p>
          </table:table-cell>
          <table:table-cell office:value-type="float" office:value="3871655" table:style-name="ce13">
            <text:p>3.871.655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93363.5" table:style-name="ce14">
            <text:p>10.193.364</text:p>
          </table:table-cell>
          <table:table-cell office:value-type="percentage" office:value="0.97091164619042924" table:style-name="ce15">
            <text:p>97,1%</text:p>
          </table:table-cell>
          <table:table-cell office:value-type="float" office:value="4452634" table:style-name="ce13">
            <text:p>4.452.634</text:p>
          </table:table-cell>
          <table:table-cell office:value-type="float" office:value="4390844" table:style-name="ce13">
            <text:p>4.390.844</text:p>
          </table:table-cell>
          <table:table-cell office:value-type="float" office:value="2982022" table:style-name="ce13">
            <text:p>2.982.022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48047.5" table:style-name="ce14">
            <text:p>2.348.048</text:p>
          </table:table-cell>
          <table:table-cell office:value-type="percentage" office:value="1" table:style-name="ce15">
            <text:p>100,0%</text:p>
          </table:table-cell>
          <table:table-cell office:value-type="float" office:value="969985" table:style-name="ce13">
            <text:p>969.985</text:p>
          </table:table-cell>
          <table:table-cell office:value-type="float" office:value="952561" table:style-name="ce13">
            <text:p>952.561</text:p>
          </table:table-cell>
          <table:table-cell office:value-type="float" office:value="651303" table:style-name="ce13">
            <text:p>651.303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64985" table:style-name="ce14">
            <text:p>6.164.985</text:p>
          </table:table-cell>
          <table:table-cell office:value-type="percentage" office:value="1" table:style-name="ce15">
            <text:p>100,0%</text:p>
          </table:table-cell>
          <table:table-cell office:value-type="float" office:value="2480759" table:style-name="ce13">
            <text:p>2.480.759</text:p>
          </table:table-cell>
          <table:table-cell office:value-type="float" office:value="2456133" table:style-name="ce13">
            <text:p>2.456.133</text:p>
          </table:table-cell>
          <table:table-cell office:value-type="float" office:value="1989673" table:style-name="ce13">
            <text:p>1.989.673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6824" table:style-name="ce14">
            <text:p>656.824</text:p>
          </table:table-cell>
          <table:table-cell office:value-type="percentage" office:value="0.95308325969263896" table:style-name="ce15">
            <text:p>95,3%</text:p>
          </table:table-cell>
          <table:table-cell office:value-type="float" office:value="284737" table:style-name="ce13">
            <text:p>284.737</text:p>
          </table:table-cell>
          <table:table-cell office:value-type="float" office:value="286864" table:style-name="ce13">
            <text:p>286.864</text:p>
          </table:table-cell>
          <table:table-cell office:value-type="float" office:value="185328" table:style-name="ce13">
            <text:p>185.328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39151.5" table:style-name="ce14">
            <text:p>13.439.152</text:p>
          </table:table-cell>
          <table:table-cell office:value-type="percentage" office:value="0.98260564865755096" table:style-name="ce15">
            <text:p>98,3%</text:p>
          </table:table-cell>
          <table:table-cell office:value-type="float" office:value="5774996" table:style-name="ce13">
            <text:p>5.774.996</text:p>
          </table:table-cell>
          <table:table-cell office:value-type="float" office:value="5728038" table:style-name="ce13">
            <text:p>5.728.038</text:p>
          </table:table-cell>
          <table:table-cell office:value-type="float" office:value="3480796" table:style-name="ce13">
            <text:p>3.480.796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3730" table:style-name="ce14">
            <text:p>2.843.730</text:p>
          </table:table-cell>
          <table:table-cell office:value-type="percentage" office:value="0.96948590890262798" table:style-name="ce15">
            <text:p>96,9%</text:p>
          </table:table-cell>
          <table:table-cell office:value-type="float" office:value="1301064" table:style-name="ce13">
            <text:p>1.301.064</text:p>
          </table:table-cell>
          <table:table-cell office:value-type="float" office:value="1281649" table:style-name="ce13">
            <text:p>1.281.649</text:p>
          </table:table-cell>
          <table:table-cell office:value-type="float" office:value="709072" table:style-name="ce13">
            <text:p>709.072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2835.5" table:style-name="ce14">
            <text:p>1.332.836</text:p>
          </table:table-cell>
          <table:table-cell office:value-type="percentage" office:value="0.94650385927237324" table:style-name="ce15">
            <text:p>94,7%</text:p>
          </table:table-cell>
          <table:table-cell office:value-type="float" office:value="568676" table:style-name="ce13">
            <text:p>568.676</text:p>
          </table:table-cell>
          <table:table-cell office:value-type="float" office:value="563199" table:style-name="ce13">
            <text:p>563.199</text:p>
          </table:table-cell>
          <table:table-cell office:value-type="float" office:value="367779" table:style-name="ce13">
            <text:p>367.779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0768" table:style-name="ce7">
            <text:p>2.970.76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4173" table:style-name="ce14">
            <text:p>4.514.173</text:p>
          </table:table-cell>
          <table:table-cell office:value-type="float" office:value="4443418.5" table:style-name="ce14">
            <text:p>4.443.419</text:p>
          </table:table-cell>
          <table:table-cell office:value-type="percentage" office:value="0.98432614345972125" table:style-name="ce15">
            <text:p>98,4%</text:p>
          </table:table-cell>
          <table:table-cell office:value-type="float" office:value="1949337" table:style-name="ce13">
            <text:p>1.949.337</text:p>
          </table:table-cell>
          <table:table-cell office:value-type="float" office:value="1913504" table:style-name="ce13">
            <text:p>1.913.504</text:p>
          </table:table-cell>
          <table:table-cell office:value-type="float" office:value="1218362" table:style-name="ce13">
            <text:p>1.218.362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9249.5" table:style-name="ce14">
            <text:p>159.250</text:p>
          </table:table-cell>
          <table:table-cell office:value-type="percentage" office:value="0.91212891844367694" table:style-name="ce15">
            <text:p>91,2%</text:p>
          </table:table-cell>
          <table:table-cell office:value-type="float" office:value="68390" table:style-name="ce13">
            <text:p>68.390</text:p>
          </table:table-cell>
          <table:table-cell office:value-type="float" office:value="65514" table:style-name="ce13">
            <text:p>65.514</text:p>
          </table:table-cell>
          <table:table-cell office:value-type="float" office:value="43191" table:style-name="ce13">
            <text:p>43.191</text:p>
          </table:table-cell>
          <table:table-cell office:value-type="date" office:date-value="2022-07-27T00:00:00" table:style-name="ce16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0435" table:style-name="ce14">
            <text:p>150.435</text:p>
          </table:table-cell>
          <table:table-cell office:value-type="percentage" office:value="0.94947614238828582" table:style-name="ce15">
            <text:p>94,9%</text:p>
          </table:table-cell>
          <table:table-cell office:value-type="float" office:value="66545" table:style-name="ce13">
            <text:p>66.545</text:p>
          </table:table-cell>
          <table:table-cell office:value-type="float" office:value="63271" table:style-name="ce13">
            <text:p>63.271</text:p>
          </table:table-cell>
          <table:table-cell office:value-type="float" office:value="36290" table:style-name="ce13">
            <text:p>36.290</text:p>
          </table:table-cell>
          <table:table-cell office:value-type="date" office:date-value="2022-07-27T00:00:00" table:style-name="ce17">
            <text:p>27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661" table:style-name="ce14">
            <text:p>207.661</text:p>
          </table:table-cell>
          <table:table-cell office:value-type="percentage" office:value="0.92998083261679565" table:style-name="ce15">
            <text:p>93,0%</text:p>
          </table:table-cell>
          <table:table-cell office:value-type="float" office:value="95149" table:style-name="ce13">
            <text:p>95.149</text:p>
          </table:table-cell>
          <table:table-cell office:value-type="float" office:value="94771" table:style-name="ce13">
            <text:p>94.771</text:p>
          </table:table-cell>
          <table:table-cell office:value-type="float" office:value="51154" table:style-name="ce13">
            <text:p>51.154</text:p>
          </table:table-cell>
          <table:table-cell office:value-type="date" office:date-value="2022-07-21T00:00:00" table:style-name="ce17">
            <text:p>21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5.5" table:style-name="ce14">
            <text:p>13.446</text:p>
          </table:table-cell>
          <table:table-cell office:value-type="percentage" office:value="1" table:style-name="ce15">
            <text:p>100,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099" table:style-name="ce13">
            <text:p>4.099</text:p>
          </table:table-cell>
          <table:table-cell office:value-type="date" office:date-value="2022-07-08T00:00:00" table:style-name="ce17">
            <text:p>08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75499" table:style-name="ce19">
            <text:p>63.875.499</text:p>
          </table:table-cell>
          <table:table-cell office:value-type="float" office:value="5027840" table:style-name="ce19">
            <text:p>5.027.840</text:p>
          </table:table-cell>
          <table:table-cell office:value-type="float" office:value="17174490" table:style-name="ce20">
            <text:p>17.174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75334" table:style-name="ce23">
            <text:p>97.075.334</text:p>
          </table:table-cell>
          <table:table-cell office:value-type="float" office:value="95491074" table:style-name="ce23">
            <text:p>95.491.074</text:p>
          </table:table-cell>
          <table:table-cell office:value-type="percentage" office:value="0.98368009735614204" table:style-name="ce24">
            <text:p>98,4%</text:p>
          </table:table-cell>
          <table:table-cell office:value-type="float" office:value="41277964" table:style-name="ce23">
            <text:p>41.277.964</text:p>
          </table:table-cell>
          <table:table-cell office:value-type="float" office:value="40606091" table:style-name="ce23">
            <text:p>40.606.091</text:p>
          </table:table-cell>
          <table:table-cell office:value-type="float" office:value="25743855" table:style-name="ce23">
            <text:p>25.743.8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5"/>
        <table:table-column table:style-name="co6" table:number-columns-repeated="5" table:default-cell-style-name="ce25"/>
        <table:table-column table:style-name="co4" table:number-columns-repeated="2" table:default-cell-style-name="ce25"/>
        <table:table-column table:style-name="co3" table:number-columns-repeated="7" table:default-cell-style-name="ce25"/>
        <table:table-column table:style-name="co4" table:number-columns-repeated="16369" table:default-cell-style-name="ce25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098" table:style-name="ce31">
            <text:p>7.046.098</text:p>
          </table:table-cell>
          <table:table-cell office:value-type="percentage" office:value="0.93847806441258363" table:style-name="ce32">
            <text:p>93,8%</text:p>
          </table:table-cell>
          <table:table-cell office:value-type="float" office:value="7033389" table:style-name="ce31">
            <text:p>7.033.389</text:p>
          </table:table-cell>
          <table:table-cell office:value-type="percentage" office:value="0.93678533778280648" table:style-name="ce32">
            <text:p>93,7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160" table:style-name="ce31">
            <text:p>1.098.160</text:p>
          </table:table-cell>
          <table:table-cell office:value-type="percentage" office:value="0.92328284322957299" table:style-name="ce32">
            <text:p>92,3%</text:p>
          </table:table-cell>
          <table:table-cell office:value-type="float" office:value="1092123" table:style-name="ce31">
            <text:p>1.092.123</text:p>
          </table:table-cell>
          <table:table-cell office:value-type="percentage" office:value="0.91820720896445962" table:style-name="ce32">
            <text:p>91,8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095" table:style-name="ce31">
            <text:p>886.095</text:p>
          </table:table-cell>
          <table:table-cell office:value-type="percentage" office:value="0.95233258853002911" table:style-name="ce32">
            <text:p>95,2%</text:p>
          </table:table-cell>
          <table:table-cell office:value-type="float" office:value="886840" table:style-name="ce31">
            <text:p>886.840</text:p>
          </table:table-cell>
          <table:table-cell office:value-type="percentage" office:value="0.95313327895086986" table:style-name="ce32">
            <text:p>95,3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587" table:style-name="ce31">
            <text:p>897.587</text:p>
          </table:table-cell>
          <table:table-cell office:value-type="percentage" office:value="0.82865377815649555" table:style-name="ce32">
            <text:p>82,9%</text:p>
          </table:table-cell>
          <table:table-cell office:value-type="float" office:value="892003" table:style-name="ce31">
            <text:p>892.003</text:p>
          </table:table-cell>
          <table:table-cell office:value-type="percentage" office:value="0.82349862027516951" table:style-name="ce32">
            <text:p>82,3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7507" table:style-name="ce31">
            <text:p>1.747.507</text:p>
          </table:table-cell>
          <table:table-cell office:value-type="percentage" office:value="0.85935373907125256" table:style-name="ce32">
            <text:p>85,9%</text:p>
          </table:table-cell>
          <table:table-cell office:value-type="float" office:value="1715091" table:style-name="ce31">
            <text:p>1.715.091</text:p>
          </table:table-cell>
          <table:table-cell office:value-type="percentage" office:value="0.84341285253647258" table:style-name="ce32">
            <text:p>84,3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4988" table:style-name="ce31">
            <text:p>494.988</text:p>
          </table:table-cell>
          <table:table-cell office:value-type="percentage" office:value="0.93914567925595094" table:style-name="ce32">
            <text:p>93,9%</text:p>
          </table:table-cell>
          <table:table-cell office:value-type="float" office:value="496733" table:style-name="ce31">
            <text:p>496.733</text:p>
          </table:table-cell>
          <table:table-cell office:value-type="percentage" office:value="0.94245648519529013" table:style-name="ce32">
            <text:p>94,2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265" table:style-name="ce31">
            <text:p>2.049.265</text:p>
          </table:table-cell>
          <table:table-cell office:value-type="percentage" office:value="0.94342745364153191" table:style-name="ce32">
            <text:p>94,3%</text:p>
          </table:table-cell>
          <table:table-cell office:value-type="float" office:value="2041236" table:style-name="ce31">
            <text:p>2.041.236</text:p>
          </table:table-cell>
          <table:table-cell office:value-type="percentage" office:value="0.93973111420993682" table:style-name="ce32">
            <text:p>94,0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3175" table:style-name="ce31">
            <text:p>1.663.175</text:p>
          </table:table-cell>
          <table:table-cell office:value-type="percentage" office:value="0.91580391193789712" table:style-name="ce32">
            <text:p>91,6%</text:p>
          </table:table-cell>
          <table:table-cell office:value-type="float" office:value="1641096" table:style-name="ce31">
            <text:p>1.641.096</text:p>
          </table:table-cell>
          <table:table-cell office:value-type="percentage" office:value="0.90364642125190386" table:style-name="ce32">
            <text:p>90,4%</text:p>
          </table:table-cell>
          <table:table-cell office:value-type="date" office:date-value="2022-07-26T00:00:00" table:style-name="ce33">
            <text:p>2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7640" table:style-name="ce31">
            <text:p>6.257.640</text:p>
          </table:table-cell>
          <table:table-cell office:value-type="percentage" office:value="0.92262725336436258" table:style-name="ce32">
            <text:p>92,3%</text:p>
          </table:table-cell>
          <table:table-cell office:value-type="float" office:value="6189409" table:style-name="ce31">
            <text:p>6.189.409</text:p>
          </table:table-cell>
          <table:table-cell office:value-type="percentage" office:value="0.91256726587318315" table:style-name="ce32">
            <text:p>91,3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7673" table:style-name="ce31">
            <text:p>4.197.673</text:p>
          </table:table-cell>
          <table:table-cell office:value-type="percentage" office:value="0.93447210679546377" table:style-name="ce32">
            <text:p>93,4%</text:p>
          </table:table-cell>
          <table:table-cell office:value-type="float" office:value="4221031" table:style-name="ce31">
            <text:p>4.221.031</text:p>
          </table:table-cell>
          <table:table-cell office:value-type="percentage" office:value="0.93967198765100646" table:style-name="ce32">
            <text:p>94,0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250" table:style-name="ce31">
            <text:p>910.250</text:p>
          </table:table-cell>
          <table:table-cell office:value-type="percentage" office:value="0.95826885218288438" table:style-name="ce32">
            <text:p>95,8%</text:p>
          </table:table-cell>
          <table:table-cell office:value-type="float" office:value="907634" table:style-name="ce31">
            <text:p>907.634</text:p>
          </table:table-cell>
          <table:table-cell office:value-type="percentage" office:value="0.95551484908778916" table:style-name="ce32">
            <text:p>95,6%</text:p>
          </table:table-cell>
          <table:table-cell office:value-type="date" office:date-value="2022-07-20T00:00:00" table:style-name="ce33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428" table:style-name="ce31">
            <text:p>2.342.428</text:p>
          </table:table-cell>
          <table:table-cell office:value-type="percentage" office:value="0.95370801265569738" table:style-name="ce32">
            <text:p>95,4%</text:p>
          </table:table-cell>
          <table:table-cell office:value-type="float" office:value="2348947" table:style-name="ce31">
            <text:p>2.348.947</text:p>
          </table:table-cell>
          <table:table-cell office:value-type="percentage" office:value="0.95636219136876877" table:style-name="ce32">
            <text:p>95,6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35" table:style-name="ce31">
            <text:p>269.435</text:p>
          </table:table-cell>
          <table:table-cell office:value-type="percentage" office:value="0.95721172805076049" table:style-name="ce32">
            <text:p>95,7%</text:p>
          </table:table-cell>
          <table:table-cell office:value-type="float" office:value="274141" table:style-name="ce31">
            <text:p>274.141</text:p>
          </table:table-cell>
          <table:table-cell office:value-type="percentage" office:value="0.9739305596509864" table:style-name="ce32">
            <text:p>97,4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1559" table:style-name="ce31">
            <text:p>5.521.559</text:p>
          </table:table-cell>
          <table:table-cell office:value-type="percentage" office:value="0.92474360683500734" table:style-name="ce32">
            <text:p>92,5%</text:p>
          </table:table-cell>
          <table:table-cell office:value-type="float" office:value="5529683" table:style-name="ce31">
            <text:p>5.529.683</text:p>
          </table:table-cell>
          <table:table-cell office:value-type="percentage" office:value="0.92610420391672421" table:style-name="ce32">
            <text:p>92,6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457" table:style-name="ce31">
            <text:p>1.232.457</text:p>
          </table:table-cell>
          <table:table-cell office:value-type="percentage" office:value="0.93537029812980133" table:style-name="ce32">
            <text:p>93,5%</text:p>
          </table:table-cell>
          <table:table-cell office:value-type="float" office:value="1237631" table:style-name="ce31">
            <text:p>1.237.631</text:p>
          </table:table-cell>
          <table:table-cell office:value-type="percentage" office:value="0.93929709307885312" table:style-name="ce32">
            <text:p>93,9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196" table:style-name="ce31">
            <text:p>540.196</text:p>
          </table:table-cell>
          <table:table-cell office:value-type="percentage" office:value="0.9310930858673433" table:style-name="ce32">
            <text:p>93,1%</text:p>
          </table:table-cell>
          <table:table-cell office:value-type="float" office:value="540985" table:style-name="ce31">
            <text:p>540.985</text:p>
          </table:table-cell>
          <table:table-cell office:value-type="percentage" office:value="0.93245302271387553" table:style-name="ce32">
            <text:p>93,2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633" table:style-name="ce31">
            <text:p>1.865.633</text:p>
          </table:table-cell>
          <table:table-cell office:value-type="percentage" office:value="0.95416449942795123" table:style-name="ce32">
            <text:p>95,4%</text:p>
          </table:table-cell>
          <table:table-cell office:value-type="float" office:value="1854322" table:style-name="ce31">
            <text:p>1.854.322</text:p>
          </table:table-cell>
          <table:table-cell office:value-type="percentage" office:value="0.94837957031647568" table:style-name="ce32">
            <text:p>94,8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376" table:style-name="ce31">
            <text:p>65.376</text:p>
          </table:table-cell>
          <table:table-cell office:value-type="percentage" office:value="0.92041278914246294" table:style-name="ce32">
            <text:p>92,0%</text:p>
          </table:table-cell>
          <table:table-cell office:value-type="float" office:value="63617" table:style-name="ce31">
            <text:p>63.617</text:p>
          </table:table-cell>
          <table:table-cell office:value-type="percentage" office:value="0.89564825634599954" table:style-name="ce32">
            <text:p>89,6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061" table:style-name="ce31">
            <text:p>63.061</text:p>
          </table:table-cell>
          <table:table-cell office:value-type="percentage" office:value="0.92375413822400609" table:style-name="ce32">
            <text:p>92,4%</text:p>
          </table:table-cell>
          <table:table-cell office:value-type="float" office:value="61436" table:style-name="ce31">
            <text:p>61.436</text:p>
          </table:table-cell>
          <table:table-cell office:value-type="percentage" office:value="0.89995019482612137" table:style-name="ce32">
            <text:p>90,0%</text:p>
          </table:table-cell>
          <table:table-cell office:value-type="date" office:date-value="2022-07-27T00:00:00" table:style-name="ce33">
            <text:p>27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49" table:style-name="ce31">
            <text:p>95.149</text:p>
          </table:table-cell>
          <table:table-cell office:value-type="string" table:style-name="ce32">
            <text:p>-</text:p>
          </table:table-cell>
          <table:table-cell office:value-type="float" office:value="94771" table:style-name="ce31">
            <text:p>94.771</text:p>
          </table:table-cell>
          <table:table-cell office:value-type="string" table:style-name="ce32">
            <text:p>-</text:p>
          </table:table-cell>
          <table:table-cell office:value-type="date" office:date-value="2022-07-21T00:00:00" table:style-name="ce33">
            <text:p>21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2" table:style-name="ce31">
            <text:p>8.122</text:p>
          </table:table-cell>
          <table:table-cell office:value-type="string" table:style-name="ce32">
            <text:p>-</text:p>
          </table:table-cell>
          <table:table-cell office:value-type="float" office:value="8127" table:style-name="ce31">
            <text:p>8.127</text:p>
          </table:table-cell>
          <table:table-cell office:value-type="string" table:style-name="ce32">
            <text:p>-</text:p>
          </table:table-cell>
          <table:table-cell office:value-type="date" office:date-value="2022-07-08T00:00:00" table:style-name="ce33">
            <text:p>08/07/2022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251854" table:style-name="ce34">
            <text:p>39.251.854</text:p>
          </table:table-cell>
          <table:table-cell office:value-type="percentage" office:value="0.93046872809131143" table:style-name="ce24">
            <text:p>93,0%</text:p>
          </table:table-cell>
          <table:table-cell office:value-type="float" office:value="39130245" table:style-name="ce34">
            <text:p>39.130.245</text:p>
          </table:table-cell>
          <table:table-cell office:value-type="percentage" office:value="0.927585975812796" table:style-name="ce24">
            <text:p>92,8%</text:p>
          </table:table-cell>
          <table:table-cell table:style-name="ce35"/>
          <table:table-cell table:number-columns-repeated="16377" table:style-name="ce25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3" table:number-columns-repeated="20" table:default-cell-style-name="ce25"/>
        <table:table-column table:style-name="co4" table:number-columns-repeated="16344" table:default-cell-style-name="ce25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633" table:style-name="ce43">
            <text:p>435.633</text:p>
          </table:table-cell>
          <table:table-cell office:value-type="percentage" office:value="1" table:style-name="ce44">
            <text:p>100,0%</text:p>
          </table:table-cell>
          <table:table-cell office:value-type="float" office:value="656734" table:style-name="ce43">
            <text:p>656.734</text:p>
          </table:table-cell>
          <table:table-cell office:value-type="percentage" office:value="1" table:style-name="ce44">
            <text:p>100,0%</text:p>
          </table:table-cell>
          <table:table-cell office:value-type="float" office:value="937877" table:style-name="ce43">
            <text:p>937.877</text:p>
          </table:table-cell>
          <table:table-cell office:value-type="percentage" office:value="0.97876081813428728" table:style-name="ce44">
            <text:p>97,9%</text:p>
          </table:table-cell>
          <table:table-cell office:value-type="float" office:value="1230146" table:style-name="ce43">
            <text:p>1.230.146</text:p>
          </table:table-cell>
          <table:table-cell office:value-type="percentage" office:value="0.95538567759482629" table:style-name="ce44">
            <text:p>95,5%</text:p>
          </table:table-cell>
          <table:table-cell office:value-type="float" office:value="1278282" table:style-name="ce43">
            <text:p>1.278.282</text:p>
          </table:table-cell>
          <table:table-cell office:value-type="percentage" office:value="0.92338998624611368" table:style-name="ce44">
            <text:p>92,3%</text:p>
          </table:table-cell>
          <table:table-cell office:value-type="float" office:value="969724" table:style-name="ce43">
            <text:p>969.724</text:p>
          </table:table-cell>
          <table:table-cell office:value-type="percentage" office:value="0.8801486331576468" table:style-name="ce44">
            <text:p>88,0%</text:p>
          </table:table-cell>
          <table:table-cell office:value-type="float" office:value="813928" table:style-name="ce43">
            <text:p>813.928</text:p>
          </table:table-cell>
          <table:table-cell office:value-type="percentage" office:value="0.87886562316436889" table:style-name="ce44">
            <text:p>87,9%</text:p>
          </table:table-cell>
          <table:table-cell office:value-type="float" office:value="723774" table:style-name="ce43">
            <text:p>723.774</text:p>
          </table:table-cell>
          <table:table-cell office:value-type="percentage" office:value="0.93650481467200453" table:style-name="ce44">
            <text:p>93,7%</text:p>
          </table:table-cell>
          <table:table-cell office:value-type="float" office:value="7046098" table:style-name="ce43">
            <text:p>7.046.098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847806441258363" table:style-name="ce44">
            <text:p>93,8%</text:p>
          </table:table-cell>
          <table:table-cell office:value-type="percentage" office:value="0.82873655188993645" table:style-name="ce44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742" table:style-name="ce46">
            <text:p>101.742</text:p>
          </table:table-cell>
          <table:table-cell office:value-type="percentage" office:value="1" table:style-name="ce47">
            <text:p>100,0%</text:p>
          </table:table-cell>
          <table:table-cell office:value-type="float" office:value="119915" table:style-name="ce46">
            <text:p>119.915</text:p>
          </table:table-cell>
          <table:table-cell office:value-type="percentage" office:value="1" table:style-name="ce47">
            <text:p>100,0%</text:p>
          </table:table-cell>
          <table:table-cell office:value-type="float" office:value="156121" table:style-name="ce46">
            <text:p>156.121</text:p>
          </table:table-cell>
          <table:table-cell office:value-type="percentage" office:value="0.96783212448081335" table:style-name="ce47">
            <text:p>96,8%</text:p>
          </table:table-cell>
          <table:table-cell office:value-type="float" office:value="188682" table:style-name="ce46">
            <text:p>188.682</text:p>
          </table:table-cell>
          <table:table-cell office:value-type="percentage" office:value="0.93885654575309752" table:style-name="ce47">
            <text:p>93,9%</text:p>
          </table:table-cell>
          <table:table-cell office:value-type="float" office:value="192577" table:style-name="ce46">
            <text:p>192.577</text:p>
          </table:table-cell>
          <table:table-cell office:value-type="percentage" office:value="0.90142157023362057" table:style-name="ce47">
            <text:p>90,1%</text:p>
          </table:table-cell>
          <table:table-cell office:value-type="float" office:value="132266" table:style-name="ce46">
            <text:p>132.266</text:p>
          </table:table-cell>
          <table:table-cell office:value-type="percentage" office:value="0.83565625039487479" table:style-name="ce47">
            <text:p>83,6%</text:p>
          </table:table-cell>
          <table:table-cell office:value-type="float" office:value="111102" table:style-name="ce46">
            <text:p>111.102</text:p>
          </table:table-cell>
          <table:table-cell office:value-type="percentage" office:value="0.84941665774706032" table:style-name="ce47">
            <text:p>84,9%</text:p>
          </table:table-cell>
          <table:table-cell office:value-type="float" office:value="95755" table:style-name="ce46">
            <text:p>95.755</text:p>
          </table:table-cell>
          <table:table-cell office:value-type="percentage" office:value="0.89459719536235138" table:style-name="ce47">
            <text:p>89,5%</text:p>
          </table:table-cell>
          <table:table-cell office:value-type="float" office:value="1098160" table:style-name="ce46">
            <text:p>1.098.160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2328284322957299" table:style-name="ce47">
            <text:p>92,3%</text:p>
          </table:table-cell>
          <table:table-cell office:value-type="percentage" office:value="0.82498142559759247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312" table:style-name="ce46">
            <text:p>89.312</text:p>
          </table:table-cell>
          <table:table-cell office:value-type="percentage" office:value="1" table:style-name="ce47">
            <text:p>100,0%</text:p>
          </table:table-cell>
          <table:table-cell office:value-type="float" office:value="114851" table:style-name="ce46">
            <text:p>114.851</text:p>
          </table:table-cell>
          <table:table-cell office:value-type="percentage" office:value="1" table:style-name="ce47">
            <text:p>100,0%</text:p>
          </table:table-cell>
          <table:table-cell office:value-type="float" office:value="149263" table:style-name="ce46">
            <text:p>149.263</text:p>
          </table:table-cell>
          <table:table-cell office:value-type="percentage" office:value="0.98205803013356141" table:style-name="ce47">
            <text:p>98,2%</text:p>
          </table:table-cell>
          <table:table-cell office:value-type="float" office:value="154543" table:style-name="ce46">
            <text:p>154.543</text:p>
          </table:table-cell>
          <table:table-cell office:value-type="percentage" office:value="0.95348062412467682" table:style-name="ce47">
            <text:p>95,3%</text:p>
          </table:table-cell>
          <table:table-cell office:value-type="float" office:value="152690" table:style-name="ce46">
            <text:p>152.690</text:p>
          </table:table-cell>
          <table:table-cell office:value-type="percentage" office:value="0.92026277724204431" table:style-name="ce47">
            <text:p>92,0%</text:p>
          </table:table-cell>
          <table:table-cell office:value-type="float" office:value="93251" table:style-name="ce46">
            <text:p>93.251</text:p>
          </table:table-cell>
          <table:table-cell office:value-type="percentage" office:value="0.85873599101214648" table:style-name="ce47">
            <text:p>85,9%</text:p>
          </table:table-cell>
          <table:table-cell office:value-type="float" office:value="69022" table:style-name="ce46">
            <text:p>69.022</text:p>
          </table:table-cell>
          <table:table-cell office:value-type="percentage" office:value="0.87102799020721333" table:style-name="ce47">
            <text:p>87,1%</text:p>
          </table:table-cell>
          <table:table-cell office:value-type="float" office:value="63163" table:style-name="ce46">
            <text:p>63.163</text:p>
          </table:table-cell>
          <table:table-cell office:value-type="percentage" office:value="0.96792632095133013" table:style-name="ce47">
            <text:p>96,8%</text:p>
          </table:table-cell>
          <table:table-cell office:value-type="float" office:value="886095" table:style-name="ce46">
            <text:p>886.095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5233258853002911" table:style-name="ce47">
            <text:p>95,2%</text:p>
          </table:table-cell>
          <table:table-cell office:value-type="percentage" office:value="0.87481945208211365" table:style-name="ce47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71" table:style-name="ce46">
            <text:p>51.871</text:p>
          </table:table-cell>
          <table:table-cell office:value-type="percentage" office:value="0.96714709227527829" table:style-name="ce47">
            <text:p>96,7%</text:p>
          </table:table-cell>
          <table:table-cell office:value-type="float" office:value="79968" table:style-name="ce46">
            <text:p>79.968</text:p>
          </table:table-cell>
          <table:table-cell office:value-type="percentage" office:value="0.91670678863745791" table:style-name="ce47">
            <text:p>91,7%</text:p>
          </table:table-cell>
          <table:table-cell office:value-type="float" office:value="112251" table:style-name="ce46">
            <text:p>112.251</text:p>
          </table:table-cell>
          <table:table-cell office:value-type="percentage" office:value="0.88113946606171456" table:style-name="ce47">
            <text:p>88,1%</text:p>
          </table:table-cell>
          <table:table-cell office:value-type="float" office:value="153799" table:style-name="ce46">
            <text:p>153.799</text:p>
          </table:table-cell>
          <table:table-cell office:value-type="percentage" office:value="0.86643418888162782" table:style-name="ce47">
            <text:p>86,6%</text:p>
          </table:table-cell>
          <table:table-cell office:value-type="float" office:value="174061" table:style-name="ce46">
            <text:p>174.061</text:p>
          </table:table-cell>
          <table:table-cell office:value-type="percentage" office:value="0.80352040180405593" table:style-name="ce47">
            <text:p>80,4%</text:p>
          </table:table-cell>
          <table:table-cell office:value-type="float" office:value="135686" table:style-name="ce46">
            <text:p>135.686</text:p>
          </table:table-cell>
          <table:table-cell office:value-type="percentage" office:value="0.73723559742891764" table:style-name="ce47">
            <text:p>73,7%</text:p>
          </table:table-cell>
          <table:table-cell office:value-type="float" office:value="105108" table:style-name="ce46">
            <text:p>105.108</text:p>
          </table:table-cell>
          <table:table-cell office:value-type="percentage" office:value="0.76602071232317637" table:style-name="ce47">
            <text:p>76,6%</text:p>
          </table:table-cell>
          <table:table-cell office:value-type="float" office:value="84843" table:style-name="ce46">
            <text:p>84.843</text:p>
          </table:table-cell>
          <table:table-cell office:value-type="percentage" office:value="0.85238506670953218" table:style-name="ce47">
            <text:p>85,2%</text:p>
          </table:table-cell>
          <table:table-cell office:value-type="float" office:value="897587" table:style-name="ce46">
            <text:p>897.587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865377815649555" table:style-name="ce47">
            <text:p>82,9%</text:p>
          </table:table-cell>
          <table:table-cell office:value-type="percentage" office:value="0.73586276157488062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901" table:style-name="ce46">
            <text:p>94.901</text:p>
          </table:table-cell>
          <table:table-cell office:value-type="percentage" office:value="0.94558697514995715" table:style-name="ce47">
            <text:p>94,6%</text:p>
          </table:table-cell>
          <table:table-cell office:value-type="float" office:value="156276" table:style-name="ce46">
            <text:p>156.276</text:p>
          </table:table-cell>
          <table:table-cell office:value-type="percentage" office:value="0.93329192694958374" table:style-name="ce47">
            <text:p>93,3%</text:p>
          </table:table-cell>
          <table:table-cell office:value-type="float" office:value="229615" table:style-name="ce46">
            <text:p>229.615</text:p>
          </table:table-cell>
          <table:table-cell office:value-type="percentage" office:value="0.91278249289419811" table:style-name="ce47">
            <text:p>91,3%</text:p>
          </table:table-cell>
          <table:table-cell office:value-type="float" office:value="326221" table:style-name="ce46">
            <text:p>326.221</text:p>
          </table:table-cell>
          <table:table-cell office:value-type="percentage" office:value="0.88587551290302435" table:style-name="ce47">
            <text:p>88,6%</text:p>
          </table:table-cell>
          <table:table-cell office:value-type="float" office:value="325456" table:style-name="ce46">
            <text:p>325.456</text:p>
          </table:table-cell>
          <table:table-cell office:value-type="percentage" office:value="0.82581038048235877" table:style-name="ce47">
            <text:p>82,6%</text:p>
          </table:table-cell>
          <table:table-cell office:value-type="float" office:value="240074" table:style-name="ce46">
            <text:p>240.074</text:p>
          </table:table-cell>
          <table:table-cell office:value-type="percentage" office:value="0.76734790418778887" table:style-name="ce47">
            <text:p>76,7%</text:p>
          </table:table-cell>
          <table:table-cell office:value-type="float" office:value="201873" table:style-name="ce46">
            <text:p>201.873</text:p>
          </table:table-cell>
          <table:table-cell office:value-type="percentage" office:value="0.79268153814136666" table:style-name="ce47">
            <text:p>79,3%</text:p>
          </table:table-cell>
          <table:table-cell office:value-type="float" office:value="173091" table:style-name="ce46">
            <text:p>173.091</text:p>
          </table:table-cell>
          <table:table-cell office:value-type="percentage" office:value="0.93935907524489182" table:style-name="ce47">
            <text:p>93,9%</text:p>
          </table:table-cell>
          <table:table-cell office:value-type="float" office:value="1747507" table:style-name="ce46">
            <text:p>1.747.507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935373907125256" table:style-name="ce47">
            <text:p>85,9%</text:p>
          </table:table-cell>
          <table:table-cell office:value-type="percentage" office:value="0.77861840009374572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601" table:style-name="ce46">
            <text:p>42.601</text:p>
          </table:table-cell>
          <table:table-cell office:value-type="percentage" office:value="1" table:style-name="ce47">
            <text:p>100,0%</text:p>
          </table:table-cell>
          <table:table-cell office:value-type="float" office:value="56233" table:style-name="ce46">
            <text:p>56.233</text:p>
          </table:table-cell>
          <table:table-cell office:value-type="percentage" office:value="1" table:style-name="ce47">
            <text:p>100,0%</text:p>
          </table:table-cell>
          <table:table-cell office:value-type="float" office:value="77316" table:style-name="ce46">
            <text:p>77.316</text:p>
          </table:table-cell>
          <table:table-cell office:value-type="percentage" office:value="0.97551004958552556" table:style-name="ce47">
            <text:p>97,6%</text:p>
          </table:table-cell>
          <table:table-cell office:value-type="float" office:value="85253" table:style-name="ce46">
            <text:p>85.253</text:p>
          </table:table-cell>
          <table:table-cell office:value-type="percentage" office:value="0.93715510607892716" table:style-name="ce47">
            <text:p>93,7%</text:p>
          </table:table-cell>
          <table:table-cell office:value-type="float" office:value="89572" table:style-name="ce46">
            <text:p>89.572</text:p>
          </table:table-cell>
          <table:table-cell office:value-type="percentage" office:value="0.91976259421272055" table:style-name="ce47">
            <text:p>92,0%</text:p>
          </table:table-cell>
          <table:table-cell office:value-type="float" office:value="57022" table:style-name="ce46">
            <text:p>57.022</text:p>
          </table:table-cell>
          <table:table-cell office:value-type="percentage" office:value="0.84907233687721495" table:style-name="ce47">
            <text:p>84,9%</text:p>
          </table:table-cell>
          <table:table-cell office:value-type="float" office:value="43611" table:style-name="ce46">
            <text:p>43.611</text:p>
          </table:table-cell>
          <table:table-cell office:value-type="percentage" office:value="0.85725237355768291" table:style-name="ce47">
            <text:p>85,7%</text:p>
          </table:table-cell>
          <table:table-cell office:value-type="float" office:value="43380" table:style-name="ce46">
            <text:p>43.380</text:p>
          </table:table-cell>
          <table:table-cell office:value-type="percentage" office:value="0.95797539915641627" table:style-name="ce47">
            <text:p>95,8%</text:p>
          </table:table-cell>
          <table:table-cell office:value-type="float" office:value="494988" table:style-name="ce46">
            <text:p>494.988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914567925595094" table:style-name="ce47">
            <text:p>93,9%</text:p>
          </table:table-cell>
          <table:table-cell office:value-type="percentage" office:value="0.84808319983551927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30082" table:style-name="ce46">
            <text:p>230.082</text:p>
          </table:table-cell>
          <table:table-cell office:value-type="percentage" office:value="1" table:style-name="ce47">
            <text:p>100,0%</text:p>
          </table:table-cell>
          <table:table-cell office:value-type="float" office:value="252384" table:style-name="ce46">
            <text:p>252.384</text:p>
          </table:table-cell>
          <table:table-cell office:value-type="percentage" office:value="1" table:style-name="ce47">
            <text:p>100,0%</text:p>
          </table:table-cell>
          <table:table-cell office:value-type="float" office:value="324733" table:style-name="ce46">
            <text:p>324.733</text:p>
          </table:table-cell>
          <table:table-cell office:value-type="percentage" office:value="0.99232985885106784" table:style-name="ce47">
            <text:p>99,2%</text:p>
          </table:table-cell>
          <table:table-cell office:value-type="float" office:value="358046" table:style-name="ce46">
            <text:p>358.046</text:p>
          </table:table-cell>
          <table:table-cell office:value-type="percentage" office:value="0.93925283903851753" table:style-name="ce47">
            <text:p>93,9%</text:p>
          </table:table-cell>
          <table:table-cell office:value-type="float" office:value="326488" table:style-name="ce46">
            <text:p>326.488</text:p>
          </table:table-cell>
          <table:table-cell office:value-type="percentage" office:value="0.90640251858679299" table:style-name="ce47">
            <text:p>90,6%</text:p>
          </table:table-cell>
          <table:table-cell office:value-type="float" office:value="219346" table:style-name="ce46">
            <text:p>219.346</text:p>
          </table:table-cell>
          <table:table-cell office:value-type="percentage" office:value="0.84721632123351698" table:style-name="ce47">
            <text:p>84,7%</text:p>
          </table:table-cell>
          <table:table-cell office:value-type="float" office:value="181570" table:style-name="ce46">
            <text:p>181.570</text:p>
          </table:table-cell>
          <table:table-cell office:value-type="percentage" office:value="0.85735601735771727" table:style-name="ce47">
            <text:p>85,7%</text:p>
          </table:table-cell>
          <table:table-cell office:value-type="float" office:value="156616" table:style-name="ce46">
            <text:p>156.616</text:p>
          </table:table-cell>
          <table:table-cell office:value-type="percentage" office:value="0.93114067943732981" table:style-name="ce47">
            <text:p>93,1%</text:p>
          </table:table-cell>
          <table:table-cell office:value-type="float" office:value="2049265" table:style-name="ce46">
            <text:p>2.049.265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342745364153191" table:style-name="ce47">
            <text:p>94,3%</text:p>
          </table:table-cell>
          <table:table-cell office:value-type="percentage" office:value="0.85863694242429445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47" table:style-name="ce46">
            <text:p>139.147</text:p>
          </table:table-cell>
          <table:table-cell office:value-type="percentage" office:value="1" table:style-name="ce47">
            <text:p>100,0%</text:p>
          </table:table-cell>
          <table:table-cell office:value-type="float" office:value="159620" table:style-name="ce46">
            <text:p>159.620</text:p>
          </table:table-cell>
          <table:table-cell office:value-type="percentage" office:value="1" table:style-name="ce47">
            <text:p>100,0%</text:p>
          </table:table-cell>
          <table:table-cell office:value-type="float" office:value="225742" table:style-name="ce46">
            <text:p>225.742</text:p>
          </table:table-cell>
          <table:table-cell office:value-type="percentage" office:value="0.98997491536127147" table:style-name="ce47">
            <text:p>99,0%</text:p>
          </table:table-cell>
          <table:table-cell office:value-type="float" office:value="290543" table:style-name="ce46">
            <text:p>290.543</text:p>
          </table:table-cell>
          <table:table-cell office:value-type="percentage" office:value="0.93300086382130143" table:style-name="ce47">
            <text:p>93,3%</text:p>
          </table:table-cell>
          <table:table-cell office:value-type="float" office:value="292712" table:style-name="ce46">
            <text:p>292.712</text:p>
          </table:table-cell>
          <table:table-cell office:value-type="percentage" office:value="0.88517937226511356" table:style-name="ce47">
            <text:p>88,5%</text:p>
          </table:table-cell>
          <table:table-cell office:value-type="float" office:value="213097" table:style-name="ce46">
            <text:p>213.097</text:p>
          </table:table-cell>
          <table:table-cell office:value-type="percentage" office:value="0.82675527931996384" table:style-name="ce47">
            <text:p>82,7%</text:p>
          </table:table-cell>
          <table:table-cell office:value-type="float" office:value="181587" table:style-name="ce46">
            <text:p>181.587</text:p>
          </table:table-cell>
          <table:table-cell office:value-type="percentage" office:value="0.82919467377803757" table:style-name="ce47">
            <text:p>82,9%</text:p>
          </table:table-cell>
          <table:table-cell office:value-type="float" office:value="160727" table:style-name="ce46">
            <text:p>160.727</text:p>
          </table:table-cell>
          <table:table-cell office:value-type="percentage" office:value="0.90389503756692313" table:style-name="ce47">
            <text:p>90,4%</text:p>
          </table:table-cell>
          <table:table-cell office:value-type="float" office:value="1663175" table:style-name="ce46">
            <text:p>1.663.175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580391193789712" table:style-name="ce47">
            <text:p>91,6%</text:p>
          </table:table-cell>
          <table:table-cell office:value-type="percentage" office:value="0.81183712638920347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1367" table:style-name="ce46">
            <text:p>461.367</text:p>
          </table:table-cell>
          <table:table-cell office:value-type="percentage" office:value="1" table:style-name="ce47">
            <text:p>100,0%</text:p>
          </table:table-cell>
          <table:table-cell office:value-type="float" office:value="622365" table:style-name="ce46">
            <text:p>622.365</text:p>
          </table:table-cell>
          <table:table-cell office:value-type="percentage" office:value="0.97896768469930917" table:style-name="ce47">
            <text:p>97,9%</text:p>
          </table:table-cell>
          <table:table-cell office:value-type="float" office:value="810532" table:style-name="ce46">
            <text:p>810.532</text:p>
          </table:table-cell>
          <table:table-cell office:value-type="percentage" office:value="0.95078851919801433" table:style-name="ce47">
            <text:p>95,1%</text:p>
          </table:table-cell>
          <table:table-cell office:value-type="float" office:value="1045707" table:style-name="ce46">
            <text:p>1.045.707</text:p>
          </table:table-cell>
          <table:table-cell office:value-type="percentage" office:value="0.95289415628380147" table:style-name="ce47">
            <text:p>95,3%</text:p>
          </table:table-cell>
          <table:table-cell office:value-type="float" office:value="1168101" table:style-name="ce46">
            <text:p>1.168.101</text:p>
          </table:table-cell>
          <table:table-cell office:value-type="percentage" office:value="0.91577697114140788" table:style-name="ce47">
            <text:p>91,6%</text:p>
          </table:table-cell>
          <table:table-cell office:value-type="float" office:value="835778" table:style-name="ce46">
            <text:p>835.778</text:p>
          </table:table-cell>
          <table:table-cell office:value-type="percentage" office:value="0.86463251633513616" table:style-name="ce47">
            <text:p>86,5%</text:p>
          </table:table-cell>
          <table:table-cell office:value-type="float" office:value="702713" table:style-name="ce46">
            <text:p>702.713</text:p>
          </table:table-cell>
          <table:table-cell office:value-type="percentage" office:value="0.84761334975375402" table:style-name="ce47">
            <text:p>84,8%</text:p>
          </table:table-cell>
          <table:table-cell office:value-type="float" office:value="611077" table:style-name="ce46">
            <text:p>611.077</text:p>
          </table:table-cell>
          <table:table-cell office:value-type="percentage" office:value="0.91020357094448157" table:style-name="ce47">
            <text:p>91,0%</text:p>
          </table:table-cell>
          <table:table-cell office:value-type="float" office:value="6257640" table:style-name="ce46">
            <text:p>6.257.640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2262725336436258" table:style-name="ce47">
            <text:p>92,3%</text:p>
          </table:table-cell>
          <table:table-cell office:value-type="percentage" office:value="0.81572593160465445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9190" table:style-name="ce46">
            <text:p>299.190</text:p>
          </table:table-cell>
          <table:table-cell office:value-type="percentage" office:value="1" table:style-name="ce47">
            <text:p>100,0%</text:p>
          </table:table-cell>
          <table:table-cell office:value-type="float" office:value="437966" table:style-name="ce46">
            <text:p>437.966</text:p>
          </table:table-cell>
          <table:table-cell office:value-type="percentage" office:value="0.99588426835479882" table:style-name="ce47">
            <text:p>99,6%</text:p>
          </table:table-cell>
          <table:table-cell office:value-type="float" office:value="576992" table:style-name="ce46">
            <text:p>576.992</text:p>
          </table:table-cell>
          <table:table-cell office:value-type="percentage" office:value="0.96625916870415651" table:style-name="ce47">
            <text:p>96,6%</text:p>
          </table:table-cell>
          <table:table-cell office:value-type="float" office:value="724314" table:style-name="ce46">
            <text:p>724.314</text:p>
          </table:table-cell>
          <table:table-cell office:value-type="percentage" office:value="0.9501742105428862" table:style-name="ce47">
            <text:p>95,0%</text:p>
          </table:table-cell>
          <table:table-cell office:value-type="float" office:value="768636" table:style-name="ce46">
            <text:p>768.636</text:p>
          </table:table-cell>
          <table:table-cell office:value-type="percentage" office:value="0.9142559439910648" table:style-name="ce47">
            <text:p>91,4%</text:p>
          </table:table-cell>
          <table:table-cell office:value-type="float" office:value="531883" table:style-name="ce46">
            <text:p>531.883</text:p>
          </table:table-cell>
          <table:table-cell office:value-type="percentage" office:value="0.86637042876852233" table:style-name="ce47">
            <text:p>86,6%</text:p>
          </table:table-cell>
          <table:table-cell office:value-type="float" office:value="450125" table:style-name="ce46">
            <text:p>450.125</text:p>
          </table:table-cell>
          <table:table-cell office:value-type="percentage" office:value="0.87782508049370778" table:style-name="ce47">
            <text:p>87,8%</text:p>
          </table:table-cell>
          <table:table-cell office:value-type="float" office:value="408567" table:style-name="ce46">
            <text:p>408.567</text:p>
          </table:table-cell>
          <table:table-cell office:value-type="percentage" office:value="0.94407640103611856" table:style-name="ce47">
            <text:p>94,4%</text:p>
          </table:table-cell>
          <table:table-cell office:value-type="float" office:value="4197673" table:style-name="ce46">
            <text:p>4.197.673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3447210679546377" table:style-name="ce47">
            <text:p>93,4%</text:p>
          </table:table-cell>
          <table:table-cell office:value-type="percentage" office:value="0.83170904955275815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50" table:style-name="ce46">
            <text:p>78.450</text:p>
          </table:table-cell>
          <table:table-cell office:value-type="percentage" office:value="1" table:style-name="ce47">
            <text:p>100,0%</text:p>
          </table:table-cell>
          <table:table-cell office:value-type="float" office:value="96174" table:style-name="ce46">
            <text:p>96.174</text:p>
          </table:table-cell>
          <table:table-cell office:value-type="percentage" office:value="1" table:style-name="ce47">
            <text:p>100,0%</text:p>
          </table:table-cell>
          <table:table-cell office:value-type="float" office:value="133507" table:style-name="ce46">
            <text:p>133.507</text:p>
          </table:table-cell>
          <table:table-cell office:value-type="percentage" office:value="1" table:style-name="ce47">
            <text:p>100,0%</text:p>
          </table:table-cell>
          <table:table-cell office:value-type="float" office:value="162399" table:style-name="ce46">
            <text:p>162.399</text:p>
          </table:table-cell>
          <table:table-cell office:value-type="percentage" office:value="0.96693122480694005" table:style-name="ce47">
            <text:p>96,7%</text:p>
          </table:table-cell>
          <table:table-cell office:value-type="float" office:value="147447" table:style-name="ce46">
            <text:p>147.447</text:p>
          </table:table-cell>
          <table:table-cell office:value-type="percentage" office:value="0.93595749542961604" table:style-name="ce47">
            <text:p>93,6%</text:p>
          </table:table-cell>
          <table:table-cell office:value-type="float" office:value="114974" table:style-name="ce46">
            <text:p>114.974</text:p>
          </table:table-cell>
          <table:table-cell office:value-type="percentage" office:value="0.88549159748001416" table:style-name="ce47">
            <text:p>88,5%</text:p>
          </table:table-cell>
          <table:table-cell office:value-type="float" office:value="95811" table:style-name="ce46">
            <text:p>95.811</text:p>
          </table:table-cell>
          <table:table-cell office:value-type="percentage" office:value="0.8516079142445736" table:style-name="ce47">
            <text:p>85,2%</text:p>
          </table:table-cell>
          <table:table-cell office:value-type="float" office:value="81488" table:style-name="ce46">
            <text:p>81.488</text:p>
          </table:table-cell>
          <table:table-cell office:value-type="percentage" office:value="0.95075196303772069" table:style-name="ce47">
            <text:p>95,1%</text:p>
          </table:table-cell>
          <table:table-cell office:value-type="float" office:value="910250" table:style-name="ce46">
            <text:p>910.250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826885218288438" table:style-name="ce47">
            <text:p>95,8%</text:p>
          </table:table-cell>
          <table:table-cell office:value-type="percentage" office:value="0.86035052963188052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135" table:style-name="ce46">
            <text:p>243.135</text:p>
          </table:table-cell>
          <table:table-cell office:value-type="percentage" office:value="1" table:style-name="ce47">
            <text:p>100,0%</text:p>
          </table:table-cell>
          <table:table-cell office:value-type="float" office:value="292424" table:style-name="ce46">
            <text:p>292.424</text:p>
          </table:table-cell>
          <table:table-cell office:value-type="percentage" office:value="1" table:style-name="ce47">
            <text:p>100,0%</text:p>
          </table:table-cell>
          <table:table-cell office:value-type="float" office:value="348355" table:style-name="ce46">
            <text:p>348.355</text:p>
          </table:table-cell>
          <table:table-cell office:value-type="percentage" office:value="0.98526159189514828" table:style-name="ce47">
            <text:p>98,5%</text:p>
          </table:table-cell>
          <table:table-cell office:value-type="float" office:value="393999" table:style-name="ce46">
            <text:p>393.999</text:p>
          </table:table-cell>
          <table:table-cell office:value-type="percentage" office:value="0.96285190615835781" table:style-name="ce47">
            <text:p>96,3%</text:p>
          </table:table-cell>
          <table:table-cell office:value-type="float" office:value="412794" table:style-name="ce46">
            <text:p>412.794</text:p>
          </table:table-cell>
          <table:table-cell office:value-type="percentage" office:value="0.9321578820197951" table:style-name="ce47">
            <text:p>93,2%</text:p>
          </table:table-cell>
          <table:table-cell office:value-type="float" office:value="269288" table:style-name="ce46">
            <text:p>269.288</text:p>
          </table:table-cell>
          <table:table-cell office:value-type="percentage" office:value="0.87261745053435213" table:style-name="ce47">
            <text:p>87,3%</text:p>
          </table:table-cell>
          <table:table-cell office:value-type="float" office:value="205110" table:style-name="ce46">
            <text:p>205.110</text:p>
          </table:table-cell>
          <table:table-cell office:value-type="percentage" office:value="0.89038122607027204" table:style-name="ce47">
            <text:p>89,0%</text:p>
          </table:table-cell>
          <table:table-cell office:value-type="float" office:value="177323" table:style-name="ce46">
            <text:p>177.323</text:p>
          </table:table-cell>
          <table:table-cell office:value-type="percentage" office:value="0.96716009250370882" table:style-name="ce47">
            <text:p>96,7%</text:p>
          </table:table-cell>
          <table:table-cell office:value-type="float" office:value="2342428" table:style-name="ce46">
            <text:p>2.342.428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370801265569738" table:style-name="ce47">
            <text:p>95,4%</text:p>
          </table:table-cell>
          <table:table-cell office:value-type="percentage" office:value="0.86857089462029402" table:style-name="ce47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92" table:style-name="ce46">
            <text:p>23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8791" table:style-name="ce46">
            <text:p>28.791</text:p>
          </table:table-cell>
          <table:table-cell office:value-type="percentage" office:value="1" table:style-name="ce47">
            <text:p>100,0%</text:p>
          </table:table-cell>
          <table:table-cell office:value-type="float" office:value="38544" table:style-name="ce46">
            <text:p>38.544</text:p>
          </table:table-cell>
          <table:table-cell office:value-type="percentage" office:value="0.9981871859947169" table:style-name="ce47">
            <text:p>99,8%</text:p>
          </table:table-cell>
          <table:table-cell office:value-type="float" office:value="45983" table:style-name="ce46">
            <text:p>45.983</text:p>
          </table:table-cell>
          <table:table-cell office:value-type="percentage" office:value="0.96806315789473685" table:style-name="ce47">
            <text:p>96,8%</text:p>
          </table:table-cell>
          <table:table-cell office:value-type="float" office:value="48555" table:style-name="ce46">
            <text:p>48.555</text:p>
          </table:table-cell>
          <table:table-cell office:value-type="percentage" office:value="0.93873250328667546" table:style-name="ce47">
            <text:p>93,9%</text:p>
          </table:table-cell>
          <table:table-cell office:value-type="float" office:value="32617" table:style-name="ce46">
            <text:p>32.617</text:p>
          </table:table-cell>
          <table:table-cell office:value-type="percentage" office:value="0.88068365914245594" table:style-name="ce47">
            <text:p>88,1%</text:p>
          </table:table-cell>
          <table:table-cell office:value-type="float" office:value="25893" table:style-name="ce46">
            <text:p>25.893</text:p>
          </table:table-cell>
          <table:table-cell office:value-type="percentage" office:value="0.85835046078366373" table:style-name="ce47">
            <text:p>85,8%</text:p>
          </table:table-cell>
          <table:table-cell office:value-type="float" office:value="25560" table:style-name="ce46">
            <text:p>25.560</text:p>
          </table:table-cell>
          <table:table-cell office:value-type="percentage" office:value="0.98364441023667504" table:style-name="ce47">
            <text:p>98,4%</text:p>
          </table:table-cell>
          <table:table-cell office:value-type="float" office:value="269435" table:style-name="ce46">
            <text:p>269.43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721172805076049" table:style-name="ce47">
            <text:p>95,7%</text:p>
          </table:table-cell>
          <table:table-cell office:value-type="percentage" office:value="0.852167779970649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089" table:style-name="ce46">
            <text:p>375.089</text:p>
          </table:table-cell>
          <table:table-cell office:value-type="percentage" office:value="1" table:style-name="ce47">
            <text:p>100,0%</text:p>
          </table:table-cell>
          <table:table-cell office:value-type="float" office:value="512906" table:style-name="ce46">
            <text:p>512.906</text:p>
          </table:table-cell>
          <table:table-cell office:value-type="percentage" office:value="0.97316383644815485" table:style-name="ce47">
            <text:p>97,3%</text:p>
          </table:table-cell>
          <table:table-cell office:value-type="float" office:value="694669" table:style-name="ce46">
            <text:p>694.669</text:p>
          </table:table-cell>
          <table:table-cell office:value-type="percentage" office:value="0.96420471422345233" table:style-name="ce47">
            <text:p>96,4%</text:p>
          </table:table-cell>
          <table:table-cell office:value-type="float" office:value="951386" table:style-name="ce46">
            <text:p>951.386</text:p>
          </table:table-cell>
          <table:table-cell office:value-type="percentage" office:value="0.96122995597918282" table:style-name="ce47">
            <text:p>96,1%</text:p>
          </table:table-cell>
          <table:table-cell office:value-type="float" office:value="1054960" table:style-name="ce46">
            <text:p>1.054.960</text:p>
          </table:table-cell>
          <table:table-cell office:value-type="percentage" office:value="0.91256910486119336" table:style-name="ce47">
            <text:p>91,3%</text:p>
          </table:table-cell>
          <table:table-cell office:value-type="float" office:value="783321" table:style-name="ce46">
            <text:p>783.321</text:p>
          </table:table-cell>
          <table:table-cell office:value-type="percentage" office:value="0.8695412302241009" table:style-name="ce47">
            <text:p>87,0%</text:p>
          </table:table-cell>
          <table:table-cell office:value-type="float" office:value="640618" table:style-name="ce46">
            <text:p>640.618</text:p>
          </table:table-cell>
          <table:table-cell office:value-type="percentage" office:value="0.87092910542622803" table:style-name="ce47">
            <text:p>87,1%</text:p>
          </table:table-cell>
          <table:table-cell office:value-type="float" office:value="508610" table:style-name="ce46">
            <text:p>508.610</text:p>
          </table:table-cell>
          <table:table-cell office:value-type="percentage" office:value="0.89114132529698287" table:style-name="ce47">
            <text:p>89,1%</text:p>
          </table:table-cell>
          <table:table-cell office:value-type="float" office:value="5521559" table:style-name="ce46">
            <text:p>5.521.559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474360683500734" table:style-name="ce47">
            <text:p>92,5%</text:p>
          </table:table-cell>
          <table:table-cell office:value-type="percentage" office:value="0.81730307521150625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95" table:style-name="ce46">
            <text:p>72.895</text:p>
          </table:table-cell>
          <table:table-cell office:value-type="percentage" office:value="1" table:style-name="ce47">
            <text:p>100,0%</text:p>
          </table:table-cell>
          <table:table-cell office:value-type="float" office:value="103906" table:style-name="ce46">
            <text:p>103.906</text:p>
          </table:table-cell>
          <table:table-cell office:value-type="percentage" office:value="0.99984603837493502" table:style-name="ce47">
            <text:p>100,0%</text:p>
          </table:table-cell>
          <table:table-cell office:value-type="float" office:value="149935" table:style-name="ce46">
            <text:p>149.935</text:p>
          </table:table-cell>
          <table:table-cell office:value-type="percentage" office:value="0.97651441634481995" table:style-name="ce47">
            <text:p>97,7%</text:p>
          </table:table-cell>
          <table:table-cell office:value-type="float" office:value="210135" table:style-name="ce46">
            <text:p>210.135</text:p>
          </table:table-cell>
          <table:table-cell office:value-type="percentage" office:value="0.9634668023823606" table:style-name="ce47">
            <text:p>96,3%</text:p>
          </table:table-cell>
          <table:table-cell office:value-type="float" office:value="237124" table:style-name="ce46">
            <text:p>237.124</text:p>
          </table:table-cell>
          <table:table-cell office:value-type="percentage" office:value="0.93922398086094083" table:style-name="ce47">
            <text:p>93,9%</text:p>
          </table:table-cell>
          <table:table-cell office:value-type="float" office:value="175222" table:style-name="ce46">
            <text:p>175.222</text:p>
          </table:table-cell>
          <table:table-cell office:value-type="percentage" office:value="0.88018525774335177" table:style-name="ce47">
            <text:p>88,0%</text:p>
          </table:table-cell>
          <table:table-cell office:value-type="float" office:value="150598" table:style-name="ce46">
            <text:p>150.598</text:p>
          </table:table-cell>
          <table:table-cell office:value-type="percentage" office:value="0.86580927796526364" table:style-name="ce47">
            <text:p>86,6%</text:p>
          </table:table-cell>
          <table:table-cell office:value-type="float" office:value="132642" table:style-name="ce46">
            <text:p>132.642</text:p>
          </table:table-cell>
          <table:table-cell office:value-type="percentage" office:value="0.91720141616418649" table:style-name="ce47">
            <text:p>91,7%</text:p>
          </table:table-cell>
          <table:table-cell office:value-type="float" office:value="1232457" table:style-name="ce46">
            <text:p>1.232.457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537029812980133" table:style-name="ce47">
            <text:p>93,5%</text:p>
          </table:table-cell>
          <table:table-cell office:value-type="percentage" office:value="0.81453740592012558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89" table:style-name="ce46">
            <text:p>42.589</text:p>
          </table:table-cell>
          <table:table-cell office:value-type="percentage" office:value="1" table:style-name="ce47">
            <text:p>100,0%</text:p>
          </table:table-cell>
          <table:table-cell office:value-type="float" office:value="56015" table:style-name="ce46">
            <text:p>56.015</text:p>
          </table:table-cell>
          <table:table-cell office:value-type="percentage" office:value="0.98896539548022599" table:style-name="ce47">
            <text:p>98,9%</text:p>
          </table:table-cell>
          <table:table-cell office:value-type="float" office:value="72659" table:style-name="ce46">
            <text:p>72.659</text:p>
          </table:table-cell>
          <table:table-cell office:value-type="percentage" office:value="0.9602088013743888" table:style-name="ce47">
            <text:p>96,0%</text:p>
          </table:table-cell>
          <table:table-cell office:value-type="float" office:value="92584" table:style-name="ce46">
            <text:p>92.584</text:p>
          </table:table-cell>
          <table:table-cell office:value-type="percentage" office:value="0.9476550185264796" table:style-name="ce47">
            <text:p>94,8%</text:p>
          </table:table-cell>
          <table:table-cell office:value-type="float" office:value="96674" table:style-name="ce46">
            <text:p>96.674</text:p>
          </table:table-cell>
          <table:table-cell office:value-type="percentage" office:value="0.91440840687456848" table:style-name="ce47">
            <text:p>91,4%</text:p>
          </table:table-cell>
          <table:table-cell office:value-type="float" office:value="66148" table:style-name="ce46">
            <text:p>66.148</text:p>
          </table:table-cell>
          <table:table-cell office:value-type="percentage" office:value="0.86209907596866897" table:style-name="ce47">
            <text:p>86,2%</text:p>
          </table:table-cell>
          <table:table-cell office:value-type="float" office:value="60156" table:style-name="ce46">
            <text:p>60.156</text:p>
          </table:table-cell>
          <table:table-cell office:value-type="percentage" office:value="0.87433504839975584" table:style-name="ce47">
            <text:p>87,4%</text:p>
          </table:table-cell>
          <table:table-cell office:value-type="float" office:value="53371" table:style-name="ce46">
            <text:p>53.371</text:p>
          </table:table-cell>
          <table:table-cell office:value-type="percentage" office:value="0.92785243650145166" table:style-name="ce47">
            <text:p>92,8%</text:p>
          </table:table-cell>
          <table:table-cell office:value-type="float" office:value="540196" table:style-name="ce46">
            <text:p>540.196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310930858673433" table:style-name="ce47">
            <text:p>93,1%</text:p>
          </table:table-cell>
          <table:table-cell office:value-type="percentage" office:value="0.8213984861340462" table:style-name="ce47">
            <text:p>82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5101" table:style-name="ce46">
            <text:p>165.101</text:p>
          </table:table-cell>
          <table:table-cell office:value-type="percentage" office:value="1" table:style-name="ce47">
            <text:p>100,0%</text:p>
          </table:table-cell>
          <table:table-cell office:value-type="float" office:value="214636" table:style-name="ce46">
            <text:p>214.636</text:p>
          </table:table-cell>
          <table:table-cell office:value-type="percentage" office:value="0.99200428902877535" table:style-name="ce47">
            <text:p>99,2%</text:p>
          </table:table-cell>
          <table:table-cell office:value-type="float" office:value="280599" table:style-name="ce46">
            <text:p>280.599</text:p>
          </table:table-cell>
          <table:table-cell office:value-type="percentage" office:value="0.98745790268261524" table:style-name="ce47">
            <text:p>98,7%</text:p>
          </table:table-cell>
          <table:table-cell office:value-type="float" office:value="327608" table:style-name="ce46">
            <text:p>327.608</text:p>
          </table:table-cell>
          <table:table-cell office:value-type="percentage" office:value="0.97078529159888227" table:style-name="ce47">
            <text:p>97,1%</text:p>
          </table:table-cell>
          <table:table-cell office:value-type="float" office:value="327153" table:style-name="ce46">
            <text:p>327.153</text:p>
          </table:table-cell>
          <table:table-cell office:value-type="percentage" office:value="0.9399219683736324" table:style-name="ce47">
            <text:p>94,0%</text:p>
          </table:table-cell>
          <table:table-cell office:value-type="float" office:value="213005" table:style-name="ce46">
            <text:p>213.005</text:p>
          </table:table-cell>
          <table:table-cell office:value-type="percentage" office:value="0.8963536516085594" table:style-name="ce47">
            <text:p>89,6%</text:p>
          </table:table-cell>
          <table:table-cell office:value-type="float" office:value="176487" table:style-name="ce46">
            <text:p>176.487</text:p>
          </table:table-cell>
          <table:table-cell office:value-type="percentage" office:value="0.8859122054062194" table:style-name="ce47">
            <text:p>88,6%</text:p>
          </table:table-cell>
          <table:table-cell office:value-type="float" office:value="161044" table:style-name="ce46">
            <text:p>161.044</text:p>
          </table:table-cell>
          <table:table-cell office:value-type="percentage" office:value="0.9318759149852156" table:style-name="ce47">
            <text:p>93,2%</text:p>
          </table:table-cell>
          <table:table-cell office:value-type="float" office:value="1865633" table:style-name="ce46">
            <text:p>1.865.633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416449942795123" table:style-name="ce47">
            <text:p>95,4%</text:p>
          </table:table-cell>
          <table:table-cell office:value-type="percentage" office:value="0.85348193977056674" table:style-name="ce47">
            <text:p>85,3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9" table:style-name="ce46">
            <text:p>2.409</text:p>
          </table:table-cell>
          <table:table-cell office:value-type="percentage" office:value="0.84913641170250265" table:style-name="ce47">
            <text:p>84,9%</text:p>
          </table:table-cell>
          <table:table-cell office:value-type="float" office:value="3937" table:style-name="ce46">
            <text:p>3.937</text:p>
          </table:table-cell>
          <table:table-cell office:value-type="percentage" office:value="0.8939600363306085" table:style-name="ce47">
            <text:p>89,4%</text:p>
          </table:table-cell>
          <table:table-cell office:value-type="float" office:value="7729" table:style-name="ce46">
            <text:p>7.729</text:p>
          </table:table-cell>
          <table:table-cell office:value-type="percentage" office:value="0.92796254052107097" table:style-name="ce47">
            <text:p>92,8%</text:p>
          </table:table-cell>
          <table:table-cell office:value-type="float" office:value="10707" table:style-name="ce46">
            <text:p>10.707</text:p>
          </table:table-cell>
          <table:table-cell office:value-type="percentage" office:value="0.92645150125465081" table:style-name="ce47">
            <text:p>92,6%</text:p>
          </table:table-cell>
          <table:table-cell office:value-type="float" office:value="11349" table:style-name="ce46">
            <text:p>11.349</text:p>
          </table:table-cell>
          <table:table-cell office:value-type="percentage" office:value="0.91842680262199561" table:style-name="ce47">
            <text:p>91,8%</text:p>
          </table:table-cell>
          <table:table-cell office:value-type="float" office:value="9665" table:style-name="ce46">
            <text:p>9.665</text:p>
          </table:table-cell>
          <table:table-cell office:value-type="percentage" office:value="0.84788139310465827" table:style-name="ce47">
            <text:p>84,8%</text:p>
          </table:table-cell>
          <table:table-cell office:value-type="float" office:value="9909" table:style-name="ce46">
            <text:p>9.909</text:p>
          </table:table-cell>
          <table:table-cell office:value-type="percentage" office:value="0.91201104463874827" table:style-name="ce47">
            <text:p>91,2%</text:p>
          </table:table-cell>
          <table:table-cell office:value-type="float" office:value="9671" table:style-name="ce46">
            <text:p>9.671</text:p>
          </table:table-cell>
          <table:table-cell office:value-type="percentage" office:value="1.042021333907984" table:style-name="ce47">
            <text:p>104,2%</text:p>
          </table:table-cell>
          <table:table-cell office:value-type="float" office:value="65376" table:style-name="ce46">
            <text:p>65.376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2041278914246294" table:style-name="ce47">
            <text:p>92,0%</text:p>
          </table:table-cell>
          <table:table-cell office:value-type="percentage" office:value="0.78278673802938326" table:style-name="ce47">
            <text:p>78,3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102" table:style-name="ce46">
            <text:p>2.102</text:p>
          </table:table-cell>
          <table:table-cell office:value-type="percentage" office:value="0.83711668657905214" table:style-name="ce47">
            <text:p>83,7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21" table:style-name="ce46">
            <text:p>7.521</text:p>
          </table:table-cell>
          <table:table-cell office:value-type="percentage" office:value="0.93953778888194883" table:style-name="ce47">
            <text:p>94,0%</text:p>
          </table:table-cell>
          <table:table-cell office:value-type="float" office:value="10174" table:style-name="ce46">
            <text:p>10.174</text:p>
          </table:table-cell>
          <table:table-cell office:value-type="percentage" office:value="0.94194981946116096" table:style-name="ce47">
            <text:p>94,2%</text:p>
          </table:table-cell>
          <table:table-cell office:value-type="float" office:value="10716" table:style-name="ce46">
            <text:p>10.716</text:p>
          </table:table-cell>
          <table:table-cell office:value-type="percentage" office:value="0.98104916231804451" table:style-name="ce47">
            <text:p>98,1%</text:p>
          </table:table-cell>
          <table:table-cell office:value-type="float" office:value="9426" table:style-name="ce46">
            <text:p>9.426</text:p>
          </table:table-cell>
          <table:table-cell office:value-type="percentage" office:value="0.86066471877282691" table:style-name="ce47">
            <text:p>86,1%</text:p>
          </table:table-cell>
          <table:table-cell office:value-type="float" office:value="10438" table:style-name="ce46">
            <text:p>10.438</text:p>
          </table:table-cell>
          <table:table-cell office:value-type="percentage" office:value="0.89282353947480964" table:style-name="ce47">
            <text:p>89,3%</text:p>
          </table:table-cell>
          <table:table-cell office:value-type="float" office:value="9251" table:style-name="ce46">
            <text:p>9.251</text:p>
          </table:table-cell>
          <table:table-cell office:value-type="percentage" office:value="0.96565762004175371" table:style-name="ce47">
            <text:p>96,6%</text:p>
          </table:table-cell>
          <table:table-cell office:value-type="float" office:value="63061" table:style-name="ce46">
            <text:p>63.061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2375413822400609" table:style-name="ce47">
            <text:p>92,4%</text:p>
          </table:table-cell>
          <table:table-cell office:value-type="percentage" office:value="0.75052962319392535" table:style-name="ce47">
            <text:p>75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7" table:style-name="ce46">
            <text:p>3.697</text:p>
          </table:table-cell>
          <table:table-cell office:value-type="string" table:style-name="ce47">
            <text:p>-</text:p>
          </table:table-cell>
          <table:table-cell office:value-type="float" office:value="9663" table:style-name="ce46">
            <text:p>9.663</text:p>
          </table:table-cell>
          <table:table-cell office:value-type="string" table:style-name="ce47">
            <text:p>-</text:p>
          </table:table-cell>
          <table:table-cell office:value-type="float" office:value="22696" table:style-name="ce46">
            <text:p>22.696</text:p>
          </table:table-cell>
          <table:table-cell office:value-type="string" table:style-name="ce47">
            <text:p>-</text:p>
          </table:table-cell>
          <table:table-cell office:value-type="float" office:value="32681" table:style-name="ce46">
            <text:p>32.681</text:p>
          </table:table-cell>
          <table:table-cell office:value-type="string" table:style-name="ce47">
            <text:p>-</text:p>
          </table:table-cell>
          <table:table-cell office:value-type="float" office:value="25126" table:style-name="ce46">
            <text:p>25.126</text:p>
          </table:table-cell>
          <table:table-cell office:value-type="string" table:style-name="ce47">
            <text:p>-</text:p>
          </table:table-cell>
          <table:table-cell office:value-type="float" office:value="1236" table:style-name="ce46">
            <text:p>1.236</text:p>
          </table:table-cell>
          <table:table-cell office:value-type="string" table:style-name="ce47">
            <text:p>-</text:p>
          </table:table-cell>
          <table:table-cell office:value-type="float" office:value="95149" table:style-name="ce46">
            <text:p>95.14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9" table:style-name="ce49">
            <text:p>319</text:p>
          </table:table-cell>
          <table:table-cell office:value-type="string" table:style-name="ce50">
            <text:p>-</text:p>
          </table:table-cell>
          <table:table-cell office:value-type="float" office:value="924" table:style-name="ce49">
            <text:p>924</text:p>
          </table:table-cell>
          <table:table-cell office:value-type="string" table:style-name="ce50">
            <text:p>-</text:p>
          </table:table-cell>
          <table:table-cell office:value-type="float" office:value="1969" table:style-name="ce49">
            <text:p>1.969</text:p>
          </table:table-cell>
          <table:table-cell office:value-type="string" table:style-name="ce50">
            <text:p>-</text:p>
          </table:table-cell>
          <table:table-cell office:value-type="float" office:value="2428" table:style-name="ce49">
            <text:p>2.428</text:p>
          </table:table-cell>
          <table:table-cell office:value-type="string" table:style-name="ce50">
            <text:p>-</text:p>
          </table:table-cell>
          <table:table-cell office:value-type="float" office:value="2126" table:style-name="ce49">
            <text:p>2.126</text:p>
          </table:table-cell>
          <table:table-cell office:value-type="string" table:style-name="ce50">
            <text:p>-</text:p>
          </table:table-cell>
          <table:table-cell office:value-type="float" office:value="271" table:style-name="ce49">
            <text:p>271</text:p>
          </table:table-cell>
          <table:table-cell office:value-type="string" table:style-name="ce50">
            <text:p>-</text:p>
          </table:table-cell>
          <table:table-cell office:value-type="float" office:value="8122" table:style-name="ce49">
            <text:p>8.12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5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1171" table:style-name="ce53">
            <text:p>2.951.171</text:p>
          </table:table-cell>
          <table:table-cell office:value-type="percentage" office:value="1" table:style-name="ce54">
            <text:p>100,0%</text:p>
          </table:table-cell>
          <table:table-cell office:value-type="float" office:value="3968606" table:style-name="ce53">
            <text:p>3.968.606</text:p>
          </table:table-cell>
          <table:table-cell office:value-type="percentage" office:value="0.99293865211646537" table:style-name="ce54">
            <text:p>99,3%</text:p>
          </table:table-cell>
          <table:table-cell office:value-type="float" office:value="5337976" table:style-name="ce53">
            <text:p>5.337.976</text:p>
          </table:table-cell>
          <table:table-cell office:value-type="percentage" office:value="0.96919127179237641" table:style-name="ce54">
            <text:p>96,9%</text:p>
          </table:table-cell>
          <table:table-cell office:value-type="float" office:value="6772816" table:style-name="ce53">
            <text:p>6.772.816</text:p>
          </table:table-cell>
          <table:table-cell office:value-type="percentage" office:value="0.94994217159341876" table:style-name="ce54">
            <text:p>95,0%</text:p>
          </table:table-cell>
          <table:table-cell office:value-type="float" office:value="7140012" table:style-name="ce53">
            <text:p>7.140.012</text:p>
          </table:table-cell>
          <table:table-cell office:value-type="percentage" office:value="0.9134178554724639" table:style-name="ce54">
            <text:p>91,3%</text:p>
          </table:table-cell>
          <table:table-cell office:value-type="float" office:value="5136902" table:style-name="ce53">
            <text:p>5.136.902</text:p>
          </table:table-cell>
          <table:table-cell office:value-type="percentage" office:value="0.86450432681142109" table:style-name="ce54">
            <text:p>86,5%</text:p>
          </table:table-cell>
          <table:table-cell office:value-type="float" office:value="4262911" table:style-name="ce53">
            <text:p>4.262.911</text:p>
          </table:table-cell>
          <table:table-cell office:value-type="percentage" office:value="0.86563511185161046" table:style-name="ce54">
            <text:p>86,6%</text:p>
          </table:table-cell>
          <table:table-cell office:value-type="float" office:value="3681460" table:style-name="ce53">
            <text:p>3.681.460</text:p>
          </table:table-cell>
          <table:table-cell office:value-type="percentage" office:value="0.92407005890116423" table:style-name="ce54">
            <text:p>92,4%</text:p>
          </table:table-cell>
          <table:table-cell office:value-type="float" office:value="39251854" table:style-name="ce53">
            <text:p>39.251.854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3046872809131143" table:style-name="ce54">
            <text:p>93,0%</text:p>
          </table:table-cell>
          <table:table-cell office:value-type="percentage" office:value="0.82812095024468713" table:style-name="ce54">
            <text:p>82,8%</text:p>
          </table:table-cell>
          <table:table-cell table:number-columns-repeated="16363" table:style-name="ce25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25"/>
          <table:table-cell table:style-name="ce55"/>
          <table:table-cell table:style-name="ce25"/>
          <table:table-cell table:style-name="ce55"/>
          <table:table-cell table:style-name="ce51"/>
          <table:table-cell table:style-name="ce55"/>
          <table:table-cell table:style-name="ce25"/>
          <table:table-cell table:style-name="ce55"/>
          <table:table-cell table:number-columns-repeated="2" table:style-name="ce25"/>
          <table:table-cell table:style-name="ce55"/>
          <table:table-cell table:number-columns-repeated="16366" table:style-name="ce25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4" table:default-cell-style-name="ce55"/>
        <table:table-column table:style-name="co4" table:number-columns-repeated="3" table:default-cell-style-name="ce25"/>
        <table:table-column table:style-name="co3" table:number-columns-repeated="20" table:default-cell-style-name="ce25"/>
        <table:table-column table:style-name="co4" table:number-columns-repeated="16343" table:default-cell-style-name="ce25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868" table:style-name="ce43">
            <text:p>430.868</text:p>
          </table:table-cell>
          <table:table-cell office:value-type="percentage" office:value="1" table:style-name="ce44">
            <text:p>100,0%</text:p>
          </table:table-cell>
          <table:table-cell office:value-type="float" office:value="653125" table:style-name="ce43">
            <text:p>653.125</text:p>
          </table:table-cell>
          <table:table-cell office:value-type="percentage" office:value="0.99816909997050385" table:style-name="ce44">
            <text:p>99,8%</text:p>
          </table:table-cell>
          <table:table-cell office:value-type="float" office:value="934840" table:style-name="ce43">
            <text:p>934.840</text:p>
          </table:table-cell>
          <table:table-cell office:value-type="percentage" office:value="0.97559142960607537" table:style-name="ce44">
            <text:p>97,6%</text:p>
          </table:table-cell>
          <table:table-cell office:value-type="float" office:value="1225186" table:style-name="ce43">
            <text:p>1.225.186</text:p>
          </table:table-cell>
          <table:table-cell office:value-type="percentage" office:value="0.95153352267917379" table:style-name="ce44">
            <text:p>95,2%</text:p>
          </table:table-cell>
          <table:table-cell office:value-type="float" office:value="1272380" table:style-name="ce43">
            <text:p>1.272.380</text:p>
          </table:table-cell>
          <table:table-cell office:value-type="percentage" office:value="0.91912657042798862" table:style-name="ce44">
            <text:p>91,9%</text:p>
          </table:table-cell>
          <table:table-cell office:value-type="float" office:value="957086" table:style-name="ce43">
            <text:p>957.086</text:p>
          </table:table-cell>
          <table:table-cell office:value-type="percentage" office:value="0.86867803077403427" table:style-name="ce44">
            <text:p>86,9%</text:p>
          </table:table-cell>
          <table:table-cell office:value-type="float" office:value="798419" table:style-name="ce43">
            <text:p>798.419</text:p>
          </table:table-cell>
          <table:table-cell office:value-type="percentage" office:value="0.86211926851179987" table:style-name="ce44">
            <text:p>86,2%</text:p>
          </table:table-cell>
          <table:table-cell office:value-type="float" office:value="761485" table:style-name="ce43">
            <text:p>761.485</text:p>
          </table:table-cell>
          <table:table-cell office:value-type="percentage" office:value="0.98529978805609397" table:style-name="ce44">
            <text:p>98,5%</text:p>
          </table:table-cell>
          <table:table-cell office:value-type="float" office:value="7033389" table:style-name="ce43">
            <text:p>7.033.38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678533778280648" table:style-name="ce44">
            <text:p>93,7%</text:p>
          </table:table-cell>
          <table:table-cell office:value-type="percentage" office:value="0.82724176529486371" table:style-name="ce44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532" table:style-name="ce46">
            <text:p>100.532</text:p>
          </table:table-cell>
          <table:table-cell office:value-type="percentage" office:value="1" table:style-name="ce47">
            <text:p>100,0%</text:p>
          </table:table-cell>
          <table:table-cell office:value-type="float" office:value="119279" table:style-name="ce46">
            <text:p>119.279</text:p>
          </table:table-cell>
          <table:table-cell office:value-type="percentage" office:value="0.99710762800417974" table:style-name="ce47">
            <text:p>99,7%</text:p>
          </table:table-cell>
          <table:table-cell office:value-type="float" office:value="155577" table:style-name="ce46">
            <text:p>155.577</text:p>
          </table:table-cell>
          <table:table-cell office:value-type="percentage" office:value="0.96445973591221867" table:style-name="ce47">
            <text:p>96,4%</text:p>
          </table:table-cell>
          <table:table-cell office:value-type="float" office:value="188513" table:style-name="ce46">
            <text:p>188.513</text:p>
          </table:table-cell>
          <table:table-cell office:value-type="percentage" office:value="0.93801562422252083" table:style-name="ce47">
            <text:p>93,8%</text:p>
          </table:table-cell>
          <table:table-cell office:value-type="float" office:value="191241" table:style-name="ce46">
            <text:p>191.241</text:p>
          </table:table-cell>
          <table:table-cell office:value-type="percentage" office:value="0.8951679718400839" table:style-name="ce47">
            <text:p>89,5%</text:p>
          </table:table-cell>
          <table:table-cell office:value-type="float" office:value="130223" table:style-name="ce46">
            <text:p>130.223</text:p>
          </table:table-cell>
          <table:table-cell office:value-type="percentage" office:value="0.82274858160957298" table:style-name="ce47">
            <text:p>82,3%</text:p>
          </table:table-cell>
          <table:table-cell office:value-type="float" office:value="108574" table:style-name="ce46">
            <text:p>108.574</text:p>
          </table:table-cell>
          <table:table-cell office:value-type="percentage" office:value="0.8300891450939617" table:style-name="ce47">
            <text:p>83,0%</text:p>
          </table:table-cell>
          <table:table-cell office:value-type="float" office:value="98184" table:style-name="ce46">
            <text:p>98.184</text:p>
          </table:table-cell>
          <table:table-cell office:value-type="percentage" office:value="0.91729028279940583" table:style-name="ce47">
            <text:p>91,7%</text:p>
          </table:table-cell>
          <table:table-cell office:value-type="float" office:value="1092123" table:style-name="ce46">
            <text:p>1.092.123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20720896445962" table:style-name="ce47">
            <text:p>91,8%</text:p>
          </table:table-cell>
          <table:table-cell office:value-type="percentage" office:value="0.82044619132723773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634" table:style-name="ce46">
            <text:p>88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14687" table:style-name="ce46">
            <text:p>114.687</text:p>
          </table:table-cell>
          <table:table-cell office:value-type="percentage" office:value="1" table:style-name="ce47">
            <text:p>100,0%</text:p>
          </table:table-cell>
          <table:table-cell office:value-type="float" office:value="149552" table:style-name="ce46">
            <text:p>149.552</text:p>
          </table:table-cell>
          <table:table-cell office:value-type="percentage" office:value="0.9839594710178301" table:style-name="ce47">
            <text:p>98,4%</text:p>
          </table:table-cell>
          <table:table-cell office:value-type="float" office:value="155002" table:style-name="ce46">
            <text:p>155.002</text:p>
          </table:table-cell>
          <table:table-cell office:value-type="percentage" office:value="0.95631250655528344" table:style-name="ce47">
            <text:p>95,6%</text:p>
          </table:table-cell>
          <table:table-cell office:value-type="float" office:value="152409" table:style-name="ce46">
            <text:p>152.409</text:p>
          </table:table-cell>
          <table:table-cell office:value-type="percentage" office:value="0.9185691899710704" table:style-name="ce47">
            <text:p>91,9%</text:p>
          </table:table-cell>
          <table:table-cell office:value-type="float" office:value="91942" table:style-name="ce46">
            <text:p>91.942</text:p>
          </table:table-cell>
          <table:table-cell office:value-type="percentage" office:value="0.84668158503006696" table:style-name="ce47">
            <text:p>84,7%</text:p>
          </table:table-cell>
          <table:table-cell office:value-type="float" office:value="67439" table:style-name="ce46">
            <text:p>67.439</text:p>
          </table:table-cell>
          <table:table-cell office:value-type="percentage" office:value="0.85105121021680419" table:style-name="ce47">
            <text:p>85,1%</text:p>
          </table:table-cell>
          <table:table-cell office:value-type="float" office:value="67175" table:style-name="ce46">
            <text:p>67.175</text:p>
          </table:table-cell>
          <table:table-cell office:value-type="percentage" office:value="1.0294072575701851" table:style-name="ce47">
            <text:p>102,9%</text:p>
          </table:table-cell>
          <table:table-cell office:value-type="float" office:value="886840" table:style-name="ce46">
            <text:p>886.840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5313327895086986" table:style-name="ce47">
            <text:p>95,3%</text:p>
          </table:table-cell>
          <table:table-cell office:value-type="percentage" office:value="0.87555497196632603" table:style-name="ce47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32" table:style-name="ce46">
            <text:p>51.432</text:p>
          </table:table-cell>
          <table:table-cell office:value-type="percentage" office:value="0.95896183319970918" table:style-name="ce47">
            <text:p>95,9%</text:p>
          </table:table-cell>
          <table:table-cell office:value-type="float" office:value="79875" table:style-name="ce46">
            <text:p>79.875</text:p>
          </table:table-cell>
          <table:table-cell office:value-type="percentage" office:value="0.91564069055643438" table:style-name="ce47">
            <text:p>91,6%</text:p>
          </table:table-cell>
          <table:table-cell office:value-type="float" office:value="112193" table:style-name="ce46">
            <text:p>112.193</text:p>
          </table:table-cell>
          <table:table-cell office:value-type="percentage" office:value="0.88068418201942023" table:style-name="ce47">
            <text:p>88,1%</text:p>
          </table:table-cell>
          <table:table-cell office:value-type="float" office:value="153150" table:style-name="ce46">
            <text:p>153.150</text:p>
          </table:table-cell>
          <table:table-cell office:value-type="percentage" office:value="0.8627780156387318" table:style-name="ce47">
            <text:p>86,3%</text:p>
          </table:table-cell>
          <table:table-cell office:value-type="float" office:value="172940" table:style-name="ce46">
            <text:p>172.940</text:p>
          </table:table-cell>
          <table:table-cell office:value-type="percentage" office:value="0.79834551271102328" table:style-name="ce47">
            <text:p>79,8%</text:p>
          </table:table-cell>
          <table:table-cell office:value-type="float" office:value="133645" table:style-name="ce46">
            <text:p>133.645</text:p>
          </table:table-cell>
          <table:table-cell office:value-type="percentage" office:value="0.72614603878357153" table:style-name="ce47">
            <text:p>72,6%</text:p>
          </table:table-cell>
          <table:table-cell office:value-type="float" office:value="102967" table:style-name="ce46">
            <text:p>102.967</text:p>
          </table:table-cell>
          <table:table-cell office:value-type="percentage" office:value="0.75041723451859521" table:style-name="ce47">
            <text:p>75,0%</text:p>
          </table:table-cell>
          <table:table-cell office:value-type="float" office:value="85801" table:style-name="ce46">
            <text:p>85.801</text:p>
          </table:table-cell>
          <table:table-cell office:value-type="percentage" office:value="0.86200972512457807" table:style-name="ce47">
            <text:p>86,2%</text:p>
          </table:table-cell>
          <table:table-cell office:value-type="float" office:value="892003" table:style-name="ce46">
            <text:p>892.003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49862027516951" table:style-name="ce47">
            <text:p>82,3%</text:p>
          </table:table-cell>
          <table:table-cell office:value-type="percentage" office:value="0.73128486811092208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884" table:style-name="ce46">
            <text:p>92.884</text:p>
          </table:table-cell>
          <table:table-cell office:value-type="percentage" office:value="0.92548972718758094" table:style-name="ce47">
            <text:p>92,5%</text:p>
          </table:table-cell>
          <table:table-cell office:value-type="float" office:value="152122" table:style-name="ce46">
            <text:p>152.122</text:p>
          </table:table-cell>
          <table:table-cell office:value-type="percentage" office:value="0.90848392914730725" table:style-name="ce47">
            <text:p>90,8%</text:p>
          </table:table-cell>
          <table:table-cell office:value-type="float" office:value="225674" table:style-name="ce46">
            <text:p>225.674</text:p>
          </table:table-cell>
          <table:table-cell office:value-type="percentage" office:value="0.89711593886028895" table:style-name="ce47">
            <text:p>89,7%</text:p>
          </table:table-cell>
          <table:table-cell office:value-type="float" office:value="324838" table:style-name="ce46">
            <text:p>324.838</text:p>
          </table:table-cell>
          <table:table-cell office:value-type="percentage" office:value="0.88211988149258513" table:style-name="ce47">
            <text:p>88,2%</text:p>
          </table:table-cell>
          <table:table-cell office:value-type="float" office:value="322593" table:style-name="ce46">
            <text:p>322.593</text:p>
          </table:table-cell>
          <table:table-cell office:value-type="percentage" office:value="0.81854581900762491" table:style-name="ce47">
            <text:p>81,9%</text:p>
          </table:table-cell>
          <table:table-cell office:value-type="float" office:value="234120" table:style-name="ce46">
            <text:p>234.120</text:p>
          </table:table-cell>
          <table:table-cell office:value-type="percentage" office:value="0.74831714941411864" table:style-name="ce47">
            <text:p>74,8%</text:p>
          </table:table-cell>
          <table:table-cell office:value-type="float" office:value="192173" table:style-name="ce46">
            <text:p>192.173</text:p>
          </table:table-cell>
          <table:table-cell office:value-type="percentage" office:value="0.7545931810060823" table:style-name="ce47">
            <text:p>75,5%</text:p>
          </table:table-cell>
          <table:table-cell office:value-type="float" office:value="170687" table:style-name="ce46">
            <text:p>170.687</text:p>
          </table:table-cell>
          <table:table-cell office:value-type="percentage" office:value="0.92631264754565434" table:style-name="ce47">
            <text:p>92,6%</text:p>
          </table:table-cell>
          <table:table-cell office:value-type="float" office:value="1715091" table:style-name="ce46">
            <text:p>1.715.091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341285253647258" table:style-name="ce47">
            <text:p>84,3%</text:p>
          </table:table-cell>
          <table:table-cell office:value-type="percentage" office:value="0.76417514232285333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96" table:style-name="ce46">
            <text:p>42.296</text:p>
          </table:table-cell>
          <table:table-cell office:value-type="percentage" office:value="1" table:style-name="ce47">
            <text:p>100,0%</text:p>
          </table:table-cell>
          <table:table-cell office:value-type="float" office:value="56114" table:style-name="ce46">
            <text:p>56.114</text:p>
          </table:table-cell>
          <table:table-cell office:value-type="percentage" office:value="1" table:style-name="ce47">
            <text:p>100,0%</text:p>
          </table:table-cell>
          <table:table-cell office:value-type="float" office:value="77201" table:style-name="ce46">
            <text:p>77.201</text:p>
          </table:table-cell>
          <table:table-cell office:value-type="percentage" office:value="0.9740590736464918" table:style-name="ce47">
            <text:p>97,4%</text:p>
          </table:table-cell>
          <table:table-cell office:value-type="float" office:value="85180" table:style-name="ce46">
            <text:p>85.180</text:p>
          </table:table-cell>
          <table:table-cell office:value-type="percentage" office:value="0.93635264372870175" table:style-name="ce47">
            <text:p>93,6%</text:p>
          </table:table-cell>
          <table:table-cell office:value-type="float" office:value="89388" table:style-name="ce46">
            <text:p>89.388</text:p>
          </table:table-cell>
          <table:table-cell office:value-type="percentage" office:value="0.91787320559423324" table:style-name="ce47">
            <text:p>91,8%</text:p>
          </table:table-cell>
          <table:table-cell office:value-type="float" office:value="56838" table:style-name="ce46">
            <text:p>56.838</text:p>
          </table:table-cell>
          <table:table-cell office:value-type="percentage" office:value="0.84633252925935853" table:style-name="ce47">
            <text:p>84,6%</text:p>
          </table:table-cell>
          <table:table-cell office:value-type="float" office:value="43508" table:style-name="ce46">
            <text:p>43.508</text:p>
          </table:table-cell>
          <table:table-cell office:value-type="percentage" office:value="0.85522772394000746" table:style-name="ce47">
            <text:p>85,5%</text:p>
          </table:table-cell>
          <table:table-cell office:value-type="float" office:value="46208" table:style-name="ce46">
            <text:p>46.208</text:p>
          </table:table-cell>
          <table:table-cell office:value-type="percentage" office:value="1.0204270918446217" table:style-name="ce47">
            <text:p>102,0%</text:p>
          </table:table-cell>
          <table:table-cell office:value-type="float" office:value="496733" table:style-name="ce46">
            <text:p>496.733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4245648519529013" table:style-name="ce47">
            <text:p>94,2%</text:p>
          </table:table-cell>
          <table:table-cell office:value-type="percentage" office:value="0.8510729797568769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8241" table:style-name="ce46">
            <text:p>228.241</text:p>
          </table:table-cell>
          <table:table-cell office:value-type="percentage" office:value="1" table:style-name="ce47">
            <text:p>100,0%</text:p>
          </table:table-cell>
          <table:table-cell office:value-type="float" office:value="250752" table:style-name="ce46">
            <text:p>250.752</text:p>
          </table:table-cell>
          <table:table-cell office:value-type="percentage" office:value="1" table:style-name="ce47">
            <text:p>100,0%</text:p>
          </table:table-cell>
          <table:table-cell office:value-type="float" office:value="323943" table:style-name="ce46">
            <text:p>323.943</text:p>
          </table:table-cell>
          <table:table-cell office:value-type="percentage" office:value="0.98991575068068682" table:style-name="ce47">
            <text:p>99,0%</text:p>
          </table:table-cell>
          <table:table-cell office:value-type="float" office:value="355514" table:style-name="ce46">
            <text:p>355.514</text:p>
          </table:table-cell>
          <table:table-cell office:value-type="percentage" office:value="0.9326107087299943" table:style-name="ce47">
            <text:p>93,3%</text:p>
          </table:table-cell>
          <table:table-cell office:value-type="float" office:value="324028" table:style-name="ce46">
            <text:p>324.028</text:p>
          </table:table-cell>
          <table:table-cell office:value-type="percentage" office:value="0.89957301736247997" table:style-name="ce47">
            <text:p>90,0%</text:p>
          </table:table-cell>
          <table:table-cell office:value-type="float" office:value="216396" table:style-name="ce46">
            <text:p>216.396</text:p>
          </table:table-cell>
          <table:table-cell office:value-type="percentage" office:value="0.83582204849711472" table:style-name="ce47">
            <text:p>83,6%</text:p>
          </table:table-cell>
          <table:table-cell office:value-type="float" office:value="178573" table:style-name="ce46">
            <text:p>178.573</text:p>
          </table:table-cell>
          <table:table-cell office:value-type="percentage" office:value="0.84320447258698927" table:style-name="ce47">
            <text:p>84,3%</text:p>
          </table:table-cell>
          <table:table-cell office:value-type="float" office:value="163789" table:style-name="ce46">
            <text:p>163.789</text:p>
          </table:table-cell>
          <table:table-cell office:value-type="percentage" office:value="0.97378684645477354" table:style-name="ce47">
            <text:p>97,4%</text:p>
          </table:table-cell>
          <table:table-cell office:value-type="float" office:value="2041236" table:style-name="ce46">
            <text:p>2.041.23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73111420993682" table:style-name="ce47">
            <text:p>94,0%</text:p>
          </table:table-cell>
          <table:table-cell office:value-type="percentage" office:value="0.85527281137695577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094" table:style-name="ce46">
            <text:p>137.094</text:p>
          </table:table-cell>
          <table:table-cell office:value-type="percentage" office:value="1" table:style-name="ce47">
            <text:p>100,0%</text:p>
          </table:table-cell>
          <table:table-cell office:value-type="float" office:value="158232" table:style-name="ce46">
            <text:p>158.232</text:p>
          </table:table-cell>
          <table:table-cell office:value-type="percentage" office:value="1" table:style-name="ce47">
            <text:p>100,0%</text:p>
          </table:table-cell>
          <table:table-cell office:value-type="float" office:value="223096" table:style-name="ce46">
            <text:p>223.096</text:p>
          </table:table-cell>
          <table:table-cell office:value-type="percentage" office:value="0.97837107723612893" table:style-name="ce47">
            <text:p>97,8%</text:p>
          </table:table-cell>
          <table:table-cell office:value-type="float" office:value="286612" table:style-name="ce46">
            <text:p>286.612</text:p>
          </table:table-cell>
          <table:table-cell office:value-type="percentage" office:value="0.9203775123873259" table:style-name="ce47">
            <text:p>92,0%</text:p>
          </table:table-cell>
          <table:table-cell office:value-type="float" office:value="287138" table:style-name="ce46">
            <text:p>287.138</text:p>
          </table:table-cell>
          <table:table-cell office:value-type="percentage" office:value="0.86832324808501249" table:style-name="ce47">
            <text:p>86,8%</text:p>
          </table:table-cell>
          <table:table-cell office:value-type="float" office:value="206896" table:style-name="ce46">
            <text:p>206.896</text:p>
          </table:table-cell>
          <table:table-cell office:value-type="percentage" office:value="0.80269717673258301" table:style-name="ce47">
            <text:p>80,3%</text:p>
          </table:table-cell>
          <table:table-cell office:value-type="float" office:value="174580" table:style-name="ce46">
            <text:p>174.580</text:p>
          </table:table-cell>
          <table:table-cell office:value-type="percentage" office:value="0.79719807116241692" table:style-name="ce47">
            <text:p>79,7%</text:p>
          </table:table-cell>
          <table:table-cell office:value-type="float" office:value="167448" table:style-name="ce46">
            <text:p>167.448</text:p>
          </table:table-cell>
          <table:table-cell office:value-type="percentage" office:value="0.94169253610473747" table:style-name="ce47">
            <text:p>94,2%</text:p>
          </table:table-cell>
          <table:table-cell office:value-type="float" office:value="1641096" table:style-name="ce46">
            <text:p>1.641.096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0364642125190386" table:style-name="ce47">
            <text:p>90,4%</text:p>
          </table:table-cell>
          <table:table-cell office:value-type="percentage" office:value="0.80105981677743843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773" table:style-name="ce46">
            <text:p>455.773</text:p>
          </table:table-cell>
          <table:table-cell office:value-type="percentage" office:value="1" table:style-name="ce47">
            <text:p>100,0%</text:p>
          </table:table-cell>
          <table:table-cell office:value-type="float" office:value="618594" table:style-name="ce46">
            <text:p>618.594</text:p>
          </table:table-cell>
          <table:table-cell office:value-type="percentage" office:value="0.97303597719808221" table:style-name="ce47">
            <text:p>97,3%</text:p>
          </table:table-cell>
          <table:table-cell office:value-type="float" office:value="802418" table:style-name="ce46">
            <text:p>802.418</text:p>
          </table:table-cell>
          <table:table-cell office:value-type="percentage" office:value="0.94127045199675297" table:style-name="ce47">
            <text:p>94,1%</text:p>
          </table:table-cell>
          <table:table-cell office:value-type="float" office:value="1039994" table:style-name="ce46">
            <text:p>1.039.994</text:p>
          </table:table-cell>
          <table:table-cell office:value-type="percentage" office:value="0.94768821971184647" table:style-name="ce47">
            <text:p>94,8%</text:p>
          </table:table-cell>
          <table:table-cell office:value-type="float" office:value="1156381" table:style-name="ce46">
            <text:p>1.156.381</text:p>
          </table:table-cell>
          <table:table-cell office:value-type="percentage" office:value="0.90658863374440424" table:style-name="ce47">
            <text:p>90,7%</text:p>
          </table:table-cell>
          <table:table-cell office:value-type="float" office:value="819646" table:style-name="ce46">
            <text:p>819.646</text:p>
          </table:table-cell>
          <table:table-cell office:value-type="percentage" office:value="0.8479435729153304" table:style-name="ce47">
            <text:p>84,8%</text:p>
          </table:table-cell>
          <table:table-cell office:value-type="float" office:value="684562" table:style-name="ce46">
            <text:p>684.562</text:p>
          </table:table-cell>
          <table:table-cell office:value-type="percentage" office:value="0.82571958955381408" table:style-name="ce47">
            <text:p>82,6%</text:p>
          </table:table-cell>
          <table:table-cell office:value-type="float" office:value="612041" table:style-name="ce46">
            <text:p>612.041</text:p>
          </table:table-cell>
          <table:table-cell office:value-type="percentage" office:value="0.9116394558532418" table:style-name="ce47">
            <text:p>91,2%</text:p>
          </table:table-cell>
          <table:table-cell office:value-type="float" office:value="6189409" table:style-name="ce46">
            <text:p>6.189.40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256726587318315" table:style-name="ce47">
            <text:p>91,3%</text:p>
          </table:table-cell>
          <table:table-cell office:value-type="percentage" office:value="0.80683155672221996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5520" table:style-name="ce46">
            <text:p>295.520</text:p>
          </table:table-cell>
          <table:table-cell office:value-type="percentage" office:value="1" table:style-name="ce47">
            <text:p>100,0%</text:p>
          </table:table-cell>
          <table:table-cell office:value-type="float" office:value="435675" table:style-name="ce46">
            <text:p>435.675</text:p>
          </table:table-cell>
          <table:table-cell office:value-type="percentage" office:value="0.99067479807902203" table:style-name="ce47">
            <text:p>99,1%</text:p>
          </table:table-cell>
          <table:table-cell office:value-type="float" office:value="579655" table:style-name="ce46">
            <text:p>579.655</text:p>
          </table:table-cell>
          <table:table-cell office:value-type="percentage" office:value="0.97071875941990149" table:style-name="ce47">
            <text:p>97,1%</text:p>
          </table:table-cell>
          <table:table-cell office:value-type="float" office:value="733611" table:style-name="ce46">
            <text:p>733.611</text:p>
          </table:table-cell>
          <table:table-cell office:value-type="percentage" office:value="0.96237026037129936" table:style-name="ce47">
            <text:p>96,2%</text:p>
          </table:table-cell>
          <table:table-cell office:value-type="float" office:value="769797" table:style-name="ce46">
            <text:p>769.797</text:p>
          </table:table-cell>
          <table:table-cell office:value-type="percentage" office:value="0.91563689824115668" table:style-name="ce47">
            <text:p>91,6%</text:p>
          </table:table-cell>
          <table:table-cell office:value-type="float" office:value="530270" table:style-name="ce46">
            <text:p>530.270</text:p>
          </table:table-cell>
          <table:table-cell office:value-type="percentage" office:value="0.8637430548881696" table:style-name="ce47">
            <text:p>86,4%</text:p>
          </table:table-cell>
          <table:table-cell office:value-type="float" office:value="447032" table:style-name="ce46">
            <text:p>447.032</text:p>
          </table:table-cell>
          <table:table-cell office:value-type="percentage" office:value="0.87179317163735215" table:style-name="ce47">
            <text:p>87,2%</text:p>
          </table:table-cell>
          <table:table-cell office:value-type="float" office:value="429471" table:style-name="ce46">
            <text:p>429.471</text:p>
          </table:table-cell>
          <table:table-cell office:value-type="percentage" office:value="0.99237930628117998" table:style-name="ce47">
            <text:p>99,2%</text:p>
          </table:table-cell>
          <table:table-cell office:value-type="float" office:value="4221031" table:style-name="ce46">
            <text:p>4.221.03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3967198765100646" table:style-name="ce47">
            <text:p>94,0%</text:p>
          </table:table-cell>
          <table:table-cell office:value-type="percentage" office:value="0.83633710418670726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85" table:style-name="ce46">
            <text:p>77.685</text:p>
          </table:table-cell>
          <table:table-cell office:value-type="percentage" office:value="1" table:style-name="ce47">
            <text:p>100,0%</text:p>
          </table:table-cell>
          <table:table-cell office:value-type="float" office:value="95772" table:style-name="ce46">
            <text:p>95.772</text:p>
          </table:table-cell>
          <table:table-cell office:value-type="percentage" office:value="1" table:style-name="ce47">
            <text:p>100,0%</text:p>
          </table:table-cell>
          <table:table-cell office:value-type="float" office:value="132889" table:style-name="ce46">
            <text:p>132.889</text:p>
          </table:table-cell>
          <table:table-cell office:value-type="percentage" office:value="1.0168649806787313" table:style-name="ce47">
            <text:p>101,7%</text:p>
          </table:table-cell>
          <table:table-cell office:value-type="float" office:value="161598" table:style-name="ce46">
            <text:p>161.598</text:p>
          </table:table-cell>
          <table:table-cell office:value-type="percentage" office:value="0.96216203342601803" table:style-name="ce47">
            <text:p>96,2%</text:p>
          </table:table-cell>
          <table:table-cell office:value-type="float" office:value="146241" table:style-name="ce46">
            <text:p>146.241</text:p>
          </table:table-cell>
          <table:table-cell office:value-type="percentage" office:value="0.9283021023765996" table:style-name="ce47">
            <text:p>92,8%</text:p>
          </table:table-cell>
          <table:table-cell office:value-type="float" office:value="113365" table:style-name="ce46">
            <text:p>113.365</text:p>
          </table:table-cell>
          <table:table-cell office:value-type="percentage" office:value="0.8730996133762573" table:style-name="ce47">
            <text:p>87,3%</text:p>
          </table:table-cell>
          <table:table-cell office:value-type="float" office:value="93574" table:style-name="ce46">
            <text:p>93.574</text:p>
          </table:table-cell>
          <table:table-cell office:value-type="percentage" office:value="0.83172453024727566" table:style-name="ce47">
            <text:p>83,2%</text:p>
          </table:table-cell>
          <table:table-cell office:value-type="float" office:value="86510" table:style-name="ce46">
            <text:p>86.510</text:p>
          </table:table-cell>
          <table:table-cell office:value-type="percentage" office:value="1.0093455763105392" table:style-name="ce47">
            <text:p>100,9%</text:p>
          </table:table-cell>
          <table:table-cell office:value-type="float" office:value="907634" table:style-name="ce46">
            <text:p>907.63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51484908778916" table:style-name="ce47">
            <text:p>95,6%</text:p>
          </table:table-cell>
          <table:table-cell office:value-type="percentage" office:value="0.85787793750277652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766" table:style-name="ce46">
            <text:p>241.766</text:p>
          </table:table-cell>
          <table:table-cell office:value-type="percentage" office:value="1" table:style-name="ce47">
            <text:p>100,0%</text:p>
          </table:table-cell>
          <table:table-cell office:value-type="float" office:value="291548" table:style-name="ce46">
            <text:p>291.548</text:p>
          </table:table-cell>
          <table:table-cell office:value-type="percentage" office:value="0.99848966913137138" table:style-name="ce47">
            <text:p>99,8%</text:p>
          </table:table-cell>
          <table:table-cell office:value-type="float" office:value="348195" table:style-name="ce46">
            <text:p>348.195</text:p>
          </table:table-cell>
          <table:table-cell office:value-type="percentage" office:value="0.98480905969465393" table:style-name="ce47">
            <text:p>98,5%</text:p>
          </table:table-cell>
          <table:table-cell office:value-type="float" office:value="393050" table:style-name="ce46">
            <text:p>393.050</text:p>
          </table:table-cell>
          <table:table-cell office:value-type="percentage" office:value="0.96053274682306944" table:style-name="ce47">
            <text:p>96,1%</text:p>
          </table:table-cell>
          <table:table-cell office:value-type="float" office:value="411437" table:style-name="ce46">
            <text:p>411.437</text:p>
          </table:table-cell>
          <table:table-cell office:value-type="percentage" office:value="0.92909354909368458" table:style-name="ce47">
            <text:p>92,9%</text:p>
          </table:table-cell>
          <table:table-cell office:value-type="float" office:value="267464" table:style-name="ce46">
            <text:p>267.464</text:p>
          </table:table-cell>
          <table:table-cell office:value-type="percentage" office:value="0.86670684839175882" table:style-name="ce47">
            <text:p>86,7%</text:p>
          </table:table-cell>
          <table:table-cell office:value-type="float" office:value="202600" table:style-name="ce46">
            <text:p>202.600</text:p>
          </table:table-cell>
          <table:table-cell office:value-type="percentage" office:value="0.8794853317821516" table:style-name="ce47">
            <text:p>87,9%</text:p>
          </table:table-cell>
          <table:table-cell office:value-type="float" office:value="192887" table:style-name="ce46">
            <text:p>192.887</text:p>
          </table:table-cell>
          <table:table-cell office:value-type="percentage" office:value="1.0520496989266079" table:style-name="ce47">
            <text:p>105,2%</text:p>
          </table:table-cell>
          <table:table-cell office:value-type="float" office:value="2348947" table:style-name="ce46">
            <text:p>2.348.947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636219136876877" table:style-name="ce47">
            <text:p>95,6%</text:p>
          </table:table-cell>
          <table:table-cell office:value-type="percentage" office:value="0.87098813590242929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5117" table:style-name="ce46">
            <text:p>25.117</text:p>
          </table:table-cell>
          <table:table-cell office:value-type="percentage" office:value="1" table:style-name="ce47">
            <text:p>100,0%</text:p>
          </table:table-cell>
          <table:table-cell office:value-type="float" office:value="30716" table:style-name="ce46">
            <text:p>30.716</text:p>
          </table:table-cell>
          <table:table-cell office:value-type="percentage" office:value="1" table:style-name="ce47">
            <text:p>100,0%</text:p>
          </table:table-cell>
          <table:table-cell office:value-type="float" office:value="39711" table:style-name="ce46">
            <text:p>39.711</text:p>
          </table:table-cell>
          <table:table-cell office:value-type="percentage" office:value="1.0284093851970788" table:style-name="ce47">
            <text:p>102,8%</text:p>
          </table:table-cell>
          <table:table-cell office:value-type="float" office:value="46316" table:style-name="ce46">
            <text:p>46.316</text:p>
          </table:table-cell>
          <table:table-cell office:value-type="percentage" office:value="0.97507368421052631" table:style-name="ce47">
            <text:p>97,5%</text:p>
          </table:table-cell>
          <table:table-cell office:value-type="float" office:value="48647" table:style-name="ce46">
            <text:p>48.647</text:p>
          </table:table-cell>
          <table:table-cell office:value-type="percentage" office:value="0.94051117469646583" table:style-name="ce47">
            <text:p>94,1%</text:p>
          </table:table-cell>
          <table:table-cell office:value-type="float" office:value="32457" table:style-name="ce46">
            <text:p>32.457</text:p>
          </table:table-cell>
          <table:table-cell office:value-type="percentage" office:value="0.87636353817906898" table:style-name="ce47">
            <text:p>87,6%</text:p>
          </table:table-cell>
          <table:table-cell office:value-type="float" office:value="25511" table:style-name="ce46">
            <text:p>25.511</text:p>
          </table:table-cell>
          <table:table-cell office:value-type="percentage" office:value="0.84568719750712718" table:style-name="ce47">
            <text:p>84,6%</text:p>
          </table:table-cell>
          <table:table-cell office:value-type="float" office:value="25666" table:style-name="ce46">
            <text:p>25.666</text:p>
          </table:table-cell>
          <table:table-cell office:value-type="percentage" office:value="0.98772368674235134" table:style-name="ce47">
            <text:p>98,8%</text:p>
          </table:table-cell>
          <table:table-cell office:value-type="float" office:value="274141" table:style-name="ce46">
            <text:p>274.141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739305596509864" table:style-name="ce47">
            <text:p>97,4%</text:p>
          </table:table-cell>
          <table:table-cell office:value-type="percentage" office:value="0.86705189514700676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038" table:style-name="ce46">
            <text:p>372.038</text:p>
          </table:table-cell>
          <table:table-cell office:value-type="percentage" office:value="1" table:style-name="ce47">
            <text:p>100,0%</text:p>
          </table:table-cell>
          <table:table-cell office:value-type="float" office:value="511176" table:style-name="ce46">
            <text:p>511.176</text:p>
          </table:table-cell>
          <table:table-cell office:value-type="percentage" office:value="0.96988141542548145" table:style-name="ce47">
            <text:p>97,0%</text:p>
          </table:table-cell>
          <table:table-cell office:value-type="float" office:value="691091" table:style-name="ce46">
            <text:p>691.091</text:p>
          </table:table-cell>
          <table:table-cell office:value-type="percentage" office:value="0.95923842888829047" table:style-name="ce47">
            <text:p>95,9%</text:p>
          </table:table-cell>
          <table:table-cell office:value-type="float" office:value="961582" table:style-name="ce46">
            <text:p>961.582</text:p>
          </table:table-cell>
          <table:table-cell office:value-type="percentage" office:value="0.97153145361648641" table:style-name="ce47">
            <text:p>97,2%</text:p>
          </table:table-cell>
          <table:table-cell office:value-type="float" office:value="1052785" table:style-name="ce46">
            <text:p>1.052.785</text:p>
          </table:table-cell>
          <table:table-cell office:value-type="percentage" office:value="0.91068767068068124" table:style-name="ce47">
            <text:p>91,1%</text:p>
          </table:table-cell>
          <table:table-cell office:value-type="float" office:value="773507" table:style-name="ce46">
            <text:p>773.507</text:p>
          </table:table-cell>
          <table:table-cell office:value-type="percentage" office:value="0.8586470021446555" table:style-name="ce47">
            <text:p>85,9%</text:p>
          </table:table-cell>
          <table:table-cell office:value-type="float" office:value="629430" table:style-name="ce46">
            <text:p>629.430</text:p>
          </table:table-cell>
          <table:table-cell office:value-type="percentage" office:value="0.85571886339196013" table:style-name="ce47">
            <text:p>85,6%</text:p>
          </table:table-cell>
          <table:table-cell office:value-type="float" office:value="538074" table:style-name="ce46">
            <text:p>538.074</text:p>
          </table:table-cell>
          <table:table-cell office:value-type="percentage" office:value="0.94276553246662231" table:style-name="ce47">
            <text:p>94,3%</text:p>
          </table:table-cell>
          <table:table-cell office:value-type="float" office:value="5529683" table:style-name="ce46">
            <text:p>5.529.683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610420391672421" table:style-name="ce47">
            <text:p>92,6%</text:p>
          </table:table-cell>
          <table:table-cell office:value-type="percentage" office:value="0.81850559250472332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5958" table:style-name="ce46">
            <text:p>75.958</text:p>
          </table:table-cell>
          <table:table-cell office:value-type="percentage" office:value="1" table:style-name="ce47">
            <text:p>100,0%</text:p>
          </table:table-cell>
          <table:table-cell office:value-type="float" office:value="108320" table:style-name="ce46">
            <text:p>10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54003" table:style-name="ce46">
            <text:p>154.003</text:p>
          </table:table-cell>
          <table:table-cell office:value-type="percentage" office:value="1.0030089682886005" table:style-name="ce47">
            <text:p>100,3%</text:p>
          </table:table-cell>
          <table:table-cell office:value-type="float" office:value="212001" table:style-name="ce46">
            <text:p>212.001</text:p>
          </table:table-cell>
          <table:table-cell office:value-type="percentage" office:value="0.97202239308950356" table:style-name="ce47">
            <text:p>97,2%</text:p>
          </table:table-cell>
          <table:table-cell office:value-type="float" office:value="235930" table:style-name="ce46">
            <text:p>235.930</text:p>
          </table:table-cell>
          <table:table-cell office:value-type="percentage" office:value="0.93449466863127206" table:style-name="ce47">
            <text:p>93,4%</text:p>
          </table:table-cell>
          <table:table-cell office:value-type="float" office:value="171938" table:style-name="ce46">
            <text:p>171.938</text:p>
          </table:table-cell>
          <table:table-cell office:value-type="percentage" office:value="0.86368887951214124" table:style-name="ce47">
            <text:p>86,4%</text:p>
          </table:table-cell>
          <table:table-cell office:value-type="float" office:value="145640" table:style-name="ce46">
            <text:p>145.640</text:p>
          </table:table-cell>
          <table:table-cell office:value-type="percentage" office:value="0.83730503222394059" table:style-name="ce47">
            <text:p>83,7%</text:p>
          </table:table-cell>
          <table:table-cell office:value-type="float" office:value="133841" table:style-name="ce46">
            <text:p>133.841</text:p>
          </table:table-cell>
          <table:table-cell office:value-type="percentage" office:value="0.92549233833047517" table:style-name="ce47">
            <text:p>92,5%</text:p>
          </table:table-cell>
          <table:table-cell office:value-type="float" office:value="1237631" table:style-name="ce46">
            <text:p>1.237.631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929709307885312" table:style-name="ce47">
            <text:p>93,9%</text:p>
          </table:table-cell>
          <table:table-cell office:value-type="percentage" office:value="0.81795693012115711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317" table:style-name="ce46">
            <text:p>42.317</text:p>
          </table:table-cell>
          <table:table-cell office:value-type="percentage" office:value="1" table:style-name="ce47">
            <text:p>100,0%</text:p>
          </table:table-cell>
          <table:table-cell office:value-type="float" office:value="55903" table:style-name="ce46">
            <text:p>55.903</text:p>
          </table:table-cell>
          <table:table-cell office:value-type="percentage" office:value="0.9869879943502825" table:style-name="ce47">
            <text:p>98,7%</text:p>
          </table:table-cell>
          <table:table-cell office:value-type="float" office:value="72610" table:style-name="ce46">
            <text:p>72.610</text:p>
          </table:table-cell>
          <table:table-cell office:value-type="percentage" office:value="0.95956125280824633" table:style-name="ce47">
            <text:p>96,0%</text:p>
          </table:table-cell>
          <table:table-cell office:value-type="float" office:value="92584" table:style-name="ce46">
            <text:p>92.584</text:p>
          </table:table-cell>
          <table:table-cell office:value-type="percentage" office:value="0.9476550185264796" table:style-name="ce47">
            <text:p>94,8%</text:p>
          </table:table-cell>
          <table:table-cell office:value-type="float" office:value="96433" table:style-name="ce46">
            <text:p>96.433</text:p>
          </table:table-cell>
          <table:table-cell office:value-type="percentage" office:value="0.91212886505301594" table:style-name="ce47">
            <text:p>91,2%</text:p>
          </table:table-cell>
          <table:table-cell office:value-type="float" office:value="65684" table:style-name="ce46">
            <text:p>65.684</text:p>
          </table:table-cell>
          <table:table-cell office:value-type="percentage" office:value="0.85605181873867764" table:style-name="ce47">
            <text:p>85,6%</text:p>
          </table:table-cell>
          <table:table-cell office:value-type="float" office:value="59357" table:style-name="ce46">
            <text:p>59.357</text:p>
          </table:table-cell>
          <table:table-cell office:value-type="percentage" office:value="0.86272201389494496" table:style-name="ce47">
            <text:p>86,3%</text:p>
          </table:table-cell>
          <table:table-cell office:value-type="float" office:value="56097" table:style-name="ce46">
            <text:p>56.097</text:p>
          </table:table-cell>
          <table:table-cell office:value-type="percentage" office:value="0.97524382399471499" table:style-name="ce47">
            <text:p>97,5%</text:p>
          </table:table-cell>
          <table:table-cell office:value-type="float" office:value="540985" table:style-name="ce46">
            <text:p>540.985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3245302271387553" table:style-name="ce47">
            <text:p>93,2%</text:p>
          </table:table-cell>
          <table:table-cell office:value-type="percentage" office:value="0.82259820513522308" table:style-name="ce47">
            <text:p>82,3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3207" table:style-name="ce46">
            <text:p>163.207</text:p>
          </table:table-cell>
          <table:table-cell office:value-type="percentage" office:value="1.0230746085277636" table:style-name="ce47">
            <text:p>102,3%</text:p>
          </table:table-cell>
          <table:table-cell office:value-type="float" office:value="213836" table:style-name="ce46">
            <text:p>213.836</text:p>
          </table:table-cell>
          <table:table-cell office:value-type="percentage" office:value="0.98830685042936506" table:style-name="ce47">
            <text:p>98,8%</text:p>
          </table:table-cell>
          <table:table-cell office:value-type="float" office:value="277117" table:style-name="ce46">
            <text:p>277.117</text:p>
          </table:table-cell>
          <table:table-cell office:value-type="percentage" office:value="0.97520437213852618" table:style-name="ce47">
            <text:p>97,5%</text:p>
          </table:table-cell>
          <table:table-cell office:value-type="float" office:value="326142" table:style-name="ce46">
            <text:p>326.142</text:p>
          </table:table-cell>
          <table:table-cell office:value-type="percentage" office:value="0.96644116313595108" table:style-name="ce47">
            <text:p>96,6%</text:p>
          </table:table-cell>
          <table:table-cell office:value-type="float" office:value="324549" table:style-name="ce46">
            <text:p>324.549</text:p>
          </table:table-cell>
          <table:table-cell office:value-type="percentage" office:value="0.93244058563942267" table:style-name="ce47">
            <text:p>93,2%</text:p>
          </table:table-cell>
          <table:table-cell office:value-type="float" office:value="209516" table:style-name="ce46">
            <text:p>209.516</text:p>
          </table:table-cell>
          <table:table-cell office:value-type="percentage" office:value="0.88167147095335285" table:style-name="ce47">
            <text:p>88,2%</text:p>
          </table:table-cell>
          <table:table-cell office:value-type="float" office:value="173233" table:style-name="ce46">
            <text:p>173.233</text:p>
          </table:table-cell>
          <table:table-cell office:value-type="percentage" office:value="0.86957809401902464" table:style-name="ce47">
            <text:p>87,0%</text:p>
          </table:table-cell>
          <table:table-cell office:value-type="float" office:value="166722" table:style-name="ce46">
            <text:p>166.722</text:p>
          </table:table-cell>
          <table:table-cell office:value-type="percentage" office:value="0.96473147896329647" table:style-name="ce47">
            <text:p>96,5%</text:p>
          </table:table-cell>
          <table:table-cell office:value-type="float" office:value="1854322" table:style-name="ce46">
            <text:p>1.854.32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837957031647568" table:style-name="ce47">
            <text:p>94,8%</text:p>
          </table:table-cell>
          <table:table-cell office:value-type="percentage" office:value="0.84830743105382289" table:style-name="ce47">
            <text:p>84,8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4" table:style-name="ce46">
            <text:p>2.394</text:p>
          </table:table-cell>
          <table:table-cell office:value-type="percentage" office:value="0.84384913641170245" table:style-name="ce47">
            <text:p>84,4%</text:p>
          </table:table-cell>
          <table:table-cell office:value-type="float" office:value="3903" table:style-name="ce46">
            <text:p>3.903</text:p>
          </table:table-cell>
          <table:table-cell office:value-type="percentage" office:value="0.88623978201634879" table:style-name="ce47">
            <text:p>88,6%</text:p>
          </table:table-cell>
          <table:table-cell office:value-type="float" office:value="7654" table:style-name="ce46">
            <text:p>7.654</text:p>
          </table:table-cell>
          <table:table-cell office:value-type="percentage" office:value="0.91895785808620478" table:style-name="ce47">
            <text:p>91,9%</text:p>
          </table:table-cell>
          <table:table-cell office:value-type="float" office:value="10620" table:style-name="ce46">
            <text:p>10.620</text:p>
          </table:table-cell>
          <table:table-cell office:value-type="percentage" office:value="0.91892359608895047" table:style-name="ce47">
            <text:p>91,9%</text:p>
          </table:table-cell>
          <table:table-cell office:value-type="float" office:value="11204" table:style-name="ce46">
            <text:p>11.204</text:p>
          </table:table-cell>
          <table:table-cell office:value-type="percentage" office:value="0.90669256291980249" table:style-name="ce47">
            <text:p>90,7%</text:p>
          </table:table-cell>
          <table:table-cell office:value-type="float" office:value="9383" table:style-name="ce46">
            <text:p>9.383</text:p>
          </table:table-cell>
          <table:table-cell office:value-type="percentage" office:value="0.82314238091060621" table:style-name="ce47">
            <text:p>82,3%</text:p>
          </table:table-cell>
          <table:table-cell office:value-type="float" office:value="9224" table:style-name="ce46">
            <text:p>9.224</text:p>
          </table:table-cell>
          <table:table-cell office:value-type="percentage" office:value="0.8489645651173493" table:style-name="ce47">
            <text:p>84,9%</text:p>
          </table:table-cell>
          <table:table-cell office:value-type="float" office:value="9235" table:style-name="ce46">
            <text:p>9.235</text:p>
          </table:table-cell>
          <table:table-cell office:value-type="percentage" office:value="0.99504363753905833" table:style-name="ce47">
            <text:p>99,5%</text:p>
          </table:table-cell>
          <table:table-cell office:value-type="float" office:value="63617" table:style-name="ce46">
            <text:p>63.61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564825634599954" table:style-name="ce47">
            <text:p>89,6%</text:p>
          </table:table-cell>
          <table:table-cell office:value-type="percentage" office:value="0.76172515775231386" table:style-name="ce47">
            <text:p>76,2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7" table:style-name="ce46">
            <text:p>2.057</text:p>
          </table:table-cell>
          <table:table-cell office:value-type="percentage" office:value="0.81919553962564717" table:style-name="ce47">
            <text:p>81,9%</text:p>
          </table:table-cell>
          <table:table-cell office:value-type="float" office:value="3371" table:style-name="ce46">
            <text:p>3.371</text:p>
          </table:table-cell>
          <table:table-cell office:value-type="percentage" office:value="0.88640546936628972" table:style-name="ce47">
            <text:p>88,6%</text:p>
          </table:table-cell>
          <table:table-cell office:value-type="float" office:value="7423" table:style-name="ce46">
            <text:p>7.423</text:p>
          </table:table-cell>
          <table:table-cell office:value-type="percentage" office:value="0.9272954403497814" table:style-name="ce47">
            <text:p>92,7%</text:p>
          </table:table-cell>
          <table:table-cell office:value-type="float" office:value="10079" table:style-name="ce46">
            <text:p>10.079</text:p>
          </table:table-cell>
          <table:table-cell office:value-type="percentage" office:value="0.93315433756133692" table:style-name="ce47">
            <text:p>93,3%</text:p>
          </table:table-cell>
          <table:table-cell office:value-type="float" office:value="10596" table:style-name="ce46">
            <text:p>10.596</text:p>
          </table:table-cell>
          <table:table-cell office:value-type="percentage" office:value="0.97006316945893989" table:style-name="ce47">
            <text:p>97,0%</text:p>
          </table:table-cell>
          <table:table-cell office:value-type="float" office:value="9169" table:style-name="ce46">
            <text:p>9.169</text:p>
          </table:table-cell>
          <table:table-cell office:value-type="percentage" office:value="0.83719868517165819" table:style-name="ce47">
            <text:p>83,7%</text:p>
          </table:table-cell>
          <table:table-cell office:value-type="float" office:value="9744" table:style-name="ce46">
            <text:p>9.744</text:p>
          </table:table-cell>
          <table:table-cell office:value-type="percentage" office:value="0.83346163715678723" table:style-name="ce47">
            <text:p>83,3%</text:p>
          </table:table-cell>
          <table:table-cell office:value-type="float" office:value="8997" table:style-name="ce46">
            <text:p>8.997</text:p>
          </table:table-cell>
          <table:table-cell office:value-type="percentage" office:value="0.93914405010438418" table:style-name="ce47">
            <text:p>93,9%</text:p>
          </table:table-cell>
          <table:table-cell office:value-type="float" office:value="61436" table:style-name="ce46">
            <text:p>61.436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995019482612137" table:style-name="ce47">
            <text:p>90,0%</text:p>
          </table:table-cell>
          <table:table-cell office:value-type="percentage" office:value="0.73118945038204275" table:style-name="ce47">
            <text:p>73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703" table:style-name="ce46">
            <text:p>3.703</text:p>
          </table:table-cell>
          <table:table-cell office:value-type="string" table:style-name="ce47">
            <text:p>-</text:p>
          </table:table-cell>
          <table:table-cell office:value-type="float" office:value="9839" table:style-name="ce46">
            <text:p>9.839</text:p>
          </table:table-cell>
          <table:table-cell office:value-type="string" table:style-name="ce47">
            <text:p>-</text:p>
          </table:table-cell>
          <table:table-cell office:value-type="float" office:value="22738" table:style-name="ce46">
            <text:p>22.738</text:p>
          </table:table-cell>
          <table:table-cell office:value-type="string" table:style-name="ce47">
            <text:p>-</text:p>
          </table:table-cell>
          <table:table-cell office:value-type="float" office:value="32571" table:style-name="ce46">
            <text:p>32.571</text:p>
          </table:table-cell>
          <table:table-cell office:value-type="string" table:style-name="ce47">
            <text:p>-</text:p>
          </table:table-cell>
          <table:table-cell office:value-type="float" office:value="24553" table:style-name="ce46">
            <text:p>24.553</text:p>
          </table:table-cell>
          <table:table-cell office:value-type="string" table:style-name="ce47">
            <text:p>-</text:p>
          </table:table-cell>
          <table:table-cell office:value-type="float" office:value="1325" table:style-name="ce46">
            <text:p>1.325</text:p>
          </table:table-cell>
          <table:table-cell office:value-type="string" table:style-name="ce47">
            <text:p>-</text:p>
          </table:table-cell>
          <table:table-cell office:value-type="float" office:value="94771" table:style-name="ce46">
            <text:p>94.77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1" table:style-name="ce49">
            <text:p>31</text:p>
          </table:table-cell>
          <table:table-cell office:value-type="string" table:style-name="ce50">
            <text:p>-</text:p>
          </table:table-cell>
          <table:table-cell office:value-type="float" office:value="49" table:style-name="ce49">
            <text:p>49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22" table:style-name="ce49">
            <text:p>922</text:p>
          </table:table-cell>
          <table:table-cell office:value-type="string" table:style-name="ce50">
            <text:p>-</text:p>
          </table:table-cell>
          <table:table-cell office:value-type="float" office:value="1972" table:style-name="ce49">
            <text:p>1.972</text:p>
          </table:table-cell>
          <table:table-cell office:value-type="string" table:style-name="ce50">
            <text:p>-</text:p>
          </table:table-cell>
          <table:table-cell office:value-type="float" office:value="2446" table:style-name="ce49">
            <text:p>2.446</text:p>
          </table:table-cell>
          <table:table-cell office:value-type="string" table:style-name="ce50">
            <text:p>-</text:p>
          </table:table-cell>
          <table:table-cell office:value-type="float" office:value="2139" table:style-name="ce49">
            <text:p>2.139</text:p>
          </table:table-cell>
          <table:table-cell office:value-type="string" table:style-name="ce50">
            <text:p>-</text:p>
          </table:table-cell>
          <table:table-cell office:value-type="float" office:value="257" table:style-name="ce49">
            <text:p>257</text:p>
          </table:table-cell>
          <table:table-cell office:value-type="string" table:style-name="ce50">
            <text:p>-</text:p>
          </table:table-cell>
          <table:table-cell office:value-type="float" office:value="8127" table:style-name="ce49">
            <text:p>8.12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5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25867" table:style-name="ce53">
            <text:p>2.925.867</text:p>
          </table:table-cell>
          <table:table-cell office:value-type="percentage" office:value="1" table:style-name="ce54">
            <text:p>100,0%</text:p>
          </table:table-cell>
          <table:table-cell office:value-type="float" office:value="3953068" table:style-name="ce53">
            <text:p>3.953.068</text:p>
          </table:table-cell>
          <table:table-cell office:value-type="percentage" office:value="0.98905107023592953" table:style-name="ce54">
            <text:p>98,9%</text:p>
          </table:table-cell>
          <table:table-cell office:value-type="float" office:value="5318856" table:style-name="ce53">
            <text:p>5.318.856</text:p>
          </table:table-cell>
          <table:table-cell office:value-type="percentage" office:value="0.96571974304877206" table:style-name="ce54">
            <text:p>96,6%</text:p>
          </table:table-cell>
          <table:table-cell office:value-type="float" office:value="6772333" table:style-name="ce53">
            <text:p>6.772.333</text:p>
          </table:table-cell>
          <table:table-cell office:value-type="percentage" office:value="0.94987442694054769" table:style-name="ce54">
            <text:p>95,0%</text:p>
          </table:table-cell>
          <table:table-cell office:value-type="float" office:value="7100827" table:style-name="ce53">
            <text:p>7.100.827</text:p>
          </table:table-cell>
          <table:table-cell office:value-type="percentage" office:value="0.90840493971452285" table:style-name="ce54">
            <text:p>90,8%</text:p>
          </table:table-cell>
          <table:table-cell office:value-type="float" office:value="5064562" table:style-name="ce53">
            <text:p>5.064.562</text:p>
          </table:table-cell>
          <table:table-cell office:value-type="percentage" office:value="0.85233001571856037" table:style-name="ce54">
            <text:p>85,2%</text:p>
          </table:table-cell>
          <table:table-cell office:value-type="float" office:value="4172832" table:style-name="ce53">
            <text:p>4.172.832</text:p>
          </table:table-cell>
          <table:table-cell office:value-type="percentage" office:value="0.84734349252376584" table:style-name="ce54">
            <text:p>84,7%</text:p>
          </table:table-cell>
          <table:table-cell office:value-type="float" office:value="3821900" table:style-name="ce53">
            <text:p>3.821.900</text:p>
          </table:table-cell>
          <table:table-cell office:value-type="percentage" office:value="0.95932139914989145" table:style-name="ce54">
            <text:p>95,9%</text:p>
          </table:table-cell>
          <table:table-cell office:value-type="float" office:value="39130245" table:style-name="ce53">
            <text:p>39.130.245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585975812796" table:style-name="ce54">
            <text:p>92,8%</text:p>
          </table:table-cell>
          <table:table-cell office:value-type="percentage" office:value="0.82555528899876718" table:style-name="ce54">
            <text:p>82,6%</text:p>
          </table:table-cell>
          <table:table-cell table:number-columns-repeated="16363" table:style-name="ce25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25"/>
          <table:table-cell table:style-name="ce55"/>
          <table:table-cell table:style-name="ce25"/>
          <table:table-cell table:style-name="ce55"/>
          <table:table-cell table:style-name="ce51"/>
          <table:table-cell table:style-name="ce55"/>
          <table:table-cell table:style-name="ce25"/>
          <table:table-cell table:style-name="ce55"/>
          <table:table-cell table:number-columns-repeated="2" table:style-name="ce25"/>
          <table:table-cell table:style-name="ce55"/>
          <table:table-cell table:number-columns-repeated="16366" table:style-name="ce25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57"/>
        <table:table-row table:style-name="ro10">
          <table:table-cell table:number-columns-spanned="1" table:number-rows-spanned="2" table:style-name="ce67"/>
          <table:table-cell office:value-type="string" table:number-columns-spanned="2" table:number-rows-spanned="1" table:style-name="ce68">
            <text:p><text:s/>Mayores de 70 años</text:p>
          </table:table-cell>
          <table:covered-table-cell/>
          <table:table-cell office:value-type="string" table:number-columns-spanned="2" table:number-rows-spanned="1" table:style-name="ce68">
            <text:p>60-69 años</text:p>
          </table:table-cell>
          <table:covered-table-cell/>
          <table:table-cell office:value-type="string" table:number-columns-spanned="2" table:number-rows-spanned="1" table:style-name="ce68">
            <text:p>50-59 años</text:p>
          </table:table-cell>
          <table:covered-table-cell/>
          <table:table-cell office:value-type="string" table:number-columns-spanned="2" table:number-rows-spanned="1" table:style-name="ce68">
            <text:p>40-49 años</text:p>
          </table:table-cell>
          <table:covered-table-cell/>
          <table:table-cell office:value-type="string" table:number-columns-spanned="2" table:number-rows-spanned="1" table:style-name="ce68">
            <text:p>30-39 años</text:p>
          </table:table-cell>
          <table:covered-table-cell/>
          <table:table-cell office:value-type="string" table:number-columns-spanned="2" table:number-rows-spanned="1" table:style-name="ce68">
            <text:p>20-29 años</text:p>
          </table:table-cell>
          <table:covered-table-cell/>
          <table:table-cell office:value-type="string" table:number-columns-spanned="2" table:number-rows-spanned="1" table:style-name="ce69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8">
            <text:p>Nº Personas &gt; 70 años con <text:s/>dosis de recuerdo</text:p>
          </table:table-cell>
          <table:table-cell office:value-type="string" table:style-name="ce58">
            <text:p>% Dosis de recuerdo en &gt; 70 años</text:p>
          </table:table-cell>
          <table:table-cell office:value-type="string" table:style-name="ce58">
            <text:p>Nº Personas 60-69 años con <text:s/>dosis de recuerdo</text:p>
          </table:table-cell>
          <table:table-cell office:value-type="string" table:style-name="ce58">
            <text:p>% Dosis de recuerdo en 60-69 años</text:p>
          </table:table-cell>
          <table:table-cell office:value-type="string" table:style-name="ce58">
            <text:p>Nº Personas 50-59 años con <text:s/>dosis de recuerdo</text:p>
          </table:table-cell>
          <table:table-cell office:value-type="string" table:style-name="ce58">
            <text:p>% Dosis de recuerdo en 50-59 años</text:p>
          </table:table-cell>
          <table:table-cell office:value-type="string" table:style-name="ce58">
            <text:p>Nº Personas 40-49 años con <text:s/>dosis de recuerdo</text:p>
          </table:table-cell>
          <table:table-cell office:value-type="string" table:style-name="ce58">
            <text:p>% Dosis de recuerdo en 40-49 años</text:p>
          </table:table-cell>
          <table:table-cell office:value-type="string" table:style-name="ce58">
            <text:p>Nº Personas 30-39 años con <text:s/>dosis de recuerdo</text:p>
          </table:table-cell>
          <table:table-cell office:value-type="string" table:style-name="ce58">
            <text:p>% Dosis de recuerdo en 30-39 años</text:p>
          </table:table-cell>
          <table:table-cell office:value-type="string" table:style-name="ce58">
            <text:p>Nº Personas 20-29 años con <text:s/>dosis de recuerdo</text:p>
          </table:table-cell>
          <table:table-cell office:value-type="string" table:style-name="ce58">
            <text:p>% Dosis de recuerdo en 20-29 años</text:p>
          </table:table-cell>
          <table:table-cell office:value-type="string" table:style-name="ce58">
            <text:p>Nº Personas 18-19 años con <text:s/>dosis de recuerdo</text:p>
          </table:table-cell>
          <table:table-cell office:value-type="string" table:style-name="ce58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98859" table:style-name="ce60">
            <text:p>998.859</text:p>
          </table:table-cell>
          <table:table-cell office:value-type="percentage" office:value="0.92146259247061557" table:style-name="ce61">
            <text:p>92,1%</text:p>
          </table:table-cell>
          <table:table-cell office:value-type="float" office:value="873482" table:style-name="ce60">
            <text:p>873.482</text:p>
          </table:table-cell>
          <table:table-cell office:value-type="percentage" office:value="0.9343652389713748" table:style-name="ce61">
            <text:p>93,4%</text:p>
          </table:table-cell>
          <table:table-cell office:value-type="float" office:value="889144" table:style-name="ce60">
            <text:p>889.144</text:p>
          </table:table-cell>
          <table:table-cell office:value-type="percentage" office:value="0.72572164552973994" table:style-name="ce61">
            <text:p>72,6%</text:p>
          </table:table-cell>
          <table:table-cell office:value-type="float" office:value="719861" table:style-name="ce60">
            <text:p>719.861</text:p>
          </table:table-cell>
          <table:table-cell office:value-type="percentage" office:value="0.56575944293371472" table:style-name="ce61">
            <text:p>56,6%</text:p>
          </table:table-cell>
          <table:table-cell office:value-type="float" office:value="400023" table:style-name="ce60">
            <text:p>400.023</text:p>
          </table:table-cell>
          <table:table-cell office:value-type="percentage" office:value="0.41795930564233519" table:style-name="ce61">
            <text:p>41,8%</text:p>
          </table:table-cell>
          <table:table-cell office:value-type="float" office:value="283621" table:style-name="ce60">
            <text:p>283.621</text:p>
          </table:table-cell>
          <table:table-cell office:value-type="percentage" office:value="0.35522826986832728" table:style-name="ce61">
            <text:p>35,5%</text:p>
          </table:table-cell>
          <table:table-cell office:value-type="float" office:value="32670" table:style-name="ce60">
            <text:p>32.670</text:p>
          </table:table-cell>
          <table:table-cell office:value-type="percentage" office:value="0.19371019958020563" table:style-name="ce61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2182" table:style-name="ce7">
            <text:p>202.182</text:p>
          </table:table-cell>
          <table:table-cell office:value-type="percentage" office:value="0.91979928211054041" table:style-name="ce47">
            <text:p>92,0%</text:p>
          </table:table-cell>
          <table:table-cell office:value-type="float" office:value="145839" table:style-name="ce7">
            <text:p>145.839</text:p>
          </table:table-cell>
          <table:table-cell office:value-type="percentage" office:value="0.93740720029310243" table:style-name="ce47">
            <text:p>93,7%</text:p>
          </table:table-cell>
          <table:table-cell office:value-type="float" office:value="143995" table:style-name="ce7">
            <text:p>143.995</text:p>
          </table:table-cell>
          <table:table-cell office:value-type="percentage" office:value="0.76384652517333018" table:style-name="ce47">
            <text:p>76,4%</text:p>
          </table:table-cell>
          <table:table-cell office:value-type="float" office:value="114923" table:style-name="ce7">
            <text:p>114.923</text:p>
          </table:table-cell>
          <table:table-cell office:value-type="percentage" office:value="0.60093285435654487" table:style-name="ce47">
            <text:p>60,1%</text:p>
          </table:table-cell>
          <table:table-cell office:value-type="float" office:value="59345" table:style-name="ce7">
            <text:p>59.345</text:p>
          </table:table-cell>
          <table:table-cell office:value-type="percentage" office:value="0.45571826789430436" table:style-name="ce47">
            <text:p>45,6%</text:p>
          </table:table-cell>
          <table:table-cell office:value-type="float" office:value="45185" table:style-name="ce7">
            <text:p>45.185</text:p>
          </table:table-cell>
          <table:table-cell office:value-type="percentage" office:value="0.41616777497375063" table:style-name="ce47">
            <text:p>41,6%</text:p>
          </table:table-cell>
          <table:table-cell office:value-type="float" office:value="10178" table:style-name="ce60">
            <text:p>10.178</text:p>
          </table:table-cell>
          <table:table-cell office:value-type="percentage" office:value="0.44999557874259438" table:style-name="ce61">
            <text:p>45,0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2198" table:style-name="ce7">
            <text:p>192.198</text:p>
          </table:table-cell>
          <table:table-cell office:value-type="percentage" office:value="0.94529340304247966" table:style-name="ce47">
            <text:p>94,5%</text:p>
          </table:table-cell>
          <table:table-cell office:value-type="float" office:value="142899" table:style-name="ce7">
            <text:p>142.899</text:p>
          </table:table-cell>
          <table:table-cell office:value-type="percentage" office:value="0.95551380121964269" table:style-name="ce47">
            <text:p>95,6%</text:p>
          </table:table-cell>
          <table:table-cell office:value-type="float" office:value="145680" table:style-name="ce7">
            <text:p>145.680</text:p>
          </table:table-cell>
          <table:table-cell office:value-type="percentage" office:value="0.93985884053108992" table:style-name="ce47">
            <text:p>94,0%</text:p>
          </table:table-cell>
          <table:table-cell office:value-type="float" office:value="128650" table:style-name="ce7">
            <text:p>128.650</text:p>
          </table:table-cell>
          <table:table-cell office:value-type="percentage" office:value="0.84411025595601308" table:style-name="ce47">
            <text:p>84,4%</text:p>
          </table:table-cell>
          <table:table-cell office:value-type="float" office:value="63453" table:style-name="ce7">
            <text:p>63.453</text:p>
          </table:table-cell>
          <table:table-cell office:value-type="percentage" office:value="0.69014161101564031" table:style-name="ce47">
            <text:p>69,0%</text:p>
          </table:table-cell>
          <table:table-cell office:value-type="float" office:value="44926" table:style-name="ce7">
            <text:p>44.926</text:p>
          </table:table-cell>
          <table:table-cell office:value-type="percentage" office:value="0.66617239282907514" table:style-name="ce47">
            <text:p>66,6%</text:p>
          </table:table-cell>
          <table:table-cell office:value-type="float" office:value="10198" table:style-name="ce60">
            <text:p>10.198</text:p>
          </table:table-cell>
          <table:table-cell office:value-type="percentage" office:value="0.70848964846463802" table:style-name="ce61">
            <text:p>70,8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20390" table:style-name="ce7">
            <text:p>120.390</text:p>
          </table:table-cell>
          <table:table-cell office:value-type="percentage" office:value="0.91685896410701639" table:style-name="ce47">
            <text:p>91,7%</text:p>
          </table:table-cell>
          <table:table-cell office:value-type="float" office:value="99618" table:style-name="ce7">
            <text:p>99.618</text:p>
          </table:table-cell>
          <table:table-cell office:value-type="percentage" office:value="0.88791635841808314" table:style-name="ce47">
            <text:p>88,8%</text:p>
          </table:table-cell>
          <table:table-cell office:value-type="float" office:value="111440" table:style-name="ce7">
            <text:p>111.440</text:p>
          </table:table-cell>
          <table:table-cell office:value-type="percentage" office:value="0.7276526281423441" table:style-name="ce47">
            <text:p>72,8%</text:p>
          </table:table-cell>
          <table:table-cell office:value-type="float" office:value="86245" table:style-name="ce7">
            <text:p>86.245</text:p>
          </table:table-cell>
          <table:table-cell office:value-type="percentage" office:value="0.49869897074129754" table:style-name="ce47">
            <text:p>49,9%</text:p>
          </table:table-cell>
          <table:table-cell office:value-type="float" office:value="40415" table:style-name="ce7">
            <text:p>40.415</text:p>
          </table:table-cell>
          <table:table-cell office:value-type="percentage" office:value="0.30240562684724459" table:style-name="ce47">
            <text:p>30,2%</text:p>
          </table:table-cell>
          <table:table-cell office:value-type="float" office:value="27507" table:style-name="ce7">
            <text:p>27.507</text:p>
          </table:table-cell>
          <table:table-cell office:value-type="percentage" office:value="0.26714384220187049" table:style-name="ce47">
            <text:p>26,7%</text:p>
          </table:table-cell>
          <table:table-cell office:value-type="float" office:value="3414" table:style-name="ce60">
            <text:p>3.414</text:p>
          </table:table-cell>
          <table:table-cell office:value-type="percentage" office:value="0.17141135713209821" table:style-name="ce61">
            <text:p>17,1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24968" table:style-name="ce7">
            <text:p>224.968</text:p>
          </table:table-cell>
          <table:table-cell office:value-type="percentage" office:value="0.91821424781433925" table:style-name="ce47">
            <text:p>91,8%</text:p>
          </table:table-cell>
          <table:table-cell office:value-type="float" office:value="200778" table:style-name="ce7">
            <text:p>200.778</text:p>
          </table:table-cell>
          <table:table-cell office:value-type="percentage" office:value="0.88968157607876852" table:style-name="ce47">
            <text:p>89,0%</text:p>
          </table:table-cell>
          <table:table-cell office:value-type="float" office:value="247530" table:style-name="ce7">
            <text:p>247.530</text:p>
          </table:table-cell>
          <table:table-cell office:value-type="percentage" office:value="0.76201060220786976" table:style-name="ce47">
            <text:p>76,2%</text:p>
          </table:table-cell>
          <table:table-cell office:value-type="float" office:value="194163" table:style-name="ce7">
            <text:p>194.163</text:p>
          </table:table-cell>
          <table:table-cell office:value-type="percentage" office:value="0.60188224790990508" table:style-name="ce47">
            <text:p>60,2%</text:p>
          </table:table-cell>
          <table:table-cell office:value-type="float" office:value="88956" table:style-name="ce7">
            <text:p>88.956</text:p>
          </table:table-cell>
          <table:table-cell office:value-type="percentage" office:value="0.37995899538698102" table:style-name="ce47">
            <text:p>38,0%</text:p>
          </table:table-cell>
          <table:table-cell office:value-type="float" office:value="53072" table:style-name="ce7">
            <text:p>53.072</text:p>
          </table:table-cell>
          <table:table-cell office:value-type="percentage" office:value="0.27616782794669387" table:style-name="ce47">
            <text:p>27,6%</text:p>
          </table:table-cell>
          <table:table-cell office:value-type="float" office:value="6048" table:style-name="ce60">
            <text:p>6.048</text:p>
          </table:table-cell>
          <table:table-cell office:value-type="percentage" office:value="0.14759499231276083" table:style-name="ce61">
            <text:p>14,8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2368" table:style-name="ce7">
            <text:p>92.368</text:p>
          </table:table-cell>
          <table:table-cell office:value-type="percentage" office:value="0.93860380042678593" table:style-name="ce47">
            <text:p>93,9%</text:p>
          </table:table-cell>
          <table:table-cell office:value-type="float" office:value="75886" table:style-name="ce7">
            <text:p>75.886</text:p>
          </table:table-cell>
          <table:table-cell office:value-type="percentage" office:value="0.98296654188417254" table:style-name="ce47">
            <text:p>98,3%</text:p>
          </table:table-cell>
          <table:table-cell office:value-type="float" office:value="71862" table:style-name="ce7">
            <text:p>71.862</text:p>
          </table:table-cell>
          <table:table-cell office:value-type="percentage" office:value="0.84364874383658139" table:style-name="ce47">
            <text:p>84,4%</text:p>
          </table:table-cell>
          <table:table-cell office:value-type="float" office:value="61752" table:style-name="ce7">
            <text:p>61.752</text:p>
          </table:table-cell>
          <table:table-cell office:value-type="percentage" office:value="0.69083098402470133" table:style-name="ce47">
            <text:p>69,1%</text:p>
          </table:table-cell>
          <table:table-cell office:value-type="float" office:value="31105" table:style-name="ce7">
            <text:p>31.105</text:p>
          </table:table-cell>
          <table:table-cell office:value-type="percentage" office:value="0.54725711671768884" table:style-name="ce47">
            <text:p>54,7%</text:p>
          </table:table-cell>
          <table:table-cell office:value-type="float" office:value="19698" table:style-name="ce7">
            <text:p>19.698</text:p>
          </table:table-cell>
          <table:table-cell office:value-type="percentage" office:value="0.45274432288314792" table:style-name="ce47">
            <text:p>45,3%</text:p>
          </table:table-cell>
          <table:table-cell office:value-type="float" office:value="2622" table:style-name="ce60">
            <text:p>2.622</text:p>
          </table:table-cell>
          <table:table-cell office:value-type="percentage" office:value="0.26277811184606131" table:style-name="ce61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6387" table:style-name="ce7">
            <text:p>446.387</text:p>
          </table:table-cell>
          <table:table-cell office:value-type="percentage" office:value="0.93192802400035069" table:style-name="ce47">
            <text:p>93,2%</text:p>
          </table:table-cell>
          <table:table-cell office:value-type="float" office:value="298402" table:style-name="ce7">
            <text:p>298.402</text:p>
          </table:table-cell>
          <table:table-cell office:value-type="percentage" office:value="0.92115588236202051" table:style-name="ce47">
            <text:p>92,1%</text:p>
          </table:table-cell>
          <table:table-cell office:value-type="float" office:value="310097" table:style-name="ce7">
            <text:p>310.097</text:p>
          </table:table-cell>
          <table:table-cell office:value-type="percentage" office:value="0.87224975669031313" table:style-name="ce47">
            <text:p>87,2%</text:p>
          </table:table-cell>
          <table:table-cell office:value-type="float" office:value="236781" table:style-name="ce7">
            <text:p>236.781</text:p>
          </table:table-cell>
          <table:table-cell office:value-type="percentage" office:value="0.73074240497734766" table:style-name="ce47">
            <text:p>73,1%</text:p>
          </table:table-cell>
          <table:table-cell office:value-type="float" office:value="127967" table:style-name="ce7">
            <text:p>127.967</text:p>
          </table:table-cell>
          <table:table-cell office:value-type="percentage" office:value="0.59135566276640972" table:style-name="ce47">
            <text:p>59,1%</text:p>
          </table:table-cell>
          <table:table-cell office:value-type="float" office:value="97150" table:style-name="ce7">
            <text:p>97.150</text:p>
          </table:table-cell>
          <table:table-cell office:value-type="percentage" office:value="0.54403521249013009" table:style-name="ce47">
            <text:p>54,4%</text:p>
          </table:table-cell>
          <table:table-cell office:value-type="float" office:value="12601" table:style-name="ce60">
            <text:p>12.601</text:p>
          </table:table-cell>
          <table:table-cell office:value-type="percentage" office:value="0.33670006680026721" table:style-name="ce61">
            <text:p>33,7%</text:p>
          </table:table-cell>
          <table:table-cell table:number-columns-repeated="16369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4684" table:style-name="ce7">
            <text:p>274.684</text:p>
          </table:table-cell>
          <table:table-cell office:value-type="percentage" office:value="0.93010435925045543" table:style-name="ce47">
            <text:p>93,0%</text:p>
          </table:table-cell>
          <table:table-cell office:value-type="float" office:value="211265" table:style-name="ce7">
            <text:p>211.265</text:p>
          </table:table-cell>
          <table:table-cell office:value-type="percentage" office:value="0.94696901782192422" table:style-name="ce47">
            <text:p>94,7%</text:p>
          </table:table-cell>
          <table:table-cell office:value-type="float" office:value="233648" table:style-name="ce7">
            <text:p>233.648</text:p>
          </table:table-cell>
          <table:table-cell office:value-type="percentage" office:value="0.81520662079745443" table:style-name="ce47">
            <text:p>81,5%</text:p>
          </table:table-cell>
          <table:table-cell office:value-type="float" office:value="190795" table:style-name="ce7">
            <text:p>190.795</text:p>
          </table:table-cell>
          <table:table-cell office:value-type="percentage" office:value="0.6644714388203582" table:style-name="ce47">
            <text:p>66,4%</text:p>
          </table:table-cell>
          <table:table-cell office:value-type="float" office:value="102788" table:style-name="ce7">
            <text:p>102.788</text:p>
          </table:table-cell>
          <table:table-cell office:value-type="percentage" office:value="0.49680999149331068" table:style-name="ce47">
            <text:p>49,7%</text:p>
          </table:table-cell>
          <table:table-cell office:value-type="float" office:value="75646" table:style-name="ce7">
            <text:p>75.646</text:p>
          </table:table-cell>
          <table:table-cell office:value-type="percentage" office:value="0.43330278382403481" table:style-name="ce47">
            <text:p>43,3%</text:p>
          </table:table-cell>
          <table:table-cell office:value-type="float" office:value="11152" table:style-name="ce60">
            <text:p>11.152</text:p>
          </table:table-cell>
          <table:table-cell office:value-type="percentage" office:value="0.30254198204063915" table:style-name="ce61">
            <text:p>30,3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79314" table:style-name="ce7">
            <text:p>979.314</text:p>
          </table:table-cell>
          <table:table-cell office:value-type="percentage" office:value="0.91152650816713465" table:style-name="ce47">
            <text:p>91,2%</text:p>
          </table:table-cell>
          <table:table-cell office:value-type="float" office:value="736317" table:style-name="ce7">
            <text:p>736.317</text:p>
          </table:table-cell>
          <table:table-cell office:value-type="percentage" office:value="0.91762273528260829" table:style-name="ce47">
            <text:p>91,8%</text:p>
          </table:table-cell>
          <table:table-cell office:value-type="float" office:value="799905" table:style-name="ce7">
            <text:p>799.905</text:p>
          </table:table-cell>
          <table:table-cell office:value-type="percentage" office:value="0.76914386044534877" table:style-name="ce47">
            <text:p>76,9%</text:p>
          </table:table-cell>
          <table:table-cell office:value-type="float" office:value="694714" table:style-name="ce7">
            <text:p>694.714</text:p>
          </table:table-cell>
          <table:table-cell office:value-type="percentage" office:value="0.60076566460362113" table:style-name="ce47">
            <text:p>60,1%</text:p>
          </table:table-cell>
          <table:table-cell office:value-type="float" office:value="364762" table:style-name="ce7">
            <text:p>364.762</text:p>
          </table:table-cell>
          <table:table-cell office:value-type="percentage" office:value="0.44502382735961621" table:style-name="ce47">
            <text:p>44,5%</text:p>
          </table:table-cell>
          <table:table-cell office:value-type="float" office:value="252101" table:style-name="ce7">
            <text:p>252.101</text:p>
          </table:table-cell>
          <table:table-cell office:value-type="percentage" office:value="0.36826613221300625" table:style-name="ce47">
            <text:p>36,8%</text:p>
          </table:table-cell>
          <table:table-cell office:value-type="float" office:value="35223" table:style-name="ce60">
            <text:p>35.223</text:p>
          </table:table-cell>
          <table:table-cell office:value-type="percentage" office:value="0.24796547645866185" table:style-name="ce61">
            <text:p>24,8%</text:p>
          </table:table-cell>
          <table:table-cell table:number-columns-repeated="16369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4980" table:style-name="ce7">
            <text:p>684.980</text:p>
          </table:table-cell>
          <table:table-cell office:value-type="percentage" office:value="0.93679524613817111" table:style-name="ce47">
            <text:p>93,7%</text:p>
          </table:table-cell>
          <table:table-cell office:value-type="float" office:value="559874" table:style-name="ce7">
            <text:p>559.874</text:p>
          </table:table-cell>
          <table:table-cell office:value-type="percentage" office:value="0.96587452881455349" table:style-name="ce47">
            <text:p>96,6%</text:p>
          </table:table-cell>
          <table:table-cell office:value-type="float" office:value="613606" table:style-name="ce7">
            <text:p>613.606</text:p>
          </table:table-cell>
          <table:table-cell office:value-type="percentage" office:value="0.83641875598920956" table:style-name="ce47">
            <text:p>83,6%</text:p>
          </table:table-cell>
          <table:table-cell office:value-type="float" office:value="538991" table:style-name="ce7">
            <text:p>538.991</text:p>
          </table:table-cell>
          <table:table-cell office:value-type="percentage" office:value="0.70017290272630317" table:style-name="ce47">
            <text:p>70,0%</text:p>
          </table:table-cell>
          <table:table-cell office:value-type="float" office:value="297955" table:style-name="ce7">
            <text:p>297.955</text:p>
          </table:table-cell>
          <table:table-cell office:value-type="percentage" office:value="0.56189299790672675" table:style-name="ce47">
            <text:p>56,2%</text:p>
          </table:table-cell>
          <table:table-cell office:value-type="float" office:value="230747" table:style-name="ce7">
            <text:p>230.747</text:p>
          </table:table-cell>
          <table:table-cell office:value-type="percentage" office:value="0.51617557579770579" table:style-name="ce47">
            <text:p>51,6%</text:p>
          </table:table-cell>
          <table:table-cell office:value-type="float" office:value="48445" table:style-name="ce60">
            <text:p>48.445</text:p>
          </table:table-cell>
          <table:table-cell office:value-type="percentage" office:value="0.50744752168265805" table:style-name="ce61">
            <text:p>50,7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4972" table:style-name="ce7">
            <text:p>154.972</text:p>
          </table:table-cell>
          <table:table-cell office:value-type="percentage" office:value="0.89343180154159241" table:style-name="ce47">
            <text:p>89,3%</text:p>
          </table:table-cell>
          <table:table-cell office:value-type="float" office:value="127497" table:style-name="ce7">
            <text:p>127.497</text:p>
          </table:table-cell>
          <table:table-cell office:value-type="percentage" office:value="0.95942478308964629" table:style-name="ce47">
            <text:p>95,9%</text:p>
          </table:table-cell>
          <table:table-cell office:value-type="float" office:value="135719" table:style-name="ce7">
            <text:p>135.719</text:p>
          </table:table-cell>
          <table:table-cell office:value-type="percentage" office:value="0.83985569128330795" table:style-name="ce47">
            <text:p>84,0%</text:p>
          </table:table-cell>
          <table:table-cell office:value-type="float" office:value="106274" table:style-name="ce7">
            <text:p>106.274</text:p>
          </table:table-cell>
          <table:table-cell office:value-type="percentage" office:value="0.72670454933978845" table:style-name="ce47">
            <text:p>72,7%</text:p>
          </table:table-cell>
          <table:table-cell office:value-type="float" office:value="70846" table:style-name="ce7">
            <text:p>70.846</text:p>
          </table:table-cell>
          <table:table-cell office:value-type="percentage" office:value="0.62493714991399463" table:style-name="ce47">
            <text:p>62,5%</text:p>
          </table:table-cell>
          <table:table-cell office:value-type="float" office:value="49288" table:style-name="ce7">
            <text:p>49.288</text:p>
          </table:table-cell>
          <table:table-cell office:value-type="percentage" office:value="0.52672750977835725" table:style-name="ce47">
            <text:p>52,7%</text:p>
          </table:table-cell>
          <table:table-cell office:value-type="float" office:value="5965" table:style-name="ce60">
            <text:p>5.965</text:p>
          </table:table-cell>
          <table:table-cell office:value-type="percentage" office:value="0.30982184594608631" table:style-name="ce61">
            <text:p>31,0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7931" table:style-name="ce7">
            <text:p>507.931</text:p>
          </table:table-cell>
          <table:table-cell office:value-type="percentage" office:value="0.95240514968667611" table:style-name="ce47">
            <text:p>95,2%</text:p>
          </table:table-cell>
          <table:table-cell office:value-type="float" office:value="338263" table:style-name="ce7">
            <text:p>338.263</text:p>
          </table:table-cell>
          <table:table-cell office:value-type="percentage" office:value="0.97147575352891335" table:style-name="ce47">
            <text:p>97,1%</text:p>
          </table:table-cell>
          <table:table-cell office:value-type="float" office:value="377917" table:style-name="ce7">
            <text:p>377.917</text:p>
          </table:table-cell>
          <table:table-cell office:value-type="percentage" office:value="0.96149853708179622" table:style-name="ce47">
            <text:p>96,1%</text:p>
          </table:table-cell>
          <table:table-cell office:value-type="float" office:value="389647" table:style-name="ce7">
            <text:p>389.647</text:p>
          </table:table-cell>
          <table:table-cell office:value-type="percentage" office:value="0.94703927940365107" table:style-name="ce47">
            <text:p>94,7%</text:p>
          </table:table-cell>
          <table:table-cell office:value-type="float" office:value="204457" table:style-name="ce7">
            <text:p>204.457</text:p>
          </table:table-cell>
          <table:table-cell office:value-type="percentage" office:value="0.76442810995124577" table:style-name="ce47">
            <text:p>76,4%</text:p>
          </table:table-cell>
          <table:table-cell office:value-type="float" office:value="147911" table:style-name="ce7">
            <text:p>147.911</text:p>
          </table:table-cell>
          <table:table-cell office:value-type="percentage" office:value="0.73006416584402767" table:style-name="ce47">
            <text:p>73,0%</text:p>
          </table:table-cell>
          <table:table-cell office:value-type="float" office:value="22403" table:style-name="ce60">
            <text:p>22.403</text:p>
          </table:table-cell>
          <table:table-cell office:value-type="percentage" office:value="0.53689457665300644" table:style-name="ce61">
            <text:p>53,7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5983" table:style-name="ce7">
            <text:p>45.983</text:p>
          </table:table-cell>
          <table:table-cell office:value-type="percentage" office:value="0.82358103630469437" table:style-name="ce47">
            <text:p>82,4%</text:p>
          </table:table-cell>
          <table:table-cell office:value-type="float" office:value="36932" table:style-name="ce7">
            <text:p>36.932</text:p>
          </table:table-cell>
          <table:table-cell office:value-type="percentage" office:value="0.93001939009342505" table:style-name="ce47">
            <text:p>93,0%</text:p>
          </table:table-cell>
          <table:table-cell office:value-type="float" office:value="37571" table:style-name="ce7">
            <text:p>37.571</text:p>
          </table:table-cell>
          <table:table-cell office:value-type="percentage" office:value="0.81118835823473534" table:style-name="ce47">
            <text:p>81,1%</text:p>
          </table:table-cell>
          <table:table-cell office:value-type="float" office:value="33718" table:style-name="ce7">
            <text:p>33.718</text:p>
          </table:table-cell>
          <table:table-cell office:value-type="percentage" office:value="0.69311571114354431" table:style-name="ce47">
            <text:p>69,3%</text:p>
          </table:table-cell>
          <table:table-cell office:value-type="float" office:value="17436" table:style-name="ce7">
            <text:p>17.436</text:p>
          </table:table-cell>
          <table:table-cell office:value-type="percentage" office:value="0.53720306867547829" table:style-name="ce47">
            <text:p>53,7%</text:p>
          </table:table-cell>
          <table:table-cell office:value-type="float" office:value="11610" table:style-name="ce7">
            <text:p>11.610</text:p>
          </table:table-cell>
          <table:table-cell office:value-type="percentage" office:value="0.45509780094861041" table:style-name="ce47">
            <text:p>45,5%</text:p>
          </table:table-cell>
          <table:table-cell office:value-type="float" office:value="1816" table:style-name="ce60">
            <text:p>1.816</text:p>
          </table:table-cell>
          <table:table-cell office:value-type="percentage" office:value="0.32679503329134424" table:style-name="ce61">
            <text:p>32,7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833162" table:style-name="ce7">
            <text:p>833.162</text:p>
          </table:table-cell>
          <table:table-cell office:value-type="percentage" office:value="0.94332970265416993" table:style-name="ce47">
            <text:p>94,3%</text:p>
          </table:table-cell>
          <table:table-cell office:value-type="float" office:value="628892" table:style-name="ce7">
            <text:p>628.892</text:p>
          </table:table-cell>
          <table:table-cell office:value-type="percentage" office:value="0.90999882794016995" table:style-name="ce47">
            <text:p>91,0%</text:p>
          </table:table-cell>
          <table:table-cell office:value-type="float" office:value="724584" table:style-name="ce7">
            <text:p>724.584</text:p>
          </table:table-cell>
          <table:table-cell office:value-type="percentage" office:value="0.75353324001489208" table:style-name="ce47">
            <text:p>75,4%</text:p>
          </table:table-cell>
          <table:table-cell office:value-type="float" office:value="634201" table:style-name="ce7">
            <text:p>634.201</text:p>
          </table:table-cell>
          <table:table-cell office:value-type="percentage" office:value="0.60240314974092524" table:style-name="ce47">
            <text:p>60,2%</text:p>
          </table:table-cell>
          <table:table-cell office:value-type="float" office:value="366060" table:style-name="ce7">
            <text:p>366.060</text:p>
          </table:table-cell>
          <table:table-cell office:value-type="percentage" office:value="0.4732471716480911" table:style-name="ce47">
            <text:p>47,3%</text:p>
          </table:table-cell>
          <table:table-cell office:value-type="float" office:value="263316" table:style-name="ce7">
            <text:p>263.316</text:p>
          </table:table-cell>
          <table:table-cell office:value-type="percentage" office:value="0.41834040322196275" table:style-name="ce47">
            <text:p>41,8%</text:p>
          </table:table-cell>
          <table:table-cell office:value-type="float" office:value="30368" table:style-name="ce60">
            <text:p>30.368</text:p>
          </table:table-cell>
          <table:table-cell office:value-type="percentage" office:value="0.24653152677766862" table:style-name="ce61">
            <text:p>24,7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61685" table:style-name="ce7">
            <text:p>161.685</text:p>
          </table:table-cell>
          <table:table-cell office:value-type="percentage" office:value="0.87739719337088529" table:style-name="ce47">
            <text:p>87,7%</text:p>
          </table:table-cell>
          <table:table-cell office:value-type="float" office:value="134499" table:style-name="ce7">
            <text:p>134.499</text:p>
          </table:table-cell>
          <table:table-cell office:value-type="percentage" office:value="0.87335311649773051" table:style-name="ce47">
            <text:p>87,3%</text:p>
          </table:table-cell>
          <table:table-cell office:value-type="float" office:value="154810" table:style-name="ce7">
            <text:p>154.810</text:p>
          </table:table-cell>
          <table:table-cell office:value-type="percentage" office:value="0.73023240456412941" table:style-name="ce47">
            <text:p>73,0%</text:p>
          </table:table-cell>
          <table:table-cell office:value-type="float" office:value="135081" table:style-name="ce7">
            <text:p>135.081</text:p>
          </table:table-cell>
          <table:table-cell office:value-type="percentage" office:value="0.57254694188954347" table:style-name="ce47">
            <text:p>57,3%</text:p>
          </table:table-cell>
          <table:table-cell office:value-type="float" office:value="66329" table:style-name="ce7">
            <text:p>66.329</text:p>
          </table:table-cell>
          <table:table-cell office:value-type="percentage" office:value="0.38577277855971337" table:style-name="ce47">
            <text:p>38,6%</text:p>
          </table:table-cell>
          <table:table-cell office:value-type="float" office:value="49217" table:style-name="ce7">
            <text:p>49.217</text:p>
          </table:table-cell>
          <table:table-cell office:value-type="percentage" office:value="0.33793600659159573" table:style-name="ce47">
            <text:p>33,8%</text:p>
          </table:table-cell>
          <table:table-cell office:value-type="float" office:value="6006" table:style-name="ce60">
            <text:p>6.006</text:p>
          </table:table-cell>
          <table:table-cell office:value-type="percentage" office:value="0.1961783439490446" table:style-name="ce61">
            <text:p>19,6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3273" table:style-name="ce7">
            <text:p>93.273</text:p>
          </table:table-cell>
          <table:table-cell office:value-type="percentage" office:value="0.94963347587049485" table:style-name="ce47">
            <text:p>95,0%</text:p>
          </table:table-cell>
          <table:table-cell office:value-type="float" office:value="71729" table:style-name="ce7">
            <text:p>71.729</text:p>
          </table:table-cell>
          <table:table-cell office:value-type="percentage" office:value="0.98786668502961028" table:style-name="ce47">
            <text:p>98,8%</text:p>
          </table:table-cell>
          <table:table-cell office:value-type="float" office:value="76377" table:style-name="ce7">
            <text:p>76.377</text:p>
          </table:table-cell>
          <table:table-cell office:value-type="percentage" office:value="0.82494815518880149" table:style-name="ce47">
            <text:p>82,5%</text:p>
          </table:table-cell>
          <table:table-cell office:value-type="float" office:value="64177" table:style-name="ce7">
            <text:p>64.177</text:p>
          </table:table-cell>
          <table:table-cell office:value-type="percentage" office:value="0.66550869515622246" table:style-name="ce47">
            <text:p>66,6%</text:p>
          </table:table-cell>
          <table:table-cell office:value-type="float" office:value="32918" table:style-name="ce7">
            <text:p>32.918</text:p>
          </table:table-cell>
          <table:table-cell office:value-type="percentage" office:value="0.50115705499056085" table:style-name="ce47">
            <text:p>50,1%</text:p>
          </table:table-cell>
          <table:table-cell office:value-type="float" office:value="25266" table:style-name="ce7">
            <text:p>25.266</text:p>
          </table:table-cell>
          <table:table-cell office:value-type="percentage" office:value="0.42566167427599105" table:style-name="ce47">
            <text:p>42,6%</text:p>
          </table:table-cell>
          <table:table-cell office:value-type="float" office:value="3641" table:style-name="ce60">
            <text:p>3.641</text:p>
          </table:table-cell>
          <table:table-cell office:value-type="percentage" office:value="0.27257074412337179" table:style-name="ce61">
            <text:p>27,3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4510" table:style-name="ce7">
            <text:p>344.510</text:p>
          </table:table-cell>
          <table:table-cell office:value-type="percentage" office:value="0.91371541177001037" table:style-name="ce47">
            <text:p>91,4%</text:p>
          </table:table-cell>
          <table:table-cell office:value-type="float" office:value="255030" table:style-name="ce7">
            <text:p>255.030</text:p>
          </table:table-cell>
          <table:table-cell office:value-type="percentage" office:value="0.92029720298646422" table:style-name="ce47">
            <text:p>92,0%</text:p>
          </table:table-cell>
          <table:table-cell office:value-type="float" office:value="264955" table:style-name="ce7">
            <text:p>264.955</text:p>
          </table:table-cell>
          <table:table-cell office:value-type="percentage" office:value="0.81239153497556282" table:style-name="ce47">
            <text:p>81,2%</text:p>
          </table:table-cell>
          <table:table-cell office:value-type="float" office:value="195013" table:style-name="ce7">
            <text:p>195.013</text:p>
          </table:table-cell>
          <table:table-cell office:value-type="percentage" office:value="0.60087382798899391" table:style-name="ce47">
            <text:p>60,1%</text:p>
          </table:table-cell>
          <table:table-cell office:value-type="float" office:value="86520" table:style-name="ce7">
            <text:p>86.520</text:p>
          </table:table-cell>
          <table:table-cell office:value-type="percentage" office:value="0.41295175547452223" table:style-name="ce47">
            <text:p>41,3%</text:p>
          </table:table-cell>
          <table:table-cell office:value-type="float" office:value="59634" table:style-name="ce7">
            <text:p>59.634</text:p>
          </table:table-cell>
          <table:table-cell office:value-type="percentage" office:value="0.34424157060144428" table:style-name="ce47">
            <text:p>34,4%</text:p>
          </table:table-cell>
          <table:table-cell office:value-type="float" office:value="10534" table:style-name="ce60">
            <text:p>10.534</text:p>
          </table:table-cell>
          <table:table-cell office:value-type="percentage" office:value="0.27423007835888891" table:style-name="ce61">
            <text:p>27,4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708" table:style-name="ce7">
            <text:p>5.708</text:p>
          </table:table-cell>
          <table:table-cell office:value-type="percentage" office:value="0.90646339526758779" table:style-name="ce47">
            <text:p>90,6%</text:p>
          </table:table-cell>
          <table:table-cell office:value-type="float" office:value="7294" table:style-name="ce7">
            <text:p>7.294</text:p>
          </table:table-cell>
          <table:table-cell office:value-type="percentage" office:value="0.95296576953227075" table:style-name="ce47">
            <text:p>95,3%</text:p>
          </table:table-cell>
          <table:table-cell office:value-type="float" office:value="9186" table:style-name="ce7">
            <text:p>9.186</text:p>
          </table:table-cell>
          <table:table-cell office:value-type="percentage" office:value="0.86497175141242932" table:style-name="ce47">
            <text:p>86,5%</text:p>
          </table:table-cell>
          <table:table-cell office:value-type="float" office:value="8786" table:style-name="ce7">
            <text:p>8.786</text:p>
          </table:table-cell>
          <table:table-cell office:value-type="percentage" office:value="0.78418421992145659" table:style-name="ce47">
            <text:p>78,4%</text:p>
          </table:table-cell>
          <table:table-cell office:value-type="float" office:value="6195" table:style-name="ce7">
            <text:p>6.195</text:p>
          </table:table-cell>
          <table:table-cell office:value-type="percentage" office:value="0.6602365981029521" table:style-name="ce47">
            <text:p>66,0%</text:p>
          </table:table-cell>
          <table:table-cell office:value-type="float" office:value="5038" table:style-name="ce7">
            <text:p>5.038</text:p>
          </table:table-cell>
          <table:table-cell office:value-type="percentage" office:value="0.54618386816999132" table:style-name="ce47">
            <text:p>54,6%</text:p>
          </table:table-cell>
          <table:table-cell office:value-type="float" office:value="928" table:style-name="ce60">
            <text:p>928</text:p>
          </table:table-cell>
          <table:table-cell office:value-type="percentage" office:value="0.40034512510785158" table:style-name="ce61">
            <text:p>40,0%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508" table:style-name="ce7">
            <text:p>4.508</text:p>
          </table:table-cell>
          <table:table-cell office:value-type="percentage" office:value="0.83050847457627119" table:style-name="ce47">
            <text:p>83,1%</text:p>
          </table:table-cell>
          <table:table-cell office:value-type="float" office:value="6103" table:style-name="ce7">
            <text:p>6.103</text:p>
          </table:table-cell>
          <table:table-cell office:value-type="percentage" office:value="0.82217432304997984" table:style-name="ce47">
            <text:p>82,2%</text:p>
          </table:table-cell>
          <table:table-cell office:value-type="float" office:value="7908" table:style-name="ce7">
            <text:p>7.908</text:p>
          </table:table-cell>
          <table:table-cell office:value-type="percentage" office:value="0.78460164698878854" table:style-name="ce47">
            <text:p>78,5%</text:p>
          </table:table-cell>
          <table:table-cell office:value-type="float" office:value="7639" table:style-name="ce7">
            <text:p>7.639</text:p>
          </table:table-cell>
          <table:table-cell office:value-type="percentage" office:value="0.72093242733106833" table:style-name="ce47">
            <text:p>72,1%</text:p>
          </table:table-cell>
          <table:table-cell office:value-type="float" office:value="4887" table:style-name="ce7">
            <text:p>4.887</text:p>
          </table:table-cell>
          <table:table-cell office:value-type="percentage" office:value="0.53299160213763774" table:style-name="ce47">
            <text:p>53,3%</text:p>
          </table:table-cell>
          <table:table-cell office:value-type="float" office:value="4267" table:style-name="ce7">
            <text:p>4.267</text:p>
          </table:table-cell>
          <table:table-cell office:value-type="percentage" office:value="0.43791050903119871" table:style-name="ce47">
            <text:p>43,8%</text:p>
          </table:table-cell>
          <table:table-cell office:value-type="float" office:value="899" table:style-name="ce60">
            <text:p>899</text:p>
          </table:table-cell>
          <table:table-cell office:value-type="percentage" office:value="0.37349397590361444" table:style-name="ce61">
            <text:p>37,3%</text:p>
          </table:table-cell>
          <table:table-cell table:number-columns-repeated="16369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7">
            <text:p>16,7%</text:p>
          </table:table-cell>
          <table:table-cell office:value-type="float" office:value="2372" table:style-name="ce7">
            <text:p>2.372</text:p>
          </table:table-cell>
          <table:table-cell office:value-type="percentage" office:value="0.64056170672427759" table:style-name="ce47">
            <text:p>64,1%</text:p>
          </table:table-cell>
          <table:table-cell office:value-type="float" office:value="7382" table:style-name="ce7">
            <text:p>7.382</text:p>
          </table:table-cell>
          <table:table-cell office:value-type="percentage" office:value="0.75027949994918186" table:style-name="ce47">
            <text:p>75,0%</text:p>
          </table:table-cell>
          <table:table-cell office:value-type="float" office:value="15172" table:style-name="ce7">
            <text:p>15.172</text:p>
          </table:table-cell>
          <table:table-cell office:value-type="percentage" office:value="0.66725305655730494" table:style-name="ce47">
            <text:p>66,7%</text:p>
          </table:table-cell>
          <table:table-cell office:value-type="float" office:value="15179" table:style-name="ce7">
            <text:p>15.179</text:p>
          </table:table-cell>
          <table:table-cell office:value-type="percentage" office:value="0.46602806177274264" table:style-name="ce47">
            <text:p>46,6%</text:p>
          </table:table-cell>
          <table:table-cell office:value-type="float" office:value="10830" table:style-name="ce7">
            <text:p>10.830</text:p>
          </table:table-cell>
          <table:table-cell office:value-type="percentage" office:value="0.44108662892518224" table:style-name="ce47">
            <text:p>44,1%</text:p>
          </table:table-cell>
          <table:table-cell office:value-type="float" office:value="212" table:style-name="ce60">
            <text:p>212</text:p>
          </table:table-cell>
          <table:table-cell office:value-type="percentage" office:value="0.16245210727969348" table:style-name="ce61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0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819935691318325" table:style-name="ce50">
            <text:p>95,8%</text:p>
          </table:table-cell>
          <table:table-cell office:value-type="float" office:value="696" table:style-name="ce7">
            <text:p>696</text:p>
          </table:table-cell>
          <table:table-cell office:value-type="percentage" office:value="0.75488069414316705" table:style-name="ce50">
            <text:p>75,5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0">
            <text:p>47,1%</text:p>
          </table:table-cell>
          <table:table-cell office:value-type="float" office:value="1152" table:style-name="ce7">
            <text:p>1.152</text:p>
          </table:table-cell>
          <table:table-cell office:value-type="percentage" office:value="0.47097301717089124" table:style-name="ce50">
            <text:p>47,1%</text:p>
          </table:table-cell>
          <table:table-cell office:value-type="float" office:value="922" table:style-name="ce7">
            <text:p>922</text:p>
          </table:table-cell>
          <table:table-cell office:value-type="percentage" office:value="0.4310425432445068" table:style-name="ce50">
            <text:p>43,1%</text:p>
          </table:table-cell>
          <table:table-cell office:value-type="float" office:value="20" table:style-name="ce60">
            <text:p>20</text:p>
          </table:table-cell>
          <table:table-cell office:value-type="percentage" office:value="0.11627906976744186" table:style-name="ce61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368146" table:style-name="ce65">
            <text:p>6.368.146</text:p>
          </table:table-cell>
          <table:table-cell office:value-type="percentage" office:value="0.9257459185179101" table:style-name="ce66">
            <text:p>92,57%</text:p>
          </table:table-cell>
          <table:table-cell office:value-type="float" office:value="4953269" table:style-name="ce65">
            <text:p>4.953.269</text:p>
          </table:table-cell>
          <table:table-cell office:value-type="percentage" office:value="0.93126585867336886" table:style-name="ce66">
            <text:p>93,13%</text:p>
          </table:table-cell>
          <table:table-cell office:value-type="float" office:value="5364012" table:style-name="ce65">
            <text:p>5.364.012</text:p>
          </table:table-cell>
          <table:table-cell office:value-type="percentage" office:value="0.79204788069340359" table:style-name="ce66">
            <text:p>79,20%</text:p>
          </table:table-cell>
          <table:table-cell office:value-type="float" office:value="4557511" table:style-name="ce65">
            <text:p>4.557.511</text:p>
          </table:table-cell>
          <table:table-cell office:value-type="percentage" office:value="0.64182819832112514" table:style-name="ce66">
            <text:p>64,18%</text:p>
          </table:table-cell>
          <table:table-cell office:value-type="float" office:value="2448748" table:style-name="ce65">
            <text:p>2.448.748</text:p>
          </table:table-cell>
          <table:table-cell office:value-type="percentage" office:value="0.48350637231808002" table:style-name="ce66">
            <text:p>48,35%</text:p>
          </table:table-cell>
          <table:table-cell office:value-type="float" office:value="1756952" table:style-name="ce65">
            <text:p>1.756.952</text:p>
          </table:table-cell>
          <table:table-cell office:value-type="percentage" office:value="0.42104546744273436" table:style-name="ce66">
            <text:p>42,10%</text:p>
          </table:table-cell>
          <table:table-cell office:value-type="float" office:value="255343" table:style-name="ce65">
            <text:p>255.343</text:p>
          </table:table-cell>
          <table:table-cell office:value-type="percentage" office:value="0.29463356433884191" table:style-name="ce66">
            <text:p>29,46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57"/>
        <table:table-row table:style-name="ro13">
          <table:table-cell table:style-name="ce70"/>
          <table:table-cell office:value-type="string" table:style-name="ce71">
            <text:p>Población a vacunar de 5 a 11 años</text:p>
          </table:table-cell>
          <table:table-cell office:value-type="string" table:style-name="ce71">
            <text:p>Nº Personas con 1 dosis</text:p>
          </table:table-cell>
          <table:table-cell office:value-type="string" table:style-name="ce71">
            <text:p>% 1ª dosis</text:p>
          </table:table-cell>
          <table:table-cell office:value-type="string" table:style-name="ce71">
            <text:p>Nº Personas con pauta completa</text:p>
          </table:table-cell>
          <table:table-cell office:value-type="string" table:style-name="ce72">
            <text:p><text:s/>% PC</text:p>
          </table:table-cell>
          <table:table-cell office:value-type="string" table:style-name="ce73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51062" table:style-name="ce8">
            <text:p>451.062</text:p>
          </table:table-cell>
          <table:table-cell office:value-type="percentage" office:value="0.61935669904912294" table:style-name="ce75">
            <text:p>61,9%</text:p>
          </table:table-cell>
          <table:table-cell office:value-type="float" office:value="363842" table:style-name="ce8">
            <text:p>363.842</text:p>
          </table:table-cell>
          <table:table-cell office:value-type="percentage" office:value="0.49959424667879576" table:style-name="ce75">
            <text:p>50,0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541" table:style-name="ce8">
            <text:p>55.541</text:p>
          </table:table-cell>
          <table:table-cell office:value-type="percentage" office:value="0.53528334618350037" table:style-name="ce75">
            <text:p>53,5%</text:p>
          </table:table-cell>
          <table:table-cell office:value-type="float" office:value="46154" table:style-name="ce8">
            <text:p>46.154</text:p>
          </table:table-cell>
          <table:table-cell office:value-type="percentage" office:value="0.44481495759444872" table:style-name="ce75">
            <text:p>44,5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248" table:style-name="ce8">
            <text:p>44.248</text:p>
          </table:table-cell>
          <table:table-cell office:value-type="percentage" office:value="0.71162289518969424" table:style-name="ce75">
            <text:p>71,2%</text:p>
          </table:table-cell>
          <table:table-cell office:value-type="float" office:value="38896" table:style-name="ce8">
            <text:p>38.896</text:p>
          </table:table-cell>
          <table:table-cell office:value-type="percentage" office:value="0.62554881873301271" table:style-name="ce75">
            <text:p>62,6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4002" table:style-name="ce8">
            <text:p>34.002</text:p>
          </table:table-cell>
          <table:table-cell office:value-type="percentage" office:value="0.34759052155956738" table:style-name="ce75">
            <text:p>34,8%</text:p>
          </table:table-cell>
          <table:table-cell office:value-type="float" office:value="26578" table:style-name="ce8">
            <text:p>26.578</text:p>
          </table:table-cell>
          <table:table-cell office:value-type="percentage" office:value="0.27169757314305576" table:style-name="ce75">
            <text:p>27,2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1117" table:style-name="ce8">
            <text:p>81.117</text:p>
          </table:table-cell>
          <table:table-cell office:value-type="percentage" office:value="0.5196343463332137" table:style-name="ce75">
            <text:p>52,0%</text:p>
          </table:table-cell>
          <table:table-cell office:value-type="float" office:value="62326" table:style-name="ce8">
            <text:p>62.326</text:p>
          </table:table-cell>
          <table:table-cell office:value-type="percentage" office:value="0.39925946804694307" table:style-name="ce75">
            <text:p>39,9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117" table:style-name="ce8">
            <text:p>26.117</text:p>
          </table:table-cell>
          <table:table-cell office:value-type="percentage" office:value="0.60834827979781514" table:style-name="ce75">
            <text:p>60,8%</text:p>
          </table:table-cell>
          <table:table-cell office:value-type="float" office:value="23538" table:style-name="ce8">
            <text:p>23.538</text:p>
          </table:table-cell>
          <table:table-cell office:value-type="percentage" office:value="0.54827513917681858" table:style-name="ce75">
            <text:p>54,8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686" table:style-name="ce8">
            <text:p>105.686</text:p>
          </table:table-cell>
          <table:table-cell office:value-type="percentage" office:value="0.66575116380152066" table:style-name="ce75">
            <text:p>66,6%</text:p>
          </table:table-cell>
          <table:table-cell office:value-type="float" office:value="96415" table:style-name="ce8">
            <text:p>96.415</text:p>
          </table:table-cell>
          <table:table-cell office:value-type="percentage" office:value="0.60735006015861714" table:style-name="ce75">
            <text:p>60,7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926" table:style-name="ce8">
            <text:p>105.926</text:p>
          </table:table-cell>
          <table:table-cell office:value-type="percentage" office:value="0.61827159917350549" table:style-name="ce75">
            <text:p>61,8%</text:p>
          </table:table-cell>
          <table:table-cell office:value-type="float" office:value="87519" table:style-name="ce8">
            <text:p>87.519</text:p>
          </table:table-cell>
          <table:table-cell office:value-type="percentage" office:value="0.51083314850051953" table:style-name="ce75">
            <text:p>51,1%</text:p>
          </table:table-cell>
          <table:table-cell office:value-type="date" office:date-value="2022-07-26T00:00:00" table:style-name="ce11">
            <text:p>26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2587" table:style-name="ce8">
            <text:p>262.587</text:p>
          </table:table-cell>
          <table:table-cell office:value-type="percentage" office:value="0.40512557045923703" table:style-name="ce75">
            <text:p>40,5%</text:p>
          </table:table-cell>
          <table:table-cell office:value-type="float" office:value="204948" table:style-name="ce8">
            <text:p>204.948</text:p>
          </table:table-cell>
          <table:table-cell office:value-type="percentage" office:value="0.31619872809575383" table:style-name="ce75">
            <text:p>31,6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2684" table:style-name="ce8">
            <text:p>262.684</text:p>
          </table:table-cell>
          <table:table-cell office:value-type="percentage" office:value="0.64031161942648762" table:style-name="ce75">
            <text:p>64,0%</text:p>
          </table:table-cell>
          <table:table-cell office:value-type="float" office:value="198737" table:style-name="ce8">
            <text:p>198.737</text:p>
          </table:table-cell>
          <table:table-cell office:value-type="percentage" office:value="0.48443609169177365" table:style-name="ce75">
            <text:p>48,4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620" table:style-name="ce8">
            <text:p>60.620</text:p>
          </table:table-cell>
          <table:table-cell office:value-type="percentage" office:value="0.7714136645330415" table:style-name="ce75">
            <text:p>77,1%</text:p>
          </table:table-cell>
          <table:table-cell office:value-type="float" office:value="51883" table:style-name="ce8">
            <text:p>51.883</text:p>
          </table:table-cell>
          <table:table-cell office:value-type="percentage" office:value="0.66023185676291307" table:style-name="ce75">
            <text:p>66,0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9491" table:style-name="ce8">
            <text:p>139.491</text:p>
          </table:table-cell>
          <table:table-cell office:value-type="percentage" office:value="0.78552402619708639" table:style-name="ce75">
            <text:p>78,6%</text:p>
          </table:table-cell>
          <table:table-cell office:value-type="float" office:value="122914" table:style-name="ce8">
            <text:p>122.914</text:p>
          </table:table-cell>
          <table:table-cell office:value-type="percentage" office:value="0.69217297285121382" table:style-name="ce75">
            <text:p>69,2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7013" table:style-name="ce8">
            <text:p>17.013</text:p>
          </table:table-cell>
          <table:table-cell office:value-type="percentage" office:value="0.66988226955939678" table:style-name="ce75">
            <text:p>67,0%</text:p>
          </table:table-cell>
          <table:table-cell office:value-type="float" office:value="14762" table:style-name="ce8">
            <text:p>14.762</text:p>
          </table:table-cell>
          <table:table-cell office:value-type="percentage" office:value="0.58124975390794187" table:style-name="ce75">
            <text:p>58,1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8093" table:style-name="ce8">
            <text:p>268.093</text:p>
          </table:table-cell>
          <table:table-cell office:value-type="percentage" office:value="0.47247301405472086" table:style-name="ce75">
            <text:p>47,2%</text:p>
          </table:table-cell>
          <table:table-cell office:value-type="float" office:value="236464" table:style-name="ce8">
            <text:p>236.464</text:p>
          </table:table-cell>
          <table:table-cell office:value-type="percentage" office:value="0.41673172665991098" table:style-name="ce75">
            <text:p>41,7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991" table:style-name="ce8">
            <text:p>71.991</text:p>
          </table:table-cell>
          <table:table-cell office:value-type="percentage" office:value="0.51514869622463288" table:style-name="ce75">
            <text:p>51,5%</text:p>
          </table:table-cell>
          <table:table-cell office:value-type="float" office:value="51451" table:style-name="ce8">
            <text:p>51.451</text:p>
          </table:table-cell>
          <table:table-cell office:value-type="percentage" office:value="0.36816984858459512" table:style-name="ce75">
            <text:p>36,8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679" table:style-name="ce8">
            <text:p>29.679</text:p>
          </table:table-cell>
          <table:table-cell office:value-type="percentage" office:value="0.52593432687707109" table:style-name="ce75">
            <text:p>52,6%</text:p>
          </table:table-cell>
          <table:table-cell office:value-type="float" office:value="25992" table:style-name="ce8">
            <text:p>25.992</text:p>
          </table:table-cell>
          <table:table-cell office:value-type="percentage" office:value="0.46059789831830023" table:style-name="ce75">
            <text:p>46,1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738" table:style-name="ce8">
            <text:p>86.738</text:p>
          </table:table-cell>
          <table:table-cell office:value-type="percentage" office:value="0.50968985415271073" table:style-name="ce75">
            <text:p>51,0%</text:p>
          </table:table-cell>
          <table:table-cell office:value-type="float" office:value="69207" table:style-name="ce8">
            <text:p>69.207</text:p>
          </table:table-cell>
          <table:table-cell office:value-type="percentage" office:value="0.40667418820294043" table:style-name="ce75">
            <text:p>40,7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8" table:style-name="ce8">
            <text:p>3.238</text:p>
          </table:table-cell>
          <table:table-cell office:value-type="percentage" office:value="0.35191826975328766" table:style-name="ce75">
            <text:p>35,2%</text:p>
          </table:table-cell>
          <table:table-cell office:value-type="float" office:value="2269" table:style-name="ce8">
            <text:p>2.269</text:p>
          </table:table-cell>
          <table:table-cell office:value-type="percentage" office:value="0.24660363004021302" table:style-name="ce75">
            <text:p>24,7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52" table:style-name="ce8">
            <text:p>3.652</text:p>
          </table:table-cell>
          <table:table-cell office:value-type="percentage" office:value="0.32978147011016795" table:style-name="ce75">
            <text:p>33,0%</text:p>
          </table:table-cell>
          <table:table-cell office:value-type="float" office:value="2173" table:style-name="ce8">
            <text:p>2.173</text:p>
          </table:table-cell>
          <table:table-cell office:value-type="percentage" office:value="0.19622539281199206" table:style-name="ce75">
            <text:p>19,6%</text:p>
          </table:table-cell>
          <table:table-cell office:value-type="date" office:date-value="2022-07-27T00:00:00" table:style-name="ce11">
            <text:p>27/07/2022</text:p>
          </table:table-cell>
          <table:table-cell table:number-columns-repeated="16377"/>
        </table:table-row>
        <table:table-row table:style-name="ro5">
          <table:table-cell office:value-type="string" table:style-name="ce77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5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5">
            <text:p>-</text:p>
          </table:table-cell>
          <table:table-cell office:value-type="date" office:date-value="2022-07-21T00:00:00" table:style-name="ce11">
            <text:p>21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5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5">
            <text:p>-</text:p>
          </table:table-cell>
          <table:table-cell office:value-type="date" office:date-value="2022-07-08T00:00:00" table:style-name="ce11">
            <text:p>08/07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Totales</text:p>
          </table:table-cell>
          <table:table-cell office:value-type="float" office:value="3815164" table:style-name="ce80">
            <text:p>3.815.164</text:p>
          </table:table-cell>
          <table:table-cell office:value-type="float" office:value="2109485" table:style-name="ce80">
            <text:p>2.109.485</text:p>
          </table:table-cell>
          <table:table-cell office:value-type="percentage" office:value="0.55292118503948984" table:style-name="ce81">
            <text:p>55,3%</text:p>
          </table:table-cell>
          <table:table-cell office:value-type="float" office:value="1726068" table:style-name="ce80">
            <text:p>1.726.068</text:p>
          </table:table-cell>
          <table:table-cell office:value-type="percentage" office:value="0.45242301510498634" table:style-name="ce81">
            <text:p>45,2%</text:p>
          </table:table-cell>
          <table:table-cell table:style-name="ce80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Hernández Benito. Carlos</dc:creator>
    <meta:creation-date>2021-10-19T15:41:35Z</meta:creation-date>
    <dc:date>2022-07-29T06:54:54Z</dc:date>
  </office:meta>
</office:document-meta>
</file>